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9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028in" svg:height="6.463in" svg:x="0.5606in" svg:y="30.8811in">
            <draw:object draw:notify-on-update-of-ranges="Sheet1.A161:Sheet1.A161 Sheet1.A162:Sheet1.A169 Sheet1.B161:Sheet1.B161 Sheet1.B162:Sheet1.B169 Sheet1.C161:Sheet1.C161 Sheet1.C162:Sheet1.C169 Sheet1.D161:Sheet1.D161 Sheet1.D162:Sheet1.D169 Sheet1.E161:Sheet1.E161 Sheet1.E162:Sheet1.E169 Sheet1.F161:Sheet1.F161 Sheet1.F162:Sheet1.F169 Sheet1.G161:Sheet1.G161 Sheet1.G162:Sheet1.G169 Sheet1.H161:Sheet1.H161 Sheet1.H162:Sheet1.H169 Sheet1.I161:Sheet1.I161 Sheet1.I162:Sheet1.I169 Sheet1.J161:Sheet1.J161 Sheet1.J162:Sheet1.J1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BasketballPass__QP_32_nF_8_MSizeL1_8192_AssL1_1_MSizeLL_4194304_AssLL_1_Word_32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TComRdCost::xCalcHADs8x8</text:p>
          </table:table-cell>
          <table:table-cell office:value-type="float" office:value="27763341108" calcext:value-type="float">
            <text:p>27763341108</text:p>
          </table:table-cell>
          <table:table-cell office:value-type="float" office:value="10466032024" calcext:value-type="float">
            <text:p>10466032024</text:p>
          </table:table-cell>
          <table:table-cell office:value-type="float" office:value="6625049828" calcext:value-type="float">
            <text:p>6625049828</text:p>
          </table:table-cell>
          <table:table-cell office:value-type="float" office:value="553648" calcext:value-type="float">
            <text:p>553648</text:p>
          </table:table-cell>
          <table:table-cell office:value-type="float" office:value="100340660" calcext:value-type="float">
            <text:p>100340660</text:p>
          </table:table-cell>
          <table:table-cell office:value-type="float" office:value="28678042" calcext:value-type="float">
            <text:p>28678042</text:p>
          </table:table-cell>
          <table:table-cell office:value-type="float" office:value="3971" calcext:value-type="float">
            <text:p>3971</text:p>
          </table:table-cell>
          <table:table-cell office:value-type="float" office:value="8093" calcext:value-type="float">
            <text:p>8093</text:p>
          </table:table-cell>
          <table:table-cell office:value-type="float" office:value="212748" calcext:value-type="float">
            <text:p>212748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9757294456" calcext:value-type="float">
            <text:p>19757294456</text:p>
          </table:table-cell>
          <table:table-cell office:value-type="float" office:value="11592822444" calcext:value-type="float">
            <text:p>11592822444</text:p>
          </table:table-cell>
          <table:table-cell office:value-type="float" office:value="779155716" calcext:value-type="float">
            <text:p>779155716</text:p>
          </table:table-cell>
          <table:table-cell office:value-type="float" office:value="635802" calcext:value-type="float">
            <text:p>635802</text:p>
          </table:table-cell>
          <table:table-cell office:value-type="float" office:value="123322442" calcext:value-type="float">
            <text:p>123322442</text:p>
          </table:table-cell>
          <table:table-cell office:value-type="float" office:value="57833929" calcext:value-type="float">
            <text:p>57833929</text:p>
          </table:table-cell>
          <table:table-cell office:value-type="float" office:value="3968" calcext:value-type="float">
            <text:p>3968</text:p>
          </table:table-cell>
          <table:table-cell office:value-type="float" office:value="21446" calcext:value-type="float">
            <text:p>21446</text:p>
          </table:table-cell>
          <table:table-cell office:value-type="float" office:value="98092" calcext:value-type="float">
            <text:p>98092</text:p>
          </table:table-cell>
        </table:table-row>
        <table:table-row table:style-name="ro1">
          <table:table-cell office:value-type="string" calcext:value-type="string">
            <text:p>TComTrQuant::xRateDistOptQuant</text:p>
          </table:table-cell>
          <table:table-cell office:value-type="float" office:value="10522510031" calcext:value-type="float">
            <text:p>10522510031</text:p>
          </table:table-cell>
          <table:table-cell office:value-type="float" office:value="3955256291" calcext:value-type="float">
            <text:p>3955256291</text:p>
          </table:table-cell>
          <table:table-cell office:value-type="float" office:value="2344436686" calcext:value-type="float">
            <text:p>2344436686</text:p>
          </table:table-cell>
          <table:table-cell office:value-type="float" office:value="24876344" calcext:value-type="float">
            <text:p>24876344</text:p>
          </table:table-cell>
          <table:table-cell office:value-type="float" office:value="204315212" calcext:value-type="float">
            <text:p>204315212</text:p>
          </table:table-cell>
          <table:table-cell office:value-type="float" office:value="230853601" calcext:value-type="float">
            <text:p>230853601</text:p>
          </table:table-cell>
          <table:table-cell office:value-type="float" office:value="25715" calcext:value-type="float">
            <text:p>25715</text:p>
          </table:table-cell>
          <table:table-cell office:value-type="float" office:value="18772" calcext:value-type="float">
            <text:p>18772</text:p>
          </table:table-cell>
          <table:table-cell office:value-type="float" office:value="281351" calcext:value-type="float">
            <text:p>281351</text:p>
          </table:table-cell>
        </table:table-row>
        <table:table-row table:style-name="ro1">
          <table:table-cell office:value-type="string" calcext:value-type="string">
            <text:p>TComInterpolationFilter::filterHor</text:p>
          </table:table-cell>
          <table:table-cell office:value-type="float" office:value="10436748445" calcext:value-type="float">
            <text:p>10436748445</text:p>
          </table:table-cell>
          <table:table-cell office:value-type="float" office:value="5667879641" calcext:value-type="float">
            <text:p>5667879641</text:p>
          </table:table-cell>
          <table:table-cell office:value-type="float" office:value="534495194" calcext:value-type="float">
            <text:p>534495194</text:p>
          </table:table-cell>
          <table:table-cell office:value-type="float" office:value="1429653" calcext:value-type="float">
            <text:p>1429653</text:p>
          </table:table-cell>
          <table:table-cell office:value-type="float" office:value="52604051" calcext:value-type="float">
            <text:p>52604051</text:p>
          </table:table-cell>
          <table:table-cell office:value-type="float" office:value="43745966" calcext:value-type="float">
            <text:p>43745966</text:p>
          </table:table-cell>
          <table:table-cell office:value-type="float" office:value="6982" calcext:value-type="float">
            <text:p>6982</text:p>
          </table:table-cell>
          <table:table-cell office:value-type="float" office:value="773601" calcext:value-type="float">
            <text:p>773601</text:p>
          </table:table-cell>
          <table:table-cell office:value-type="float" office:value="72331" calcext:value-type="float">
            <text:p>72331</text:p>
          </table:table-cell>
        </table:table-row>
        <table:table-row table:style-name="ro1">
          <table:table-cell office:value-type="string" calcext:value-type="string">
            <text:p>TComRdCost::xGetSAD16</text:p>
          </table:table-cell>
          <table:table-cell office:value-type="float" office:value="4664437380" calcext:value-type="float">
            <text:p>4664437380</text:p>
          </table:table-cell>
          <table:table-cell office:value-type="float" office:value="1260940210" calcext:value-type="float">
            <text:p>1260940210</text:p>
          </table:table-cell>
          <table:table-cell office:value-type="float" office:value="81363790" calcext:value-type="float">
            <text:p>81363790</text:p>
          </table:table-cell>
          <table:table-cell office:value-type="float" office:value="89452" calcext:value-type="float">
            <text:p>89452</text:p>
          </table:table-cell>
          <table:table-cell office:value-type="float" office:value="21143658" calcext:value-type="float">
            <text:p>21143658</text:p>
          </table:table-cell>
          <table:table-cell office:value-type="float" office:value="511679" calcext:value-type="float">
            <text:p>511679</text:p>
          </table:table-cell>
          <table:table-cell office:value-type="float" office:value="1658" calcext:value-type="float">
            <text:p>1658</text:p>
          </table:table-cell>
          <table:table-cell office:value-type="float" office:value="168368" calcext:value-type="float">
            <text:p>16836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TComRdCost::xGetSAD8</text:p>
          </table:table-cell>
          <table:table-cell office:value-type="float" office:value="4489374160" calcext:value-type="float">
            <text:p>4489374160</text:p>
          </table:table-cell>
          <table:table-cell office:value-type="float" office:value="1294745092" calcext:value-type="float">
            <text:p>1294745092</text:p>
          </table:table-cell>
          <table:table-cell office:value-type="float" office:value="160573652" calcext:value-type="float">
            <text:p>160573652</text:p>
          </table:table-cell>
          <table:table-cell office:value-type="float" office:value="325016" calcext:value-type="float">
            <text:p>325016</text:p>
          </table:table-cell>
          <table:table-cell office:value-type="float" office:value="23452486" calcext:value-type="float">
            <text:p>23452486</text:p>
          </table:table-cell>
          <table:table-cell office:value-type="float" office:value="1205089" calcext:value-type="float">
            <text:p>1205089</text:p>
          </table:table-cell>
          <table:table-cell office:value-type="float" office:value="2160" calcext:value-type="float">
            <text:p>2160</text:p>
          </table:table-cell>
          <table:table-cell office:value-type="float" office:value="300992" calcext:value-type="float">
            <text:p>30099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TComInterpolationFilter::filterCopy</text:p>
          </table:table-cell>
          <table:table-cell office:value-type="float" office:value="4281301536" calcext:value-type="float">
            <text:p>4281301536</text:p>
          </table:table-cell>
          <table:table-cell office:value-type="float" office:value="1101137362" calcext:value-type="float">
            <text:p>1101137362</text:p>
          </table:table-cell>
          <table:table-cell office:value-type="float" office:value="437795044" calcext:value-type="float">
            <text:p>437795044</text:p>
          </table:table-cell>
          <table:table-cell office:value-type="float" office:value="767161" calcext:value-type="float">
            <text:p>767161</text:p>
          </table:table-cell>
          <table:table-cell office:value-type="float" office:value="32446369" calcext:value-type="float">
            <text:p>32446369</text:p>
          </table:table-cell>
          <table:table-cell office:value-type="float" office:value="46678501" calcext:value-type="float">
            <text:p>46678501</text:p>
          </table:table-cell>
          <table:table-cell office:value-type="float" office:value="4817" calcext:value-type="float">
            <text:p>4817</text:p>
          </table:table-cell>
          <table:table-cell office:value-type="float" office:value="711994" calcext:value-type="float">
            <text:p>711994</text:p>
          </table:table-cell>
          <table:table-cell office:value-type="float" office:value="107654" calcext:value-type="float">
            <text:p>107654</text:p>
          </table:table-cell>
        </table:table-row>
        <table:table-row table:style-name="ro1">
          <table:table-cell office:value-type="string" calcext:value-type="string">
            <text:p>TComRdCost::xGetSAD32</text:p>
          </table:table-cell>
          <table:table-cell office:value-type="float" office:value="3371098110" calcext:value-type="float">
            <text:p>3371098110</text:p>
          </table:table-cell>
          <table:table-cell office:value-type="float" office:value="876497285" calcext:value-type="float">
            <text:p>876497285</text:p>
          </table:table-cell>
          <table:table-cell office:value-type="float" office:value="25217735" calcext:value-type="float">
            <text:p>25217735</text:p>
          </table:table-cell>
          <table:table-cell office:value-type="float" office:value="39549" calcext:value-type="float">
            <text:p>39549</text:p>
          </table:table-cell>
          <table:table-cell office:value-type="float" office:value="21010652" calcext:value-type="float">
            <text:p>21010652</text:p>
          </table:table-cell>
          <table:table-cell office:value-type="float" office:value="330566" calcext:value-type="float">
            <text:p>330566</text:p>
          </table:table-cell>
          <table:table-cell office:value-type="float" office:value="1144" calcext:value-type="float">
            <text:p>1144</text:p>
          </table:table-cell>
          <table:table-cell office:value-type="float" office:value="123784" calcext:value-type="float">
            <text:p>123784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TComRdCost::xCalcHADs4x4</text:p>
          </table:table-cell>
          <table:table-cell office:value-type="float" office:value="2888209760" calcext:value-type="float">
            <text:p>2888209760</text:p>
          </table:table-cell>
          <table:table-cell office:value-type="float" office:value="1071677832" calcext:value-type="float">
            <text:p>1071677832</text:p>
          </table:table-cell>
          <table:table-cell office:value-type="float" office:value="623245264" calcext:value-type="float">
            <text:p>623245264</text:p>
          </table:table-cell>
          <table:table-cell office:value-type="float" office:value="907772" calcext:value-type="float">
            <text:p>907772</text:p>
          </table:table-cell>
          <table:table-cell office:value-type="float" office:value="7815727" calcext:value-type="float">
            <text:p>7815727</text:p>
          </table:table-cell>
          <table:table-cell office:value-type="float" office:value="1584927" calcext:value-type="float">
            <text:p>1584927</text:p>
          </table:table-cell>
          <table:table-cell office:value-type="float" office:value="4563" calcext:value-type="float">
            <text:p>4563</text:p>
          </table:table-cell>
          <table:table-cell office:value-type="float" office:value="1331" calcext:value-type="float">
            <text:p>1331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ssse3</text:p>
          </table:table-cell>
          <table:table-cell office:value-type="float" office:value="2645403894" calcext:value-type="float">
            <text:p>2645403894</text:p>
          </table:table-cell>
          <table:table-cell office:value-type="float" office:value="886719244" calcext:value-type="float">
            <text:p>886719244</text:p>
          </table:table-cell>
          <table:table-cell office:value-type="float" office:value="715935593" calcext:value-type="float">
            <text:p>715935593</text:p>
          </table:table-cell>
          <table:table-cell office:value-type="float" office:value="3283026" calcext:value-type="float">
            <text:p>3283026</text:p>
          </table:table-cell>
          <table:table-cell office:value-type="float" office:value="199533968" calcext:value-type="float">
            <text:p>199533968</text:p>
          </table:table-cell>
          <table:table-cell office:value-type="float" office:value="189211440" calcext:value-type="float">
            <text:p>189211440</text:p>
          </table:table-cell>
          <table:table-cell office:value-type="float" office:value="25162" calcext:value-type="float">
            <text:p>25162</text:p>
          </table:table-cell>
          <table:table-cell office:value-type="float" office:value="1786980" calcext:value-type="float">
            <text:p>1786980</text:p>
          </table:table-cell>
          <table:table-cell office:value-type="float" office:value="1437512" calcext:value-type="float">
            <text:p>1437512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sse2</text:p>
          </table:table-cell>
          <table:table-cell office:value-type="float" office:value="2310080666" calcext:value-type="float">
            <text:p>2310080666</text:p>
          </table:table-cell>
          <table:table-cell office:value-type="float" office:value="325925407" calcext:value-type="float">
            <text:p>325925407</text:p>
          </table:table-cell>
          <table:table-cell office:value-type="float" office:value="1085583250" calcext:value-type="float">
            <text:p>1085583250</text:p>
          </table:table-cell>
          <table:table-cell office:value-type="float" office:value="3717582" calcext:value-type="float">
            <text:p>3717582</text:p>
          </table:table-cell>
          <table:table-cell office:value-type="float" office:value="17888736" calcext:value-type="float">
            <text:p>17888736</text:p>
          </table:table-cell>
          <table:table-cell office:value-type="float" office:value="418915332" calcext:value-type="float">
            <text:p>418915332</text:p>
          </table:table-cell>
          <table:table-cell office:value-type="float" office:value="8556" calcext:value-type="float">
            <text:p>8556</text:p>
          </table:table-cell>
          <table:table-cell office:value-type="float" office:value="165896" calcext:value-type="float">
            <text:p>165896</text:p>
          </table:table-cell>
          <table:table-cell office:value-type="float" office:value="717742" calcext:value-type="float">
            <text:p>717742</text:p>
          </table:table-cell>
        </table:table-row>
        <table:table-row table:style-name="ro1">
          <table:table-cell office:value-type="string" calcext:value-type="string">
            <text:p>TComRdCost::xGetSAD64</text:p>
          </table:table-cell>
          <table:table-cell office:value-type="float" office:value="1609004826" calcext:value-type="float">
            <text:p>1609004826</text:p>
          </table:table-cell>
          <table:table-cell office:value-type="float" office:value="409951917" calcext:value-type="float">
            <text:p>409951917</text:p>
          </table:table-cell>
          <table:table-cell office:value-type="float" office:value="4876323" calcext:value-type="float">
            <text:p>4876323</text:p>
          </table:table-cell>
          <table:table-cell office:value-type="float" office:value="12972" calcext:value-type="float">
            <text:p>12972</text:p>
          </table:table-cell>
          <table:table-cell office:value-type="float" office:value="16355687" calcext:value-type="float">
            <text:p>16355687</text:p>
          </table:table-cell>
          <table:table-cell office:value-type="float" office:value="139373" calcext:value-type="float">
            <text:p>139373</text:p>
          </table:table-cell>
          <table:table-cell office:value-type="float" office:value="659" calcext:value-type="float">
            <text:p>659</text:p>
          </table:table-cell>
          <table:table-cell office:value-type="float" office:value="55248" calcext:value-type="float">
            <text:p>55248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1371686767" calcext:value-type="float">
            <text:p>1371686767</text:p>
          </table:table-cell>
          <table:table-cell office:value-type="float" office:value="537847409" calcext:value-type="float">
            <text:p>537847409</text:p>
          </table:table-cell>
          <table:table-cell office:value-type="float" office:value="456708205" calcext:value-type="float">
            <text:p>456708205</text:p>
          </table:table-cell>
          <table:table-cell office:value-type="float" office:value="13589056" calcext:value-type="float">
            <text:p>13589056</text:p>
          </table:table-cell>
          <table:table-cell office:value-type="float" office:value="80671581" calcext:value-type="float">
            <text:p>80671581</text:p>
          </table:table-cell>
          <table:table-cell office:value-type="float" office:value="20256478" calcext:value-type="float">
            <text:p>20256478</text:p>
          </table:table-cell>
          <table:table-cell office:value-type="float" office:value="8226" calcext:value-type="float">
            <text:p>8226</text:p>
          </table:table-cell>
          <table:table-cell office:value-type="float" office:value="2213" calcext:value-type="float">
            <text:p>2213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office:value-type="string" calcext:value-type="string">
            <text:p>TComTrQuant::getSigCtxInc</text:p>
          </table:table-cell>
          <table:table-cell office:value-type="float" office:value="991323875" calcext:value-type="float">
            <text:p>991323875</text:p>
          </table:table-cell>
          <table:table-cell office:value-type="float" office:value="306608975" calcext:value-type="float">
            <text:p>306608975</text:p>
          </table:table-cell>
          <table:table-cell office:value-type="float" office:value="81272464" calcext:value-type="float">
            <text:p>81272464</text:p>
          </table:table-cell>
          <table:table-cell office:value-type="float" office:value="223927" calcext:value-type="float">
            <text:p>223927</text:p>
          </table:table-cell>
          <table:table-cell office:value-type="float" office:value="11666181" calcext:value-type="float">
            <text:p>11666181</text:p>
          </table:table-cell>
          <table:table-cell office:value-type="float" office:value="2092037" calcext:value-type="float">
            <text:p>2092037</text:p>
          </table:table-cell>
          <table:table-cell office:value-type="float" office:value="173" calcext:value-type="float">
            <text:p>17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16</text:p>
          </table:table-cell>
          <table:table-cell office:value-type="float" office:value="972515340" calcext:value-type="float">
            <text:p>972515340</text:p>
          </table:table-cell>
          <table:table-cell office:value-type="float" office:value="523881120" calcext:value-type="float">
            <text:p>523881120</text:p>
          </table:table-cell>
          <table:table-cell office:value-type="float" office:value="87855840" calcext:value-type="float">
            <text:p>87855840</text:p>
          </table:table-cell>
          <table:table-cell office:value-type="float" office:value="850167" calcext:value-type="float">
            <text:p>850167</text:p>
          </table:table-cell>
          <table:table-cell office:value-type="float" office:value="3582717" calcext:value-type="float">
            <text:p>3582717</text:p>
          </table:table-cell>
          <table:table-cell office:value-type="float" office:value="6216155" calcext:value-type="float">
            <text:p>6216155</text:p>
          </table:table-cell>
          <table:table-cell office:value-type="float" office:value="3057" calcext:value-type="float">
            <text:p>3057</text:p>
          </table:table-cell>
          <table:table-cell office:value-type="float" office:value="1257" calcext:value-type="float">
            <text:p>1257</text:p>
          </table:table-cell>
          <table:table-cell office:value-type="float" office:value="15439" calcext:value-type="float">
            <text:p>15439</text:p>
          </table:table-cell>
        </table:table-row>
        <table:table-row table:style-name="ro1">
          <table:table-cell office:value-type="string" calcext:value-type="string">
            <text:p>TComInterpolationFilter::filterVer</text:p>
          </table:table-cell>
          <table:table-cell office:value-type="float" office:value="948999809" calcext:value-type="float">
            <text:p>948999809</text:p>
          </table:table-cell>
          <table:table-cell office:value-type="float" office:value="497416539" calcext:value-type="float">
            <text:p>497416539</text:p>
          </table:table-cell>
          <table:table-cell office:value-type="float" office:value="103178400" calcext:value-type="float">
            <text:p>103178400</text:p>
          </table:table-cell>
          <table:table-cell office:value-type="float" office:value="1503960" calcext:value-type="float">
            <text:p>1503960</text:p>
          </table:table-cell>
          <table:table-cell office:value-type="float" office:value="7181799" calcext:value-type="float">
            <text:p>7181799</text:p>
          </table:table-cell>
          <table:table-cell office:value-type="float" office:value="4017464" calcext:value-type="float">
            <text:p>4017464</text:p>
          </table:table-cell>
          <table:table-cell office:value-type="float" office:value="9121" calcext:value-type="float">
            <text:p>9121</text:p>
          </table:table-cell>
          <table:table-cell office:value-type="float" office:value="22875" calcext:value-type="float">
            <text:p>22875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partialButterfly32</text:p>
          </table:table-cell>
          <table:table-cell office:value-type="float" office:value="911246688" calcext:value-type="float">
            <text:p>911246688</text:p>
          </table:table-cell>
          <table:table-cell office:value-type="float" office:value="522145536" calcext:value-type="float">
            <text:p>522145536</text:p>
          </table:table-cell>
          <table:table-cell office:value-type="float" office:value="54774720" calcext:value-type="float">
            <text:p>54774720</text:p>
          </table:table-cell>
          <table:table-cell office:value-type="float" office:value="332349" calcext:value-type="float">
            <text:p>332349</text:p>
          </table:table-cell>
          <table:table-cell office:value-type="float" office:value="6200710" calcext:value-type="float">
            <text:p>6200710</text:p>
          </table:table-cell>
          <table:table-cell office:value-type="float" office:value="4652070" calcext:value-type="float">
            <text:p>4652070</text:p>
          </table:table-cell>
          <table:table-cell office:value-type="float" office:value="2574" calcext:value-type="float">
            <text:p>2574</text:p>
          </table:table-cell>
          <table:table-cell office:value-type="float" office:value="2414" calcext:value-type="float">
            <text:p>2414</text:p>
          </table:table-cell>
          <table:table-cell office:value-type="float" office:value="98770" calcext:value-type="float">
            <text:p>98770</text:p>
          </table:table-cell>
        </table:table-row>
        <table:table-row table:style-name="ro1">
          <table:table-cell office:value-type="string" calcext:value-type="string">
            <text:p>TComRdCost::xGetHADs</text:p>
          </table:table-cell>
          <table:table-cell office:value-type="float" office:value="910025804" calcext:value-type="float">
            <text:p>910025804</text:p>
          </table:table-cell>
          <table:table-cell office:value-type="float" office:value="348413404" calcext:value-type="float">
            <text:p>348413404</text:p>
          </table:table-cell>
          <table:table-cell office:value-type="float" office:value="291337272" calcext:value-type="float">
            <text:p>291337272</text:p>
          </table:table-cell>
          <table:table-cell office:value-type="float" office:value="738470" calcext:value-type="float">
            <text:p>738470</text:p>
          </table:table-cell>
          <table:table-cell office:value-type="float" office:value="2597338" calcext:value-type="float">
            <text:p>2597338</text:p>
          </table:table-cell>
          <table:table-cell office:value-type="float" office:value="1977548" calcext:value-type="float">
            <text:p>1977548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ComponentBits</text:p>
          </table:table-cell>
          <table:table-cell office:value-type="float" office:value="823917508" calcext:value-type="float">
            <text:p>823917508</text:p>
          </table:table-cell>
          <table:table-cell office:value-type="float" office:value="89593416" calcext:value-type="float">
            <text:p>89593416</text:p>
          </table:table-cell>
          <table:table-cell office:value-type="float" office:value="0" calcext:value-type="float">
            <text:p>0</text:p>
          </table:table-cell>
          <table:table-cell office:value-type="float" office:value="74879" calcext:value-type="float">
            <text:p>7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4</text:p>
          </table:table-cell>
          <table:table-cell office:value-type="float" office:value="814935852" calcext:value-type="float">
            <text:p>814935852</text:p>
          </table:table-cell>
          <table:table-cell office:value-type="float" office:value="256045614" calcext:value-type="float">
            <text:p>256045614</text:p>
          </table:table-cell>
          <table:table-cell office:value-type="float" office:value="46693026" calcext:value-type="float">
            <text:p>46693026</text:p>
          </table:table-cell>
          <table:table-cell office:value-type="float" office:value="284558" calcext:value-type="float">
            <text:p>284558</text:p>
          </table:table-cell>
          <table:table-cell office:value-type="float" office:value="6955742" calcext:value-type="float">
            <text:p>6955742</text:p>
          </table:table-cell>
          <table:table-cell office:value-type="float" office:value="636341" calcext:value-type="float">
            <text:p>636341</text:p>
          </table:table-cell>
          <table:table-cell office:value-type="float" office:value="968" calcext:value-type="float">
            <text:p>968</text:p>
          </table:table-cell>
          <table:table-cell office:value-type="float" office:value="107555" calcext:value-type="float">
            <text:p>107555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partialButterfly8</text:p>
          </table:table-cell>
          <table:table-cell office:value-type="float" office:value="762999300" calcext:value-type="float">
            <text:p>762999300</text:p>
          </table:table-cell>
          <table:table-cell office:value-type="float" office:value="387105600" calcext:value-type="float">
            <text:p>387105600</text:p>
          </table:table-cell>
          <table:table-cell office:value-type="float" office:value="100317000" calcext:value-type="float">
            <text:p>100317000</text:p>
          </table:table-cell>
          <table:table-cell office:value-type="float" office:value="3808322" calcext:value-type="float">
            <text:p>3808322</text:p>
          </table:table-cell>
          <table:table-cell office:value-type="float" office:value="4629443" calcext:value-type="float">
            <text:p>4629443</text:p>
          </table:table-cell>
          <table:table-cell office:value-type="float" office:value="8734748" calcext:value-type="float">
            <text:p>8734748</text:p>
          </table:table-cell>
          <table:table-cell office:value-type="float" office:value="4019" calcext:value-type="float">
            <text:p>4019</text:p>
          </table:table-cell>
          <table:table-cell office:value-type="float" office:value="1518" calcext:value-type="float">
            <text:p>1518</text:p>
          </table:table-cell>
          <table:table-cell office:value-type="float" office:value="11354" calcext:value-type="float">
            <text:p>11354</text:p>
          </table:table-cell>
        </table:table-row>
        <table:table-row table:style-name="ro1">
          <table:table-cell office:value-type="string" calcext:value-type="string">
            <text:p>TEncSbac::codeCoeffNxN</text:p>
          </table:table-cell>
          <table:table-cell office:value-type="float" office:value="735258089" calcext:value-type="float">
            <text:p>735258089</text:p>
          </table:table-cell>
          <table:table-cell office:value-type="float" office:value="263033408" calcext:value-type="float">
            <text:p>263033408</text:p>
          </table:table-cell>
          <table:table-cell office:value-type="float" office:value="194053915" calcext:value-type="float">
            <text:p>194053915</text:p>
          </table:table-cell>
          <table:table-cell office:value-type="float" office:value="5905854" calcext:value-type="float">
            <text:p>5905854</text:p>
          </table:table-cell>
          <table:table-cell office:value-type="float" office:value="8135040" calcext:value-type="float">
            <text:p>8135040</text:p>
          </table:table-cell>
          <table:table-cell office:value-type="float" office:value="3701265" calcext:value-type="float">
            <text:p>3701265</text:p>
          </table:table-cell>
          <table:table-cell office:value-type="float" office:value="2146" calcext:value-type="float">
            <text:p>2146</text:p>
          </table:table-cell>
          <table:table-cell office:value-type="float" office:value="2317" calcext:value-type="float">
            <text:p>2317</text:p>
          </table:table-cell>
          <table:table-cell office:value-type="float" office:value="9981" calcext:value-type="float">
            <text:p>9981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set-sse2.S:__memset_chk_sse2</text:p>
          </table:table-cell>
          <table:table-cell office:value-type="float" office:value="706753672" calcext:value-type="float">
            <text:p>706753672</text:p>
          </table:table-cell>
          <table:table-cell office:value-type="float" office:value="149665324" calcext:value-type="float">
            <text:p>149665324</text:p>
          </table:table-cell>
          <table:table-cell office:value-type="float" office:value="205463776" calcext:value-type="float">
            <text:p>205463776</text:p>
          </table:table-cell>
          <table:table-cell office:value-type="float" office:value="1233385" calcext:value-type="float">
            <text:p>1233385</text:p>
          </table:table-cell>
          <table:table-cell office:value-type="float" office:value="3774352" calcext:value-type="float">
            <text:p>3774352</text:p>
          </table:table-cell>
          <table:table-cell office:value-type="float" office:value="88450138" calcext:value-type="float">
            <text:p>88450138</text:p>
          </table:table-cell>
          <table:table-cell office:value-type="float" office:value="169" calcext:value-type="float">
            <text:p>169</text:p>
          </table:table-cell>
          <table:table-cell office:value-type="float" office:value="6099" calcext:value-type="float">
            <text:p>6099</text:p>
          </table:table-cell>
          <table:table-cell office:value-type="float" office:value="498887" calcext:value-type="float">
            <text:p>498887</text:p>
          </table:table-cell>
        </table:table-row>
        <table:table-row table:style-name="ro1">
          <table:table-cell office:value-type="string" calcext:value-type="string">
            <text:p>partialButterflyInverse32</text:p>
          </table:table-cell>
          <table:table-cell office:value-type="float" office:value="622255632" calcext:value-type="float">
            <text:p>622255632</text:p>
          </table:table-cell>
          <table:table-cell office:value-type="float" office:value="342292512" calcext:value-type="float">
            <text:p>342292512</text:p>
          </table:table-cell>
          <table:table-cell office:value-type="float" office:value="44849760" calcext:value-type="float">
            <text:p>44849760</text:p>
          </table:table-cell>
          <table:table-cell office:value-type="float" office:value="246187" calcext:value-type="float">
            <text:p>246187</text:p>
          </table:table-cell>
          <table:table-cell office:value-type="float" office:value="2727978" calcext:value-type="float">
            <text:p>2727978</text:p>
          </table:table-cell>
          <table:table-cell office:value-type="float" office:value="1803900" calcext:value-type="float">
            <text:p>1803900</text:p>
          </table:table-cell>
          <table:table-cell office:value-type="float" office:value="2100" calcext:value-type="float">
            <text:p>2100</text:p>
          </table:table-cell>
          <table:table-cell office:value-type="float" office:value="1760" calcext:value-type="float">
            <text:p>1760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office:value-type="string" calcext:value-type="string">
            <text:p>TComPrediction::xPredIntraAng</text:p>
          </table:table-cell>
          <table:table-cell office:value-type="float" office:value="611156319" calcext:value-type="float">
            <text:p>611156319</text:p>
          </table:table-cell>
          <table:table-cell office:value-type="float" office:value="190096662" calcext:value-type="float">
            <text:p>190096662</text:p>
          </table:table-cell>
          <table:table-cell office:value-type="float" office:value="82741679" calcext:value-type="float">
            <text:p>82741679</text:p>
          </table:table-cell>
          <table:table-cell office:value-type="float" office:value="1551076" calcext:value-type="float">
            <text:p>1551076</text:p>
          </table:table-cell>
          <table:table-cell office:value-type="float" office:value="2743524" calcext:value-type="float">
            <text:p>2743524</text:p>
          </table:table-cell>
          <table:table-cell office:value-type="float" office:value="4423192" calcext:value-type="float">
            <text:p>4423192</text:p>
          </table:table-cell>
          <table:table-cell office:value-type="float" office:value="1946" calcext:value-type="float">
            <text:p>1946</text:p>
          </table:table-cell>
          <table:table-cell office:value-type="float" office:value="2568" calcext:value-type="float">
            <text:p>2568</text:p>
          </table:table-cell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string" calcext:value-type="string">
            <text:p>partialButterfly4</text:p>
          </table:table-cell>
          <table:table-cell office:value-type="float" office:value="558134256" calcext:value-type="float">
            <text:p>558134256</text:p>
          </table:table-cell>
          <table:table-cell office:value-type="float" office:value="257442000" calcext:value-type="float">
            <text:p>257442000</text:p>
          </table:table-cell>
          <table:table-cell office:value-type="float" office:value="98857728" calcext:value-type="float">
            <text:p>98857728</text:p>
          </table:table-cell>
          <table:table-cell office:value-type="float" office:value="634100" calcext:value-type="float">
            <text:p>634100</text:p>
          </table:table-cell>
          <table:table-cell office:value-type="float" office:value="2895397" calcext:value-type="float">
            <text:p>2895397</text:p>
          </table:table-cell>
          <table:table-cell office:value-type="float" office:value="6231393" calcext:value-type="float">
            <text:p>6231393</text:p>
          </table:table-cell>
          <table:table-cell office:value-type="float" office:value="1841" calcext:value-type="float">
            <text:p>1841</text:p>
          </table:table-cell>
          <table:table-cell office:value-type="float" office:value="196" calcext:value-type="float">
            <text:p>196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TEncSbac::estSignificantCoefficientsBit</text:p>
          </table:table-cell>
          <table:table-cell office:value-type="float" office:value="523181519" calcext:value-type="float">
            <text:p>523181519</text:p>
          </table:table-cell>
          <table:table-cell office:value-type="float" office:value="203173261" calcext:value-type="float">
            <text:p>203173261</text:p>
          </table:table-cell>
          <table:table-cell office:value-type="float" office:value="104687576" calcext:value-type="float">
            <text:p>104687576</text:p>
          </table:table-cell>
          <table:table-cell office:value-type="float" office:value="1089362" calcext:value-type="float">
            <text:p>1089362</text:p>
          </table:table-cell>
          <table:table-cell office:value-type="float" office:value="3493848" calcext:value-type="float">
            <text:p>3493848</text:p>
          </table:table-cell>
          <table:table-cell office:value-type="float" office:value="6144964" calcext:value-type="float">
            <text:p>6144964</text:p>
          </table:table-cell>
          <table:table-cell office:value-type="float" office:value="3702" calcext:value-type="float">
            <text:p>3702</text:p>
          </table:table-cell>
          <table:table-cell office:value-type="float" office:value="1514" calcext:value-type="float">
            <text:p>1514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__x86.get_pc_thunk.bx</text:p>
          </table:table-cell>
          <table:table-cell table:number-columns-repeated="2" office:value-type="float" office:value="520785658" calcext:value-type="float">
            <text:p>5207856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LastSignificantPositionBit</text:p>
          </table:table-cell>
          <table:table-cell office:value-type="float" office:value="517361638" calcext:value-type="float">
            <text:p>517361638</text:p>
          </table:table-cell>
          <table:table-cell office:value-type="float" office:value="207761949" calcext:value-type="float">
            <text:p>207761949</text:p>
          </table:table-cell>
          <table:table-cell office:value-type="float" office:value="84788617" calcext:value-type="float">
            <text:p>84788617</text:p>
          </table:table-cell>
          <table:table-cell office:value-type="float" office:value="3107667" calcext:value-type="float">
            <text:p>3107667</text:p>
          </table:table-cell>
          <table:table-cell office:value-type="float" office:value="7605535" calcext:value-type="float">
            <text:p>7605535</text:p>
          </table:table-cell>
          <table:table-cell office:value-type="float" office:value="4832493" calcext:value-type="float">
            <text:p>4832493</text:p>
          </table:table-cell>
          <table:table-cell office:value-type="float" office:value="3071" calcext:value-type="float">
            <text:p>3071</text:p>
          </table:table-cell>
          <table:table-cell office:value-type="float" office:value="2853" calcext:value-type="float">
            <text:p>2853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TComPrediction::xPredInterBlk</text:p>
          </table:table-cell>
          <table:table-cell office:value-type="float" office:value="489180773" calcext:value-type="float">
            <text:p>489180773</text:p>
          </table:table-cell>
          <table:table-cell office:value-type="float" office:value="201485533" calcext:value-type="float">
            <text:p>201485533</text:p>
          </table:table-cell>
          <table:table-cell office:value-type="float" office:value="92431582" calcext:value-type="float">
            <text:p>92431582</text:p>
          </table:table-cell>
          <table:table-cell office:value-type="float" office:value="1479237" calcext:value-type="float">
            <text:p>1479237</text:p>
          </table:table-cell>
          <table:table-cell office:value-type="float" office:value="15045460" calcext:value-type="float">
            <text:p>15045460</text:p>
          </table:table-cell>
          <table:table-cell office:value-type="float" office:value="3035045" calcext:value-type="float">
            <text:p>3035045</text:p>
          </table:table-cell>
          <table:table-cell office:value-type="float" office:value="8762" calcext:value-type="float">
            <text:p>8762</text:p>
          </table:table-cell>
          <table:table-cell office:value-type="float" office:value="21992" calcext:value-type="float">
            <text:p>2199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TComTrQuant::xT</text:p>
          </table:table-cell>
          <table:table-cell office:value-type="float" office:value="484047989" calcext:value-type="float">
            <text:p>484047989</text:p>
          </table:table-cell>
          <table:table-cell office:value-type="float" office:value="117426325" calcext:value-type="float">
            <text:p>117426325</text:p>
          </table:table-cell>
          <table:table-cell office:value-type="float" office:value="95696567" calcext:value-type="float">
            <text:p>95696567</text:p>
          </table:table-cell>
          <table:table-cell office:value-type="float" office:value="3286350" calcext:value-type="float">
            <text:p>3286350</text:p>
          </table:table-cell>
          <table:table-cell office:value-type="float" office:value="15200647" calcext:value-type="float">
            <text:p>15200647</text:p>
          </table:table-cell>
          <table:table-cell office:value-type="float" office:value="12698967" calcext:value-type="float">
            <text:p>12698967</text:p>
          </table:table-cell>
          <table:table-cell office:value-type="float" office:value="1512" calcext:value-type="float">
            <text:p>1512</text:p>
          </table:table-cell>
          <table:table-cell office:value-type="float" office:value="112" calcext:value-type="float">
            <text:p>112</text:p>
          </table:table-cell>
          <table:table-cell office:value-type="float" office:value="829711" calcext:value-type="float">
            <text:p>829711</text:p>
          </table:table-cell>
        </table:table-row>
        <table:table-row table:style-name="ro1">
          <table:table-cell office:value-type="string" calcext:value-type="string">
            <text:p>TEncSearch::xPatternRefinement</text:p>
          </table:table-cell>
          <table:table-cell office:value-type="float" office:value="469848234" calcext:value-type="float">
            <text:p>469848234</text:p>
          </table:table-cell>
          <table:table-cell office:value-type="float" office:value="180252157" calcext:value-type="float">
            <text:p>180252157</text:p>
          </table:table-cell>
          <table:table-cell office:value-type="float" office:value="107850786" calcext:value-type="float">
            <text:p>107850786</text:p>
          </table:table-cell>
          <table:table-cell office:value-type="float" office:value="676538" calcext:value-type="float">
            <text:p>676538</text:p>
          </table:table-cell>
          <table:table-cell office:value-type="float" office:value="19001292" calcext:value-type="float">
            <text:p>19001292</text:p>
          </table:table-cell>
          <table:table-cell office:value-type="float" office:value="12279354" calcext:value-type="float">
            <text:p>12279354</text:p>
          </table:table-cell>
          <table:table-cell office:value-type="float" office:value="4061" calcext:value-type="float">
            <text:p>4061</text:p>
          </table:table-cell>
          <table:table-cell office:value-type="float" office:value="4044" calcext:value-type="float">
            <text:p>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</text:p>
          </table:table-cell>
          <table:table-cell office:value-type="float" office:value="463231548" calcext:value-type="float">
            <text:p>463231548</text:p>
          </table:table-cell>
          <table:table-cell office:value-type="float" office:value="223037412" calcext:value-type="float">
            <text:p>223037412</text:p>
          </table:table-cell>
          <table:table-cell office:value-type="float" office:value="137253792" calcext:value-type="float">
            <text:p>137253792</text:p>
          </table:table-cell>
          <table:table-cell office:value-type="float" office:value="312761" calcext:value-type="float">
            <text:p>312761</text:p>
          </table:table-cell>
          <table:table-cell office:value-type="float" office:value="20149377" calcext:value-type="float">
            <text:p>20149377</text:p>
          </table:table-cell>
          <table:table-cell office:value-type="float" office:value="662941" calcext:value-type="float">
            <text:p>662941</text:p>
          </table:table-cell>
          <table:table-cell office:value-type="float" office:value="326" calcext:value-type="float">
            <text:p>326</text:p>
          </table:table-cell>
          <table:table-cell office:value-type="float" office:value="2161" calcext:value-type="float">
            <text:p>216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462698336" calcext:value-type="float">
            <text:p>462698336</text:p>
          </table:table-cell>
          <table:table-cell office:value-type="float" office:value="262499916" calcext:value-type="float">
            <text:p>262499916</text:p>
          </table:table-cell>
          <table:table-cell office:value-type="float" office:value="19909696" calcext:value-type="float">
            <text:p>19909696</text:p>
          </table:table-cell>
          <table:table-cell office:value-type="float" office:value="271986" calcext:value-type="float">
            <text:p>271986</text:p>
          </table:table-cell>
          <table:table-cell office:value-type="float" office:value="4554133" calcext:value-type="float">
            <text:p>4554133</text:p>
          </table:table-cell>
          <table:table-cell office:value-type="float" office:value="1458055" calcext:value-type="float">
            <text:p>1458055</text:p>
          </table:table-cell>
          <table:table-cell office:value-type="float" office:value="430" calcext:value-type="float">
            <text:p>430</text:p>
          </table:table-cell>
          <table:table-cell office:value-type="float" office:value="101981" calcext:value-type="float">
            <text:p>10198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TEncSearch::xTZSearchHelp</text:p>
          </table:table-cell>
          <table:table-cell office:value-type="float" office:value="438995528" calcext:value-type="float">
            <text:p>438995528</text:p>
          </table:table-cell>
          <table:table-cell office:value-type="float" office:value="185543848" calcext:value-type="float">
            <text:p>185543848</text:p>
          </table:table-cell>
          <table:table-cell office:value-type="float" office:value="137738590" calcext:value-type="float">
            <text:p>137738590</text:p>
          </table:table-cell>
          <table:table-cell office:value-type="float" office:value="1231943" calcext:value-type="float">
            <text:p>1231943</text:p>
          </table:table-cell>
          <table:table-cell office:value-type="float" office:value="13418853" calcext:value-type="float">
            <text:p>13418853</text:p>
          </table:table-cell>
          <table:table-cell office:value-type="float" office:value="307203" calcext:value-type="float">
            <text:p>307203</text:p>
          </table:table-cell>
          <table:table-cell office:value-type="float" office:value="3673" calcext:value-type="float">
            <text:p>3673</text:p>
          </table:table-cell>
          <table:table-cell office:value-type="float" office:value="25288" calcext:value-type="float">
            <text:p>25288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string" calcext:value-type="string">
            <text:p>TEncSearch::xIntraCodingTUBlock</text:p>
          </table:table-cell>
          <table:table-cell office:value-type="float" office:value="432114231" calcext:value-type="float">
            <text:p>432114231</text:p>
          </table:table-cell>
          <table:table-cell office:value-type="float" office:value="161134979" calcext:value-type="float">
            <text:p>161134979</text:p>
          </table:table-cell>
          <table:table-cell office:value-type="float" office:value="88363024" calcext:value-type="float">
            <text:p>88363024</text:p>
          </table:table-cell>
          <table:table-cell office:value-type="float" office:value="5524040" calcext:value-type="float">
            <text:p>5524040</text:p>
          </table:table-cell>
          <table:table-cell office:value-type="float" office:value="12167317" calcext:value-type="float">
            <text:p>12167317</text:p>
          </table:table-cell>
          <table:table-cell office:value-type="float" office:value="6185219" calcext:value-type="float">
            <text:p>6185219</text:p>
          </table:table-cell>
          <table:table-cell office:value-type="float" office:value="1636" calcext:value-type="float">
            <text:p>1636</text:p>
          </table:table-cell>
          <table:table-cell office:value-type="float" office:value="16190" calcext:value-type="float">
            <text:p>16190</text:p>
          </table:table-cell>
          <table:table-cell office:value-type="float" office:value="145577" calcext:value-type="float">
            <text:p>145577</text:p>
          </table:table-cell>
        </table:table-row>
        <table:table-row table:style-name="ro1">
          <table:table-cell office:value-type="string" calcext:value-type="string">
            <text:p>TComRdCost::xGetSSE4</text:p>
          </table:table-cell>
          <table:table-cell office:value-type="float" office:value="405998631" calcext:value-type="float">
            <text:p>405998631</text:p>
          </table:table-cell>
          <table:table-cell office:value-type="float" office:value="156701226" calcext:value-type="float">
            <text:p>156701226</text:p>
          </table:table-cell>
          <table:table-cell office:value-type="float" office:value="90221918" calcext:value-type="float">
            <text:p>90221918</text:p>
          </table:table-cell>
          <table:table-cell office:value-type="float" office:value="2267920" calcext:value-type="float">
            <text:p>2267920</text:p>
          </table:table-cell>
          <table:table-cell office:value-type="float" office:value="7728726" calcext:value-type="float">
            <text:p>7728726</text:p>
          </table:table-cell>
          <table:table-cell office:value-type="float" office:value="2372411" calcext:value-type="float">
            <text:p>2372411</text:p>
          </table:table-cell>
          <table:table-cell office:value-type="float" office:value="1549" calcext:value-type="float">
            <text:p>1549</text:p>
          </table:table-cell>
          <table:table-cell office:value-type="float" office:value="89" calcext:value-type="float">
            <text:p>8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TEncSearch::xPatternSearch</text:p>
          </table:table-cell>
          <table:table-cell office:value-type="float" office:value="370008357" calcext:value-type="float">
            <text:p>370008357</text:p>
          </table:table-cell>
          <table:table-cell office:value-type="float" office:value="145928874" calcext:value-type="float">
            <text:p>145928874</text:p>
          </table:table-cell>
          <table:table-cell office:value-type="float" office:value="128957405" calcext:value-type="float">
            <text:p>128957405</text:p>
          </table:table-cell>
          <table:table-cell office:value-type="float" office:value="292009" calcext:value-type="float">
            <text:p>292009</text:p>
          </table:table-cell>
          <table:table-cell office:value-type="float" office:value="17142798" calcext:value-type="float">
            <text:p>17142798</text:p>
          </table:table-cell>
          <table:table-cell office:value-type="float" office:value="16925331" calcext:value-type="float">
            <text:p>16925331</text:p>
          </table:table-cell>
          <table:table-cell office:value-type="float" office:value="3177" calcext:value-type="float">
            <text:p>3177</text:p>
          </table:table-cell>
          <table:table-cell office:value-type="float" office:value="6676" calcext:value-type="float">
            <text:p>6676</text:p>
          </table:table-cell>
          <table:table-cell office:value-type="float" office:value="17457" calcext:value-type="float">
            <text:p>17457</text:p>
          </table:table-cell>
        </table:table-row>
        <table:table-row table:style-name="ro1">
          <table:table-cell office:value-type="string" calcext:value-type="string">
            <text:p>TEncSbac::estSignificantMapBit</text:p>
          </table:table-cell>
          <table:table-cell office:value-type="float" office:value="353078016" calcext:value-type="float">
            <text:p>353078016</text:p>
          </table:table-cell>
          <table:table-cell office:value-type="float" office:value="130742064" calcext:value-type="float">
            <text:p>130742064</text:p>
          </table:table-cell>
          <table:table-cell office:value-type="float" office:value="62352798" calcext:value-type="float">
            <text:p>62352798</text:p>
          </table:table-cell>
          <table:table-cell office:value-type="float" office:value="3461620" calcext:value-type="float">
            <text:p>3461620</text:p>
          </table:table-cell>
          <table:table-cell office:value-type="float" office:value="11735319" calcext:value-type="float">
            <text:p>11735319</text:p>
          </table:table-cell>
          <table:table-cell office:value-type="float" office:value="7384286" calcext:value-type="float">
            <text:p>7384286</text:p>
          </table:table-cell>
          <table:table-cell office:value-type="float" office:value="2516" calcext:value-type="float">
            <text:p>2516</text:p>
          </table:table-cell>
          <table:table-cell office:value-type="float" office:value="907" calcext:value-type="float">
            <text:p>90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TComTrQuant::xDeQuant</text:p>
          </table:table-cell>
          <table:table-cell office:value-type="float" office:value="345628057" calcext:value-type="float">
            <text:p>345628057</text:p>
          </table:table-cell>
          <table:table-cell office:value-type="float" office:value="130963311" calcext:value-type="float">
            <text:p>130963311</text:p>
          </table:table-cell>
          <table:table-cell office:value-type="float" office:value="19122565" calcext:value-type="float">
            <text:p>19122565</text:p>
          </table:table-cell>
          <table:table-cell office:value-type="float" office:value="1023694" calcext:value-type="float">
            <text:p>1023694</text:p>
          </table:table-cell>
          <table:table-cell office:value-type="float" office:value="1640788" calcext:value-type="float">
            <text:p>1640788</text:p>
          </table:table-cell>
          <table:table-cell office:value-type="float" office:value="1926787" calcext:value-type="float">
            <text:p>192678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artialButterflyInverse16</text:p>
          </table:table-cell>
          <table:table-cell office:value-type="float" office:value="325802964" calcext:value-type="float">
            <text:p>325802964</text:p>
          </table:table-cell>
          <table:table-cell office:value-type="float" office:value="189959444" calcext:value-type="float">
            <text:p>189959444</text:p>
          </table:table-cell>
          <table:table-cell office:value-type="float" office:value="27205618" calcext:value-type="float">
            <text:p>27205618</text:p>
          </table:table-cell>
          <table:table-cell office:value-type="float" office:value="617925" calcext:value-type="float">
            <text:p>617925</text:p>
          </table:table-cell>
          <table:table-cell office:value-type="float" office:value="7088541" calcext:value-type="float">
            <text:p>7088541</text:p>
          </table:table-cell>
          <table:table-cell office:value-type="float" office:value="1981516" calcext:value-type="float">
            <text:p>1981516</text:p>
          </table:table-cell>
          <table:table-cell office:value-type="float" office:value="2211" calcext:value-type="float">
            <text:p>2211</text:p>
          </table:table-cell>
          <table:table-cell office:value-type="float" office:value="2270" calcext:value-type="float">
            <text:p>2270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TComTrQuant::transformNxN</text:p>
          </table:table-cell>
          <table:table-cell office:value-type="float" office:value="322992562" calcext:value-type="float">
            <text:p>322992562</text:p>
          </table:table-cell>
          <table:table-cell office:value-type="float" office:value="156212169" calcext:value-type="float">
            <text:p>156212169</text:p>
          </table:table-cell>
          <table:table-cell office:value-type="float" office:value="123787291" calcext:value-type="float">
            <text:p>123787291</text:p>
          </table:table-cell>
          <table:table-cell office:value-type="float" office:value="4856347" calcext:value-type="float">
            <text:p>4856347</text:p>
          </table:table-cell>
          <table:table-cell office:value-type="float" office:value="15695807" calcext:value-type="float">
            <text:p>15695807</text:p>
          </table:table-cell>
          <table:table-cell office:value-type="float" office:value="1862481" calcext:value-type="float">
            <text:p>1862481</text:p>
          </table:table-cell>
          <table:table-cell office:value-type="float" office:value="4026" calcext:value-type="float">
            <text:p>40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countNonZeroCoeffs</text:p>
          </table:table-cell>
          <table:table-cell office:value-type="float" office:value="318575976" calcext:value-type="float">
            <text:p>318575976</text:p>
          </table:table-cell>
          <table:table-cell office:value-type="float" office:value="36836136" calcext:value-type="float">
            <text:p>36836136</text:p>
          </table:table-cell>
          <table:table-cell office:value-type="float" office:value="809328" calcext:value-type="float">
            <text:p>809328</text:p>
          </table:table-cell>
          <table:table-cell office:value-type="float" office:value="89932" calcext:value-type="float">
            <text:p>89932</text:p>
          </table:table-cell>
          <table:table-cell office:value-type="float" office:value="3760056" calcext:value-type="float">
            <text:p>376005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46" calcext:value-type="float">
            <text:p>3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24</text:p>
          </table:table-cell>
          <table:table-cell office:value-type="float" office:value="316498310" calcext:value-type="float">
            <text:p>316498310</text:p>
          </table:table-cell>
          <table:table-cell office:value-type="float" office:value="83180995" calcext:value-type="float">
            <text:p>83180995</text:p>
          </table:table-cell>
          <table:table-cell office:value-type="float" office:value="2834605" calcext:value-type="float">
            <text:p>2834605</text:p>
          </table:table-cell>
          <table:table-cell office:value-type="float" office:value="4359" calcext:value-type="float">
            <text:p>4359</text:p>
          </table:table-cell>
          <table:table-cell office:value-type="float" office:value="1805645" calcext:value-type="float">
            <text:p>1805645</text:p>
          </table:table-cell>
          <table:table-cell office:value-type="float" office:value="32975" calcext:value-type="float">
            <text:p>32975</text:p>
          </table:table-cell>
          <table:table-cell office:value-type="float" office:value="314" calcext:value-type="float">
            <text:p>314</text:p>
          </table:table-cell>
          <table:table-cell office:value-type="float" office:value="11894" calcext:value-type="float">
            <text:p>1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addAvg</text:p>
          </table:table-cell>
          <table:table-cell office:value-type="float" office:value="313768568" calcext:value-type="float">
            <text:p>313768568</text:p>
          </table:table-cell>
          <table:table-cell office:value-type="float" office:value="119882884" calcext:value-type="float">
            <text:p>119882884</text:p>
          </table:table-cell>
          <table:table-cell office:value-type="float" office:value="26691882" calcext:value-type="float">
            <text:p>26691882</text:p>
          </table:table-cell>
          <table:table-cell office:value-type="float" office:value="515941" calcext:value-type="float">
            <text:p>515941</text:p>
          </table:table-cell>
          <table:table-cell office:value-type="float" office:value="3840269" calcext:value-type="float">
            <text:p>3840269</text:p>
          </table:table-cell>
          <table:table-cell office:value-type="float" office:value="1800207" calcext:value-type="float">
            <text:p>1800207</text:p>
          </table:table-cell>
          <table:table-cell office:value-type="float" office:value="6375" calcext:value-type="float">
            <text:p>6375</text:p>
          </table:table-cell>
          <table:table-cell office:value-type="float" office:value="221" calcext:value-type="float">
            <text:p>221</text:p>
          </table:table-cell>
          <table:table-cell office:value-type="float" office:value="2975" calcext:value-type="float">
            <text:p>2975</text:p>
          </table:table-cell>
        </table:table-row>
        <table:table-row table:style-name="ro1">
          <table:table-cell office:value-type="string" calcext:value-type="string">
            <text:p>TComYuv::addClip</text:p>
          </table:table-cell>
          <table:table-cell office:value-type="float" office:value="311028741" calcext:value-type="float">
            <text:p>311028741</text:p>
          </table:table-cell>
          <table:table-cell office:value-type="float" office:value="83622507" calcext:value-type="float">
            <text:p>83622507</text:p>
          </table:table-cell>
          <table:table-cell office:value-type="float" office:value="29107833" calcext:value-type="float">
            <text:p>29107833</text:p>
          </table:table-cell>
          <table:table-cell office:value-type="float" office:value="848456" calcext:value-type="float">
            <text:p>848456</text:p>
          </table:table-cell>
          <table:table-cell office:value-type="float" office:value="3045733" calcext:value-type="float">
            <text:p>3045733</text:p>
          </table:table-cell>
          <table:table-cell office:value-type="float" office:value="1567437" calcext:value-type="float">
            <text:p>1567437</text:p>
          </table:table-cell>
          <table:table-cell office:value-type="float" office:value="5739" calcext:value-type="float">
            <text:p>5739</text:p>
          </table:table-cell>
          <table:table-cell office:value-type="float" office:value="2002" calcext:value-type="float">
            <text:p>2002</text:p>
          </table:table-cell>
          <table:table-cell office:value-type="float" office:value="24788" calcext:value-type="float">
            <text:p>24788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strcat.S:0x0012694b</text:p>
          </table:table-cell>
          <table:table-cell table:number-columns-repeated="2" office:value-type="float" office:value="293807284" calcext:value-type="float">
            <text:p>293807284</text:p>
          </table:table-cell>
          <table:table-cell office:value-type="float" office:value="0" calcext:value-type="float">
            <text:p>0</text:p>
          </table:table-cell>
          <table:table-cell office:value-type="float" office:value="154853" calcext:value-type="float">
            <text:p>15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Yuv::removeHighFreq</text:p>
          </table:table-cell>
          <table:table-cell office:value-type="float" office:value="293377250" calcext:value-type="float">
            <text:p>293377250</text:p>
          </table:table-cell>
          <table:table-cell office:value-type="float" office:value="84950258" calcext:value-type="float">
            <text:p>84950258</text:p>
          </table:table-cell>
          <table:table-cell office:value-type="float" office:value="36338466" calcext:value-type="float">
            <text:p>36338466</text:p>
          </table:table-cell>
          <table:table-cell office:value-type="float" office:value="407670" calcext:value-type="float">
            <text:p>407670</text:p>
          </table:table-cell>
          <table:table-cell office:value-type="float" office:value="5652473" calcext:value-type="float">
            <text:p>5652473</text:p>
          </table:table-cell>
          <table:table-cell office:value-type="float" office:value="11472" calcext:value-type="float">
            <text:p>11472</text:p>
          </table:table-cell>
          <table:table-cell office:value-type="float" office:value="4463" calcext:value-type="float">
            <text:p>446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SE8</text:p>
          </table:table-cell>
          <table:table-cell office:value-type="float" office:value="278197491" calcext:value-type="float">
            <text:p>278197491</text:p>
          </table:table-cell>
          <table:table-cell office:value-type="float" office:value="117574314" calcext:value-type="float">
            <text:p>117574314</text:p>
          </table:table-cell>
          <table:table-cell office:value-type="float" office:value="100447347" calcext:value-type="float">
            <text:p>100447347</text:p>
          </table:table-cell>
          <table:table-cell office:value-type="float" office:value="2086970" calcext:value-type="float">
            <text:p>2086970</text:p>
          </table:table-cell>
          <table:table-cell office:value-type="float" office:value="3557286" calcext:value-type="float">
            <text:p>3557286</text:p>
          </table:table-cell>
          <table:table-cell office:value-type="float" office:value="722530" calcext:value-type="float">
            <text:p>722530</text:p>
          </table:table-cell>
          <table:table-cell office:value-type="float" office:value="2563" calcext:value-type="float">
            <text:p>2563</text:p>
          </table:table-cell>
          <table:table-cell office:value-type="float" office:value="1456" calcext:value-type="float">
            <text:p>145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TComRdCost::xGetSSE16</text:p>
          </table:table-cell>
          <table:table-cell office:value-type="float" office:value="277034011" calcext:value-type="float">
            <text:p>277034011</text:p>
          </table:table-cell>
          <table:table-cell office:value-type="float" office:value="120091799" calcext:value-type="float">
            <text:p>120091799</text:p>
          </table:table-cell>
          <table:table-cell office:value-type="float" office:value="111743809" calcext:value-type="float">
            <text:p>111743809</text:p>
          </table:table-cell>
          <table:table-cell office:value-type="float" office:value="814874" calcext:value-type="float">
            <text:p>814874</text:p>
          </table:table-cell>
          <table:table-cell office:value-type="float" office:value="3808576" calcext:value-type="float">
            <text:p>3808576</text:p>
          </table:table-cell>
          <table:table-cell office:value-type="float" office:value="538972" calcext:value-type="float">
            <text:p>538972</text:p>
          </table:table-cell>
          <table:table-cell office:value-type="float" office:value="1596" calcext:value-type="float">
            <text:p>1596</text:p>
          </table:table-cell>
          <table:table-cell office:value-type="float" office:value="268" calcext:value-type="float">
            <text:p>26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getTUEntropyCodingParameters</text:p>
          </table:table-cell>
          <table:table-cell office:value-type="float" office:value="274446691" calcext:value-type="float">
            <text:p>274446691</text:p>
          </table:table-cell>
          <table:table-cell office:value-type="float" office:value="117788071" calcext:value-type="float">
            <text:p>117788071</text:p>
          </table:table-cell>
          <table:table-cell office:value-type="float" office:value="67503439" calcext:value-type="float">
            <text:p>67503439</text:p>
          </table:table-cell>
          <table:table-cell office:value-type="float" office:value="2423813" calcext:value-type="float">
            <text:p>2423813</text:p>
          </table:table-cell>
          <table:table-cell office:value-type="float" office:value="9092817" calcext:value-type="float">
            <text:p>9092817</text:p>
          </table:table-cell>
          <table:table-cell office:value-type="float" office:value="7690969" calcext:value-type="float">
            <text:p>7690969</text:p>
          </table:table-cell>
          <table:table-cell office:value-type="float" office:value="4371" calcext:value-type="float">
            <text:p>4371</text:p>
          </table:table-cell>
          <table:table-cell office:value-type="float" office:value="959" calcext:value-type="float">
            <text:p>959</text:p>
          </table:table-cell>
          <table:table-cell office:value-type="float" office:value="15343" calcext:value-type="float">
            <text:p>15343</text:p>
          </table:table-cell>
        </table:table-row>
        <table:table-row table:style-name="ro1">
          <table:table-cell office:value-type="string" calcext:value-type="string">
            <text:p>TComYuv::copyPartToPartComponent</text:p>
          </table:table-cell>
          <table:table-cell office:value-type="float" office:value="272262354" calcext:value-type="float">
            <text:p>272262354</text:p>
          </table:table-cell>
          <table:table-cell office:value-type="float" office:value="96896880" calcext:value-type="float">
            <text:p>96896880</text:p>
          </table:table-cell>
          <table:table-cell office:value-type="float" office:value="55428432" calcext:value-type="float">
            <text:p>55428432</text:p>
          </table:table-cell>
          <table:table-cell office:value-type="float" office:value="1157883" calcext:value-type="float">
            <text:p>1157883</text:p>
          </table:table-cell>
          <table:table-cell office:value-type="float" office:value="1764252" calcext:value-type="float">
            <text:p>1764252</text:p>
          </table:table-cell>
          <table:table-cell office:value-type="float" office:value="91805" calcext:value-type="float">
            <text:p>91805</text:p>
          </table:table-cell>
          <table:table-cell office:value-type="float" office:value="5583" calcext:value-type="float">
            <text:p>5583</text:p>
          </table:table-cell>
          <table:table-cell office:value-type="float" office:value="4893" calcext:value-type="float">
            <text:p>489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TEncSbac::estCBFBit</text:p>
          </table:table-cell>
          <table:table-cell office:value-type="float" office:value="270051180" calcext:value-type="float">
            <text:p>270051180</text:p>
          </table:table-cell>
          <table:table-cell office:value-type="float" office:value="125380905" calcext:value-type="float">
            <text:p>125380905</text:p>
          </table:table-cell>
          <table:table-cell office:value-type="float" office:value="63654921" calcext:value-type="float">
            <text:p>63654921</text:p>
          </table:table-cell>
          <table:table-cell office:value-type="float" office:value="4502790" calcext:value-type="float">
            <text:p>4502790</text:p>
          </table:table-cell>
          <table:table-cell office:value-type="float" office:value="18061658" calcext:value-type="float">
            <text:p>18061658</text:p>
          </table:table-cell>
          <table:table-cell office:value-type="float" office:value="4883675" calcext:value-type="float">
            <text:p>4883675</text:p>
          </table:table-cell>
          <table:table-cell office:value-type="float" office:value="2130" calcext:value-type="float">
            <text:p>2130</text:p>
          </table:table-cell>
          <table:table-cell office:value-type="float" office:value="2640" calcext:value-type="float">
            <text:p>264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TComRdCost::calcRdCost</text:p>
          </table:table-cell>
          <table:table-cell office:value-type="float" office:value="252119740" calcext:value-type="float">
            <text:p>252119740</text:p>
          </table:table-cell>
          <table:table-cell office:value-type="float" office:value="87706614" calcext:value-type="float">
            <text:p>87706614</text:p>
          </table:table-cell>
          <table:table-cell office:value-type="float" office:value="54853409" calcext:value-type="float">
            <text:p>54853409</text:p>
          </table:table-cell>
          <table:table-cell office:value-type="float" office:value="1206342" calcext:value-type="float">
            <text:p>1206342</text:p>
          </table:table-cell>
          <table:table-cell office:value-type="float" office:value="9952321" calcext:value-type="float">
            <text:p>9952321</text:p>
          </table:table-cell>
          <table:table-cell office:value-type="float" office:value="171456" calcext:value-type="float">
            <text:p>171456</text:p>
          </table:table-cell>
          <table:table-cell office:value-type="float" office:value="4394" calcext:value-type="float">
            <text:p>4394</text:p>
          </table:table-cell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stimateResidualQT</text:p>
          </table:table-cell>
          <table:table-cell office:value-type="float" office:value="246231009" calcext:value-type="float">
            <text:p>246231009</text:p>
          </table:table-cell>
          <table:table-cell office:value-type="float" office:value="93039844" calcext:value-type="float">
            <text:p>93039844</text:p>
          </table:table-cell>
          <table:table-cell office:value-type="float" office:value="82364854" calcext:value-type="float">
            <text:p>82364854</text:p>
          </table:table-cell>
          <table:table-cell office:value-type="float" office:value="7987529" calcext:value-type="float">
            <text:p>7987529</text:p>
          </table:table-cell>
          <table:table-cell office:value-type="float" office:value="17142264" calcext:value-type="float">
            <text:p>17142264</text:p>
          </table:table-cell>
          <table:table-cell office:value-type="float" office:value="5956405" calcext:value-type="float">
            <text:p>5956405</text:p>
          </table:table-cell>
          <table:table-cell office:value-type="float" office:value="24677" calcext:value-type="float">
            <text:p>24677</text:p>
          </table:table-cell>
          <table:table-cell office:value-type="float" office:value="3850" calcext:value-type="float">
            <text:p>3850</text:p>
          </table:table-cell>
          <table:table-cell office:value-type="float" office:value="8411" calcext:value-type="float">
            <text:p>8411</text:p>
          </table:table-cell>
        </table:table-row>
        <table:table-row table:style-name="ro1">
          <table:table-cell office:value-type="string" calcext:value-type="string">
            <text:p>TComTrQuant::xTransformSkip</text:p>
          </table:table-cell>
          <table:table-cell office:value-type="float" office:value="228448660" calcext:value-type="float">
            <text:p>228448660</text:p>
          </table:table-cell>
          <table:table-cell office:value-type="float" office:value="63342583" calcext:value-type="float">
            <text:p>63342583</text:p>
          </table:table-cell>
          <table:table-cell office:value-type="float" office:value="45689732" calcext:value-type="float">
            <text:p>45689732</text:p>
          </table:table-cell>
          <table:table-cell office:value-type="float" office:value="2884371" calcext:value-type="float">
            <text:p>2884371</text:p>
          </table:table-cell>
          <table:table-cell office:value-type="float" office:value="3796518" calcext:value-type="float">
            <text:p>3796518</text:p>
          </table:table-cell>
          <table:table-cell office:value-type="float" office:value="3614779" calcext:value-type="float">
            <text:p>3614779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TComTU</text:p>
          </table:table-cell>
          <table:table-cell office:value-type="float" office:value="228039314" calcext:value-type="float">
            <text:p>228039314</text:p>
          </table:table-cell>
          <table:table-cell office:value-type="float" office:value="82662713" calcext:value-type="float">
            <text:p>82662713</text:p>
          </table:table-cell>
          <table:table-cell office:value-type="float" office:value="79698790" calcext:value-type="float">
            <text:p>79698790</text:p>
          </table:table-cell>
          <table:table-cell office:value-type="float" office:value="1198974" calcext:value-type="float">
            <text:p>1198974</text:p>
          </table:table-cell>
          <table:table-cell office:value-type="float" office:value="4893056" calcext:value-type="float">
            <text:p>4893056</text:p>
          </table:table-cell>
          <table:table-cell office:value-type="float" office:value="4566947" calcext:value-type="float">
            <text:p>4566947</text:p>
          </table:table-cell>
          <table:table-cell office:value-type="float" office:value="2117" calcext:value-type="float">
            <text:p>2117</text:p>
          </table:table-cell>
          <table:table-cell office:value-type="float" office:value="618" calcext:value-type="float">
            <text:p>618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string" calcext:value-type="string">
            <text:p>TComRdCost::getDistPart</text:p>
          </table:table-cell>
          <table:table-cell office:value-type="float" office:value="227039966" calcext:value-type="float">
            <text:p>227039966</text:p>
          </table:table-cell>
          <table:table-cell office:value-type="float" office:value="73531498" calcext:value-type="float">
            <text:p>73531498</text:p>
          </table:table-cell>
          <table:table-cell office:value-type="float" office:value="130818683" calcext:value-type="float">
            <text:p>130818683</text:p>
          </table:table-cell>
          <table:table-cell office:value-type="float" office:value="2905801" calcext:value-type="float">
            <text:p>2905801</text:p>
          </table:table-cell>
          <table:table-cell office:value-type="float" office:value="1549626" calcext:value-type="float">
            <text:p>1549626</text:p>
          </table:table-cell>
          <table:table-cell office:value-type="float" office:value="1780805" calcext:value-type="float">
            <text:p>1780805</text:p>
          </table:table-cell>
          <table:table-cell office:value-type="float" office:value="2779" calcext:value-type="float">
            <text:p>2779</text:p>
          </table:table-cell>
          <table:table-cell office:value-type="float" office:value="299" calcext:value-type="float">
            <text:p>299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214967810" calcext:value-type="float">
            <text:p>214967810</text:p>
          </table:table-cell>
          <table:table-cell office:value-type="float" office:value="91348674" calcext:value-type="float">
            <text:p>91348674</text:p>
          </table:table-cell>
          <table:table-cell office:value-type="float" office:value="71794470" calcext:value-type="float">
            <text:p>71794470</text:p>
          </table:table-cell>
          <table:table-cell office:value-type="float" office:value="105070" calcext:value-type="float">
            <text:p>105070</text:p>
          </table:table-cell>
          <table:table-cell office:value-type="float" office:value="2626130" calcext:value-type="float">
            <text:p>2626130</text:p>
          </table:table-cell>
          <table:table-cell office:value-type="float" office:value="12840867" calcext:value-type="float">
            <text:p>12840867</text:p>
          </table:table-cell>
          <table:table-cell office:value-type="float" office:value="816" calcext:value-type="float">
            <text:p>816</text:p>
          </table:table-cell>
          <table:table-cell office:value-type="float" office:value="6301" calcext:value-type="float">
            <text:p>6301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office:value-type="string" calcext:value-type="string">
            <text:p>TEncSearch::xTZSearch</text:p>
          </table:table-cell>
          <table:table-cell office:value-type="float" office:value="213529467" calcext:value-type="float">
            <text:p>213529467</text:p>
          </table:table-cell>
          <table:table-cell office:value-type="float" office:value="77395894" calcext:value-type="float">
            <text:p>77395894</text:p>
          </table:table-cell>
          <table:table-cell office:value-type="float" office:value="89776931" calcext:value-type="float">
            <text:p>89776931</text:p>
          </table:table-cell>
          <table:table-cell office:value-type="float" office:value="6658331" calcext:value-type="float">
            <text:p>6658331</text:p>
          </table:table-cell>
          <table:table-cell office:value-type="float" office:value="3899415" calcext:value-type="float">
            <text:p>3899415</text:p>
          </table:table-cell>
          <table:table-cell office:value-type="float" office:value="1673569" calcext:value-type="float">
            <text:p>1673569</text:p>
          </table:table-cell>
          <table:table-cell office:value-type="float" office:value="28578" calcext:value-type="float">
            <text:p>28578</text:p>
          </table:table-cell>
          <table:table-cell office:value-type="float" office:value="16177" calcext:value-type="float">
            <text:p>16177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string" calcext:value-type="string">
            <text:p>TComRdCost::xGetSSE32</text:p>
          </table:table-cell>
          <table:table-cell office:value-type="float" office:value="209607480" calcext:value-type="float">
            <text:p>209607480</text:p>
          </table:table-cell>
          <table:table-cell office:value-type="float" office:value="92004498" calcext:value-type="float">
            <text:p>92004498</text:p>
          </table:table-cell>
          <table:table-cell office:value-type="float" office:value="88958142" calcext:value-type="float">
            <text:p>88958142</text:p>
          </table:table-cell>
          <table:table-cell office:value-type="float" office:value="274962" calcext:value-type="float">
            <text:p>274962</text:p>
          </table:table-cell>
          <table:table-cell office:value-type="float" office:value="2820507" calcext:value-type="float">
            <text:p>2820507</text:p>
          </table:table-cell>
          <table:table-cell office:value-type="float" office:value="311256" calcext:value-type="float">
            <text:p>311256</text:p>
          </table:table-cell>
          <table:table-cell office:value-type="float" office:value="1991" calcext:value-type="float">
            <text:p>1991</text:p>
          </table:table-cell>
          <table:table-cell office:value-type="float" office:value="814" calcext:value-type="float">
            <text:p>81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TEncSearch::predInterSearch</text:p>
          </table:table-cell>
          <table:table-cell office:value-type="float" office:value="207328514" calcext:value-type="float">
            <text:p>207328514</text:p>
          </table:table-cell>
          <table:table-cell office:value-type="float" office:value="51737109" calcext:value-type="float">
            <text:p>51737109</text:p>
          </table:table-cell>
          <table:table-cell office:value-type="float" office:value="86815376" calcext:value-type="float">
            <text:p>86815376</text:p>
          </table:table-cell>
          <table:table-cell office:value-type="float" office:value="6002286" calcext:value-type="float">
            <text:p>6002286</text:p>
          </table:table-cell>
          <table:table-cell office:value-type="float" office:value="11420911" calcext:value-type="float">
            <text:p>11420911</text:p>
          </table:table-cell>
          <table:table-cell office:value-type="float" office:value="7608291" calcext:value-type="float">
            <text:p>7608291</text:p>
          </table:table-cell>
          <table:table-cell office:value-type="float" office:value="45776" calcext:value-type="float">
            <text:p>45776</text:p>
          </table:table-cell>
          <table:table-cell office:value-type="float" office:value="19142" calcext:value-type="float">
            <text:p>19142</text:p>
          </table:table-cell>
          <table:table-cell office:value-type="float" office:value="29739" calcext:value-type="float">
            <text:p>29739</text:p>
          </table:table-cell>
        </table:table-row>
        <table:table-row table:style-name="ro1">
          <table:table-cell office:value-type="string" calcext:value-type="string">
            <text:p>TComDataCU::initEstData</text:p>
          </table:table-cell>
          <table:table-cell office:value-type="float" office:value="206351568" calcext:value-type="float">
            <text:p>206351568</text:p>
          </table:table-cell>
          <table:table-cell office:value-type="float" office:value="96015988" calcext:value-type="float">
            <text:p>96015988</text:p>
          </table:table-cell>
          <table:table-cell office:value-type="float" office:value="88422172" calcext:value-type="float">
            <text:p>88422172</text:p>
          </table:table-cell>
          <table:table-cell office:value-type="float" office:value="778887" calcext:value-type="float">
            <text:p>778887</text:p>
          </table:table-cell>
          <table:table-cell office:value-type="float" office:value="1321975" calcext:value-type="float">
            <text:p>1321975</text:p>
          </table:table-cell>
          <table:table-cell office:value-type="float" office:value="4917896" calcext:value-type="float">
            <text:p>4917896</text:p>
          </table:table-cell>
          <table:table-cell office:value-type="float" office:value="6713" calcext:value-type="float">
            <text:p>6713</text:p>
          </table:table-cell>
          <table:table-cell office:value-type="float" office:value="619" calcext:value-type="float">
            <text:p>619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TComDataCU::clipMv</text:p>
          </table:table-cell>
          <table:table-cell office:value-type="float" office:value="205045830" calcext:value-type="float">
            <text:p>205045830</text:p>
          </table:table-cell>
          <table:table-cell office:value-type="float" office:value="70834014" calcext:value-type="float">
            <text:p>70834014</text:p>
          </table:table-cell>
          <table:table-cell office:value-type="float" office:value="33552954" calcext:value-type="float">
            <text:p>33552954</text:p>
          </table:table-cell>
          <table:table-cell office:value-type="float" office:value="684448" calcext:value-type="float">
            <text:p>684448</text:p>
          </table:table-cell>
          <table:table-cell office:value-type="float" office:value="3504412" calcext:value-type="float">
            <text:p>3504412</text:p>
          </table:table-cell>
          <table:table-cell office:value-type="float" office:value="288315" calcext:value-type="float">
            <text:p>288315</text:p>
          </table:table-cell>
          <table:table-cell office:value-type="float" office:value="2124" calcext:value-type="float">
            <text:p>2124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Recurse::nextSection</text:p>
          </table:table-cell>
          <table:table-cell office:value-type="float" office:value="195990628" calcext:value-type="float">
            <text:p>195990628</text:p>
          </table:table-cell>
          <table:table-cell office:value-type="float" office:value="86473881" calcext:value-type="float">
            <text:p>86473881</text:p>
          </table:table-cell>
          <table:table-cell office:value-type="float" office:value="45705385" calcext:value-type="float">
            <text:p>45705385</text:p>
          </table:table-cell>
          <table:table-cell office:value-type="float" office:value="2315572" calcext:value-type="float">
            <text:p>2315572</text:p>
          </table:table-cell>
          <table:table-cell office:value-type="float" office:value="2930422" calcext:value-type="float">
            <text:p>2930422</text:p>
          </table:table-cell>
          <table:table-cell office:value-type="float" office:value="1290811" calcext:value-type="float">
            <text:p>1290811</text:p>
          </table:table-cell>
          <table:table-cell office:value-type="float" office:value="2107" calcext:value-type="float">
            <text:p>2107</text:p>
          </table:table-cell>
          <table:table-cell office:value-type="float" office:value="306" calcext:value-type="float">
            <text:p>30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EncSbac::codeQtCbf</text:p>
          </table:table-cell>
          <table:table-cell office:value-type="float" office:value="187389986" calcext:value-type="float">
            <text:p>187389986</text:p>
          </table:table-cell>
          <table:table-cell office:value-type="float" office:value="77367754" calcext:value-type="float">
            <text:p>77367754</text:p>
          </table:table-cell>
          <table:table-cell office:value-type="float" office:value="47418946" calcext:value-type="float">
            <text:p>47418946</text:p>
          </table:table-cell>
          <table:table-cell office:value-type="float" office:value="3404151" calcext:value-type="float">
            <text:p>3404151</text:p>
          </table:table-cell>
          <table:table-cell office:value-type="float" office:value="6334069" calcext:value-type="float">
            <text:p>6334069</text:p>
          </table:table-cell>
          <table:table-cell office:value-type="float" office:value="659257" calcext:value-type="float">
            <text:p>659257</text:p>
          </table:table-cell>
          <table:table-cell office:value-type="float" office:value="469" calcext:value-type="float">
            <text:p>469</text:p>
          </table:table-cell>
          <table:table-cell office:value-type="float" office:value="243" calcext:value-type="float">
            <text:p>243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office:value-type="string" calcext:value-type="string">
            <text:p>TComYuv::subtract</text:p>
          </table:table-cell>
          <table:table-cell office:value-type="float" office:value="175902981" calcext:value-type="float">
            <text:p>175902981</text:p>
          </table:table-cell>
          <table:table-cell office:value-type="float" office:value="59867991" calcext:value-type="float">
            <text:p>59867991</text:p>
          </table:table-cell>
          <table:table-cell office:value-type="float" office:value="25473150" calcext:value-type="float">
            <text:p>25473150</text:p>
          </table:table-cell>
          <table:table-cell office:value-type="float" office:value="696501" calcext:value-type="float">
            <text:p>696501</text:p>
          </table:table-cell>
          <table:table-cell office:value-type="float" office:value="2407994" calcext:value-type="float">
            <text:p>2407994</text:p>
          </table:table-cell>
          <table:table-cell office:value-type="float" office:value="1555382" calcext:value-type="float">
            <text:p>1555382</text:p>
          </table:table-cell>
          <table:table-cell office:value-type="float" office:value="4015" calcext:value-type="float">
            <text:p>4015</text:p>
          </table:table-cell>
          <table:table-cell office:value-type="float" office:value="4740" calcext:value-type="float">
            <text:p>4740</text:p>
          </table:table-cell>
          <table:table-cell office:value-type="float" office:value="19806" calcext:value-type="float">
            <text:p>19806</text:p>
          </table:table-cell>
        </table:table-row>
        <table:table-row table:style-name="ro1">
          <table:table-cell office:value-type="string" calcext:value-type="string">
            <text:p>TComRdCost::xGetSAD12</text:p>
          </table:table-cell>
          <table:table-cell office:value-type="float" office:value="172699966" calcext:value-type="float">
            <text:p>172699966</text:p>
          </table:table-cell>
          <table:table-cell office:value-type="float" office:value="47797371" calcext:value-type="float">
            <text:p>47797371</text:p>
          </table:table-cell>
          <table:table-cell office:value-type="float" office:value="4130637" calcext:value-type="float">
            <text:p>4130637</text:p>
          </table:table-cell>
          <table:table-cell office:value-type="float" office:value="8005" calcext:value-type="float">
            <text:p>8005</text:p>
          </table:table-cell>
          <table:table-cell office:value-type="float" office:value="821848" calcext:value-type="float">
            <text:p>821848</text:p>
          </table:table-cell>
          <table:table-cell office:value-type="float" office:value="16375" calcext:value-type="float">
            <text:p>16375</text:p>
          </table:table-cell>
          <table:table-cell office:value-type="float" office:value="346" calcext:value-type="float">
            <text:p>346</text:p>
          </table:table-cell>
          <table:table-cell office:value-type="float" office:value="8724" calcext:value-type="float">
            <text:p>87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tialButterflyInverse8</text:p>
          </table:table-cell>
          <table:table-cell office:value-type="float" office:value="156475748" calcext:value-type="float">
            <text:p>156475748</text:p>
          </table:table-cell>
          <table:table-cell office:value-type="float" office:value="82764032" calcext:value-type="float">
            <text:p>82764032</text:p>
          </table:table-cell>
          <table:table-cell office:value-type="float" office:value="19198868" calcext:value-type="float">
            <text:p>19198868</text:p>
          </table:table-cell>
          <table:table-cell office:value-type="float" office:value="765776" calcext:value-type="float">
            <text:p>765776</text:p>
          </table:table-cell>
          <table:table-cell office:value-type="float" office:value="889548" calcext:value-type="float">
            <text:p>889548</text:p>
          </table:table-cell>
          <table:table-cell office:value-type="float" office:value="1243857" calcext:value-type="float">
            <text:p>1243857</text:p>
          </table:table-cell>
          <table:table-cell office:value-type="float" office:value="1390" calcext:value-type="float">
            <text:p>1390</text:p>
          </table:table-cell>
          <table:table-cell office:value-type="float" office:value="217" calcext:value-type="float">
            <text:p>217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office:value-type="string" calcext:value-type="string">
            <text:p>TEncSbac::xCopyContextsFrom</text:p>
          </table:table-cell>
          <table:table-cell office:value-type="float" office:value="152784780" calcext:value-type="float">
            <text:p>152784780</text:p>
          </table:table-cell>
          <table:table-cell table:number-columns-repeated="2" office:value-type="float" office:value="61113912" calcext:value-type="float">
            <text:p>61113912</text:p>
          </table:table-cell>
          <table:table-cell office:value-type="float" office:value="130469" calcext:value-type="float">
            <text:p>130469</text:p>
          </table:table-cell>
          <table:table-cell office:value-type="float" office:value="8985987" calcext:value-type="float">
            <text:p>8985987</text:p>
          </table:table-cell>
          <table:table-cell office:value-type="float" office:value="2725896" calcext:value-type="float">
            <text:p>2725896</text:p>
          </table:table-cell>
          <table:table-cell office:value-type="float" office:value="131" calcext:value-type="float">
            <text:p>131</text:p>
          </table:table-cell>
          <table:table-cell office:value-type="float" office:value="3334" calcext:value-type="float">
            <text:p>333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TEncSampleAdaptiveOffset::getBlkStats</text:p>
          </table:table-cell>
          <table:table-cell office:value-type="float" office:value="147800297" calcext:value-type="float">
            <text:p>147800297</text:p>
          </table:table-cell>
          <table:table-cell office:value-type="float" office:value="48393945" calcext:value-type="float">
            <text:p>48393945</text:p>
          </table:table-cell>
          <table:table-cell office:value-type="float" office:value="28099202" calcext:value-type="float">
            <text:p>28099202</text:p>
          </table:table-cell>
          <table:table-cell office:value-type="float" office:value="481" calcext:value-type="float">
            <text:p>481</text:p>
          </table:table-cell>
          <table:table-cell office:value-type="float" office:value="2819427" calcext:value-type="float">
            <text:p>2819427</text:p>
          </table:table-cell>
          <table:table-cell office:value-type="float" office:value="389338" calcext:value-type="float">
            <text:p>389338</text:p>
          </table:table-cell>
          <table:table-cell office:value-type="float" office:value="422" calcext:value-type="float">
            <text:p>422</text:p>
          </table:table-cell>
          <table:table-cell office:value-type="float" office:value="44525" calcext:value-type="float">
            <text:p>44525</text:p>
          </table:table-cell>
          <table:table-cell office:value-type="float" office:value="48823" calcext:value-type="float">
            <text:p>48823</text:p>
          </table:table-cell>
        </table:table-row>
        <table:table-row table:style-name="ro1">
          <table:table-cell office:value-type="string" calcext:value-type="string">
            <text:p>/build/buildd/eglibc-2.19/string/../sysdeps/i386/i686/multiarch/memcpy-ssse3.S:__memcpy_chk_ssse3</text:p>
          </table:table-cell>
          <table:table-cell office:value-type="float" office:value="144451372" calcext:value-type="float">
            <text:p>144451372</text:p>
          </table:table-cell>
          <table:table-cell office:value-type="float" office:value="41162748" calcext:value-type="float">
            <text:p>41162748</text:p>
          </table:table-cell>
          <table:table-cell office:value-type="float" office:value="25338732" calcext:value-type="float">
            <text:p>25338732</text:p>
          </table:table-cell>
          <table:table-cell office:value-type="float" office:value="64780" calcext:value-type="float">
            <text:p>64780</text:p>
          </table:table-cell>
          <table:table-cell office:value-type="float" office:value="7484287" calcext:value-type="float">
            <text:p>7484287</text:p>
          </table:table-cell>
          <table:table-cell office:value-type="float" office:value="6621094" calcext:value-type="float">
            <text:p>6621094</text:p>
          </table:table-cell>
          <table:table-cell office:value-type="float" office:value="308" calcext:value-type="float">
            <text:p>308</text:p>
          </table:table-cell>
          <table:table-cell office:value-type="float" office:value="446850" calcext:value-type="float">
            <text:p>446850</text:p>
          </table:table-cell>
          <table:table-cell office:value-type="float" office:value="206253" calcext:value-type="float">
            <text:p>206253</text:p>
          </table:table-cell>
        </table:table-row>
        <table:table-row table:style-name="ro1">
          <table:table-cell office:value-type="string" calcext:value-type="string">
            <text:p>TComTrQuant::xQuant</text:p>
          </table:table-cell>
          <table:table-cell office:value-type="float" office:value="139095330" calcext:value-type="float">
            <text:p>139095330</text:p>
          </table:table-cell>
          <table:table-cell office:value-type="float" office:value="63225150" calcext:value-type="float">
            <text:p>63225150</text:p>
          </table:table-cell>
          <table:table-cell office:value-type="float" office:value="45522108" calcext:value-type="float">
            <text:p>45522108</text:p>
          </table:table-cell>
          <table:table-cell office:value-type="float" office:value="625092" calcext:value-type="float">
            <text:p>625092</text:p>
          </table:table-cell>
          <table:table-cell office:value-type="float" office:value="3135180" calcext:value-type="float">
            <text:p>3135180</text:p>
          </table:table-cell>
          <table:table-cell office:value-type="float" office:value="6763109" calcext:value-type="float">
            <text:p>6763109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291" calcext:value-type="float">
            <text:p>3291</text:p>
          </table:table-cell>
        </table:table-row>
        <table:table-row table:style-name="ro1">
          <table:table-cell office:value-type="string" calcext:value-type="string">
            <text:p>TEncBinCABAC::copyState</text:p>
          </table:table-cell>
          <table:table-cell office:value-type="float" office:value="130957104" calcext:value-type="float">
            <text:p>130957104</text:p>
          </table:table-cell>
          <table:table-cell office:value-type="float" office:value="70935098" calcext:value-type="float">
            <text:p>70935098</text:p>
          </table:table-cell>
          <table:table-cell office:value-type="float" office:value="54565460" calcext:value-type="float">
            <text:p>54565460</text:p>
          </table:table-cell>
          <table:table-cell office:value-type="float" office:value="177102" calcext:value-type="float">
            <text:p>177102</text:p>
          </table:table-cell>
          <table:table-cell office:value-type="float" office:value="13418627" calcext:value-type="float">
            <text:p>13418627</text:p>
          </table:table-cell>
          <table:table-cell office:value-type="float" office:value="3088149" calcext:value-type="float">
            <text:p>3088149</text:p>
          </table:table-cell>
          <table:table-cell office:value-type="float" office:value="184" calcext:value-type="float">
            <text:p>184</text:p>
          </table:table-cell>
          <table:table-cell office:value-type="float" office:value="2729" calcext:value-type="float">
            <text:p>272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float" office:value="130008648" calcext:value-type="float">
            <text:p>130008648</text:p>
          </table:table-cell>
          <table:table-cell office:value-type="float" office:value="85427952" calcext:value-type="float">
            <text:p>85427952</text:p>
          </table:table-cell>
          <table:table-cell office:value-type="float" office:value="5331128" calcext:value-type="float">
            <text:p>5331128</text:p>
          </table:table-cell>
          <table:table-cell office:value-type="float" office:value="54574" calcext:value-type="float">
            <text:p>54574</text:p>
          </table:table-cell>
          <table:table-cell office:value-type="float" office:value="1297958" calcext:value-type="float">
            <text:p>1297958</text:p>
          </table:table-cell>
          <table:table-cell office:value-type="float" office:value="468812" calcext:value-type="float">
            <text:p>468812</text:p>
          </table:table-cell>
          <table:table-cell office:value-type="float" office:value="1088" calcext:value-type="float">
            <text:p>1088</text:p>
          </table:table-cell>
          <table:table-cell office:value-type="float" office:value="15160" calcext:value-type="float">
            <text:p>1516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TComDataCU::xAddMVPCand</text:p>
          </table:table-cell>
          <table:table-cell office:value-type="float" office:value="128866057" calcext:value-type="float">
            <text:p>128866057</text:p>
          </table:table-cell>
          <table:table-cell office:value-type="float" office:value="51770610" calcext:value-type="float">
            <text:p>51770610</text:p>
          </table:table-cell>
          <table:table-cell office:value-type="float" office:value="24213118" calcext:value-type="float">
            <text:p>24213118</text:p>
          </table:table-cell>
          <table:table-cell office:value-type="float" office:value="897646" calcext:value-type="float">
            <text:p>897646</text:p>
          </table:table-cell>
          <table:table-cell office:value-type="float" office:value="8415716" calcext:value-type="float">
            <text:p>8415716</text:p>
          </table:table-cell>
          <table:table-cell office:value-type="float" office:value="290503" calcext:value-type="float">
            <text:p>290503</text:p>
          </table:table-cell>
          <table:table-cell office:value-type="float" office:value="5696" calcext:value-type="float">
            <text:p>5696</text:p>
          </table:table-cell>
          <table:table-cell office:value-type="float" office:value="45277" calcext:value-type="float">
            <text:p>4527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illReferenceSamples</text:p>
          </table:table-cell>
          <table:table-cell office:value-type="float" office:value="120941816" calcext:value-type="float">
            <text:p>120941816</text:p>
          </table:table-cell>
          <table:table-cell office:value-type="float" office:value="33945890" calcext:value-type="float">
            <text:p>33945890</text:p>
          </table:table-cell>
          <table:table-cell office:value-type="float" office:value="16176247" calcext:value-type="float">
            <text:p>16176247</text:p>
          </table:table-cell>
          <table:table-cell office:value-type="float" office:value="2286724" calcext:value-type="float">
            <text:p>2286724</text:p>
          </table:table-cell>
          <table:table-cell office:value-type="float" office:value="1670599" calcext:value-type="float">
            <text:p>1670599</text:p>
          </table:table-cell>
          <table:table-cell office:value-type="float" office:value="2316598" calcext:value-type="float">
            <text:p>2316598</text:p>
          </table:table-cell>
          <table:table-cell office:value-type="float" office:value="2678" calcext:value-type="float">
            <text:p>2678</text:p>
          </table:table-cell>
          <table:table-cell office:value-type="float" office:value="57108" calcext:value-type="float">
            <text:p>57108</text:p>
          </table:table-cell>
          <table:table-cell office:value-type="float" office:value="32876" calcext:value-type="float">
            <text:p>32876</text:p>
          </table:table-cell>
        </table:table-row>
        <table:table-row table:style-name="ro1">
          <table:table-cell office:value-type="string" calcext:value-type="string">
            <text:p>TComDataCU::getQuadtreeTULog2MinSizeInCU</text:p>
          </table:table-cell>
          <table:table-cell office:value-type="float" office:value="118982847" calcext:value-type="float">
            <text:p>118982847</text:p>
          </table:table-cell>
          <table:table-cell office:value-type="float" office:value="50422566" calcext:value-type="float">
            <text:p>50422566</text:p>
          </table:table-cell>
          <table:table-cell office:value-type="float" office:value="16596972" calcext:value-type="float">
            <text:p>16596972</text:p>
          </table:table-cell>
          <table:table-cell office:value-type="float" office:value="711645" calcext:value-type="float">
            <text:p>711645</text:p>
          </table:table-cell>
          <table:table-cell office:value-type="float" office:value="4549567" calcext:value-type="float">
            <text:p>4549567</text:p>
          </table:table-cell>
          <table:table-cell office:value-type="float" office:value="348447" calcext:value-type="float">
            <text:p>348447</text:p>
          </table:table-cell>
          <table:table-cell office:value-type="float" office:value="1522" calcext:value-type="float">
            <text:p>1522</text:p>
          </table:table-cell>
          <table:table-cell office:value-type="float" office:value="96" calcext:value-type="float">
            <text:p>96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TComYuv::clear</text:p>
          </table:table-cell>
          <table:table-cell office:value-type="float" office:value="118607541" calcext:value-type="float">
            <text:p>118607541</text:p>
          </table:table-cell>
          <table:table-cell office:value-type="float" office:value="30651387" calcext:value-type="float">
            <text:p>30651387</text:p>
          </table:table-cell>
          <table:table-cell office:value-type="float" office:value="26653380" calcext:value-type="float">
            <text:p>26653380</text:p>
          </table:table-cell>
          <table:table-cell office:value-type="float" office:value="222277" calcext:value-type="float">
            <text:p>222277</text:p>
          </table:table-cell>
          <table:table-cell office:value-type="float" office:value="5223068" calcext:value-type="float">
            <text:p>5223068</text:p>
          </table:table-cell>
          <table:table-cell office:value-type="float" office:value="46701" calcext:value-type="float">
            <text:p>46701</text:p>
          </table:table-cell>
          <table:table-cell office:value-type="float" office:value="1237" calcext:value-type="float">
            <text:p>1237</text:p>
          </table:table-cell>
          <table:table-cell office:value-type="float" office:value="1485" calcext:value-type="float">
            <text:p>14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ComTrQuant::calcPatternSigCtx</text:p>
          </table:table-cell>
          <table:table-cell office:value-type="float" office:value="118457581" calcext:value-type="float">
            <text:p>118457581</text:p>
          </table:table-cell>
          <table:table-cell office:value-type="float" office:value="47940450" calcext:value-type="float">
            <text:p>47940450</text:p>
          </table:table-cell>
          <table:table-cell office:value-type="float" office:value="5686304" calcext:value-type="float">
            <text:p>5686304</text:p>
          </table:table-cell>
          <table:table-cell office:value-type="float" office:value="179936" calcext:value-type="float">
            <text:p>179936</text:p>
          </table:table-cell>
          <table:table-cell office:value-type="float" office:value="341214" calcext:value-type="float">
            <text:p>341214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TransformSkipPartRange</text:p>
          </table:table-cell>
          <table:table-cell office:value-type="float" office:value="114605316" calcext:value-type="float">
            <text:p>114605316</text:p>
          </table:table-cell>
          <table:table-cell office:value-type="float" office:value="57302658" calcext:value-type="float">
            <text:p>57302658</text:p>
          </table:table-cell>
          <table:table-cell office:value-type="float" office:value="38201772" calcext:value-type="float">
            <text:p>38201772</text:p>
          </table:table-cell>
          <table:table-cell office:value-type="float" office:value="218840" calcext:value-type="float">
            <text:p>218840</text:p>
          </table:table-cell>
          <table:table-cell office:value-type="float" office:value="1809273" calcext:value-type="float">
            <text:p>1809273</text:p>
          </table:table-cell>
          <table:table-cell office:value-type="float" office:value="91695" calcext:value-type="float">
            <text:p>91695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GetTemplateCost</text:p>
          </table:table-cell>
          <table:table-cell office:value-type="float" office:value="113884232" calcext:value-type="float">
            <text:p>113884232</text:p>
          </table:table-cell>
          <table:table-cell office:value-type="float" office:value="48941984" calcext:value-type="float">
            <text:p>48941984</text:p>
          </table:table-cell>
          <table:table-cell office:value-type="float" office:value="38588872" calcext:value-type="float">
            <text:p>38588872</text:p>
          </table:table-cell>
          <table:table-cell office:value-type="float" office:value="1590473" calcext:value-type="float">
            <text:p>1590473</text:p>
          </table:table-cell>
          <table:table-cell office:value-type="float" office:value="5741094" calcext:value-type="float">
            <text:p>5741094</text:p>
          </table:table-cell>
          <table:table-cell office:value-type="float" office:value="1134469" calcext:value-type="float">
            <text:p>1134469</text:p>
          </table:table-cell>
          <table:table-cell office:value-type="float" office:value="3974" calcext:value-type="float">
            <text:p>3974</text:p>
          </table:table-cell>
          <table:table-cell office:value-type="float" office:value="7156" calcext:value-type="float">
            <text:p>7156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TEncSbac::xCopyFrom</text:p>
          </table:table-cell>
          <table:table-cell office:value-type="float" office:value="112042172" calcext:value-type="float">
            <text:p>112042172</text:p>
          </table:table-cell>
          <table:table-cell table:number-columns-repeated="2" office:value-type="float" office:value="50928260" calcext:value-type="float">
            <text:p>50928260</text:p>
          </table:table-cell>
          <table:table-cell office:value-type="float" office:value="142997" calcext:value-type="float">
            <text:p>142997</text:p>
          </table:table-cell>
          <table:table-cell office:value-type="float" office:value="12275399" calcext:value-type="float">
            <text:p>12275399</text:p>
          </table:table-cell>
          <table:table-cell office:value-type="float" office:value="775254" calcext:value-type="float">
            <text:p>775254</text:p>
          </table:table-cell>
          <table:table-cell office:value-type="float" office:value="130" calcext:value-type="float">
            <text:p>130</text:p>
          </table:table-cell>
          <table:table-cell office:value-type="float" office:value="4350" calcext:value-type="float">
            <text:p>435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TEncSearch::xMotionEstimation</text:p>
          </table:table-cell>
          <table:table-cell office:value-type="float" office:value="105680960" calcext:value-type="float">
            <text:p>105680960</text:p>
          </table:table-cell>
          <table:table-cell office:value-type="float" office:value="44562366" calcext:value-type="float">
            <text:p>44562366</text:p>
          </table:table-cell>
          <table:table-cell office:value-type="float" office:value="34651132" calcext:value-type="float">
            <text:p>34651132</text:p>
          </table:table-cell>
          <table:table-cell office:value-type="float" office:value="3352877" calcext:value-type="float">
            <text:p>3352877</text:p>
          </table:table-cell>
          <table:table-cell office:value-type="float" office:value="6925287" calcext:value-type="float">
            <text:p>6925287</text:p>
          </table:table-cell>
          <table:table-cell office:value-type="float" office:value="1102360" calcext:value-type="float">
            <text:p>1102360</text:p>
          </table:table-cell>
          <table:table-cell office:value-type="float" office:value="14800" calcext:value-type="float">
            <text:p>14800</text:p>
          </table:table-cell>
          <table:table-cell office:value-type="float" office:value="8371" calcext:value-type="float">
            <text:p>8371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TComTrQuant::rdpcmNxN</text:p>
          </table:table-cell>
          <table:table-cell office:value-type="float" office:value="103689246" calcext:value-type="float">
            <text:p>103689246</text:p>
          </table:table-cell>
          <table:table-cell office:value-type="float" office:value="48051114" calcext:value-type="float">
            <text:p>48051114</text:p>
          </table:table-cell>
          <table:table-cell office:value-type="float" office:value="30348072" calcext:value-type="float">
            <text:p>30348072</text:p>
          </table:table-cell>
          <table:table-cell office:value-type="float" office:value="968832" calcext:value-type="float">
            <text:p>968832</text:p>
          </table:table-cell>
          <table:table-cell office:value-type="float" office:value="7101294" calcext:value-type="float">
            <text:p>7101294</text:p>
          </table:table-cell>
          <table:table-cell office:value-type="float" office:value="5351087" calcext:value-type="float">
            <text:p>5351087</text:p>
          </table:table-cell>
          <table:table-cell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office:value-type="string" calcext:value-type="string">
            <text:p>TComDataCU::fillMvpCand</text:p>
          </table:table-cell>
          <table:table-cell office:value-type="float" office:value="101267492" calcext:value-type="float">
            <text:p>101267492</text:p>
          </table:table-cell>
          <table:table-cell office:value-type="float" office:value="30925574" calcext:value-type="float">
            <text:p>30925574</text:p>
          </table:table-cell>
          <table:table-cell office:value-type="float" office:value="41407608" calcext:value-type="float">
            <text:p>41407608</text:p>
          </table:table-cell>
          <table:table-cell office:value-type="float" office:value="2159915" calcext:value-type="float">
            <text:p>2159915</text:p>
          </table:table-cell>
          <table:table-cell office:value-type="float" office:value="3276039" calcext:value-type="float">
            <text:p>3276039</text:p>
          </table:table-cell>
          <table:table-cell office:value-type="float" office:value="510221" calcext:value-type="float">
            <text:p>510221</text:p>
          </table:table-cell>
          <table:table-cell office:value-type="float" office:value="15112" calcext:value-type="float">
            <text:p>15112</text:p>
          </table:table-cell>
          <table:table-cell office:value-type="float" office:value="8974" calcext:value-type="float">
            <text:p>897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EncSbac::estBit</text:p>
          </table:table-cell>
          <table:table-cell office:value-type="float" office:value="98375787" calcext:value-type="float">
            <text:p>98375787</text:p>
          </table:table-cell>
          <table:table-cell office:value-type="float" office:value="30862992" calcext:value-type="float">
            <text:p>30862992</text:p>
          </table:table-cell>
          <table:table-cell office:value-type="float" office:value="61725984" calcext:value-type="float">
            <text:p>61725984</text:p>
          </table:table-cell>
          <table:table-cell office:value-type="float" office:value="444111" calcext:value-type="float">
            <text:p>444111</text:p>
          </table:table-cell>
          <table:table-cell office:value-type="float" office:value="1960313" calcext:value-type="float">
            <text:p>1960313</text:p>
          </table:table-cell>
          <table:table-cell office:value-type="float" office:value="1216258" calcext:value-type="float">
            <text:p>1216258</text:p>
          </table:table-cell>
          <table:table-cell office:value-type="float" office:value="1071" calcext:value-type="float">
            <text:p>1071</text:p>
          </table:table-cell>
          <table:table-cell office:value-type="float" office:value="255" calcext:value-type="float">
            <text:p>25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TComTrQuant::xIT</text:p>
          </table:table-cell>
          <table:table-cell office:value-type="float" office:value="97392300" calcext:value-type="float">
            <text:p>97392300</text:p>
          </table:table-cell>
          <table:table-cell office:value-type="float" office:value="21189926" calcext:value-type="float">
            <text:p>21189926</text:p>
          </table:table-cell>
          <table:table-cell office:value-type="float" office:value="19553856" calcext:value-type="float">
            <text:p>19553856</text:p>
          </table:table-cell>
          <table:table-cell office:value-type="float" office:value="921069" calcext:value-type="float">
            <text:p>921069</text:p>
          </table:table-cell>
          <table:table-cell office:value-type="float" office:value="1507991" calcext:value-type="float">
            <text:p>1507991</text:p>
          </table:table-cell>
          <table:table-cell office:value-type="float" office:value="1900253" calcext:value-type="float">
            <text:p>1900253</text:p>
          </table:table-cell>
          <table:table-cell office:value-type="float" office:value="2094" calcext:value-type="float">
            <text:p>2094</text:p>
          </table:table-cell>
          <table:table-cell office:value-type="float" office:value="10" calcext:value-type="float">
            <text:p>10</text:p>
          </table:table-cell>
          <table:table-cell office:value-type="float" office:value="27679" calcext:value-type="float">
            <text:p>27679</text:p>
          </table:table-cell>
        </table:table-row>
        <table:table-row table:style-name="ro1">
          <table:table-cell office:value-type="string" calcext:value-type="string">
            <text:p>TEncSearch::xExtDIFUpSamplingQ</text:p>
          </table:table-cell>
          <table:table-cell office:value-type="float" office:value="96043338" calcext:value-type="float">
            <text:p>96043338</text:p>
          </table:table-cell>
          <table:table-cell office:value-type="float" office:value="33924607" calcext:value-type="float">
            <text:p>33924607</text:p>
          </table:table-cell>
          <table:table-cell office:value-type="float" office:value="49142312" calcext:value-type="float">
            <text:p>49142312</text:p>
          </table:table-cell>
          <table:table-cell office:value-type="float" office:value="2360180" calcext:value-type="float">
            <text:p>2360180</text:p>
          </table:table-cell>
          <table:table-cell office:value-type="float" office:value="5409859" calcext:value-type="float">
            <text:p>5409859</text:p>
          </table:table-cell>
          <table:table-cell office:value-type="float" office:value="614320" calcext:value-type="float">
            <text:p>614320</text:p>
          </table:table-cell>
          <table:table-cell office:value-type="float" office:value="11693" calcext:value-type="float">
            <text:p>11693</text:p>
          </table:table-cell>
          <table:table-cell office:value-type="float" office:value="10264" calcext:value-type="float">
            <text:p>10264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xTrMxN</text:p>
          </table:table-cell>
          <table:table-cell office:value-type="float" office:value="94235485" calcext:value-type="float">
            <text:p>94235485</text:p>
          </table:table-cell>
          <table:table-cell office:value-type="float" office:value="27575715" calcext:value-type="float">
            <text:p>27575715</text:p>
          </table:table-cell>
          <table:table-cell office:value-type="float" office:value="25164330" calcext:value-type="float">
            <text:p>25164330</text:p>
          </table:table-cell>
          <table:table-cell office:value-type="float" office:value="2828620" calcext:value-type="float">
            <text:p>2828620</text:p>
          </table:table-cell>
          <table:table-cell office:value-type="float" office:value="3052771" calcext:value-type="float">
            <text:p>3052771</text:p>
          </table:table-cell>
          <table:table-cell office:value-type="float" office:value="3460499" calcext:value-type="float">
            <text:p>3460499</text:p>
          </table:table-cell>
          <table:table-cell office:value-type="float" office:value="4091" calcext:value-type="float">
            <text:p>4091</text:p>
          </table:table-cell>
          <table:table-cell office:value-type="float" office:value="388" calcext:value-type="float">
            <text:p>388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TComCUMvField::clearMvField</text:p>
          </table:table-cell>
          <table:table-cell office:value-type="float" office:value="87957384" calcext:value-type="float">
            <text:p>87957384</text:p>
          </table:table-cell>
          <table:table-cell office:value-type="float" office:value="5462112" calcext:value-type="float">
            <text:p>5462112</text:p>
          </table:table-cell>
          <table:table-cell office:value-type="float" office:value="27098824" calcext:value-type="float">
            <text:p>27098824</text:p>
          </table:table-cell>
          <table:table-cell office:value-type="float" office:value="212382" calcext:value-type="float">
            <text:p>212382</text:p>
          </table:table-cell>
          <table:table-cell office:value-type="float" office:value="321824" calcext:value-type="float">
            <text:p>321824</text:p>
          </table:table-cell>
          <table:table-cell office:value-type="float" office:value="1419268" calcext:value-type="float">
            <text:p>1419268</text:p>
          </table:table-cell>
          <table:table-cell office:value-type="float" office:value="1080" calcext:value-type="float">
            <text:p>1080</text:p>
          </table:table-cell>
          <table:table-cell office:value-type="float" office:value="559" calcext:value-type="float">
            <text:p>559</text:p>
          </table:table-cell>
          <table:table-cell office:value-type="float" office:value="39922" calcext:value-type="float">
            <text:p>39922</text:p>
          </table:table-cell>
        </table:table-row>
        <table:table-row table:style-name="ro1">
          <table:table-cell office:value-type="string" calcext:value-type="string">
            <text:p>TComPrediction::xPredInterUni</text:p>
          </table:table-cell>
          <table:table-cell office:value-type="float" office:value="86300460" calcext:value-type="float">
            <text:p>86300460</text:p>
          </table:table-cell>
          <table:table-cell office:value-type="float" office:value="34275360" calcext:value-type="float">
            <text:p>34275360</text:p>
          </table:table-cell>
          <table:table-cell office:value-type="float" office:value="28154760" calcext:value-type="float">
            <text:p>28154760</text:p>
          </table:table-cell>
          <table:table-cell office:value-type="float" office:value="376886" calcext:value-type="float">
            <text:p>376886</text:p>
          </table:table-cell>
          <table:table-cell office:value-type="float" office:value="2169900" calcext:value-type="float">
            <text:p>2169900</text:p>
          </table:table-cell>
          <table:table-cell office:value-type="float" office:value="439706" calcext:value-type="float">
            <text:p>439706</text:p>
          </table:table-cell>
          <table:table-cell office:value-type="float" office:value="2038" calcext:value-type="float">
            <text:p>2038</text:p>
          </table:table-cell>
          <table:table-cell office:value-type="float" office:value="3233" calcext:value-type="float">
            <text:p>323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ComDataCU::getPULeft</text:p>
          </table:table-cell>
          <table:table-cell office:value-type="float" office:value="86238925" calcext:value-type="float">
            <text:p>86238925</text:p>
          </table:table-cell>
          <table:table-cell office:value-type="float" office:value="43453184" calcext:value-type="float">
            <text:p>43453184</text:p>
          </table:table-cell>
          <table:table-cell office:value-type="float" office:value="17595120" calcext:value-type="float">
            <text:p>17595120</text:p>
          </table:table-cell>
          <table:table-cell office:value-type="float" office:value="1686488" calcext:value-type="float">
            <text:p>1686488</text:p>
          </table:table-cell>
          <table:table-cell office:value-type="float" office:value="2602620" calcext:value-type="float">
            <text:p>2602620</text:p>
          </table:table-cell>
          <table:table-cell office:value-type="float" office:value="202078" calcext:value-type="float">
            <text:p>202078</text:p>
          </table:table-cell>
          <table:table-cell office:value-type="float" office:value="6764" calcext:value-type="float">
            <text:p>6764</text:p>
          </table:table-cell>
          <table:table-cell office:value-type="float" office:value="3247" calcext:value-type="float">
            <text:p>324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TComDataCU::getPUBelowLeft</text:p>
          </table:table-cell>
          <table:table-cell office:value-type="float" office:value="84720521" calcext:value-type="float">
            <text:p>84720521</text:p>
          </table:table-cell>
          <table:table-cell office:value-type="float" office:value="42939510" calcext:value-type="float">
            <text:p>42939510</text:p>
          </table:table-cell>
          <table:table-cell office:value-type="float" office:value="16218572" calcext:value-type="float">
            <text:p>16218572</text:p>
          </table:table-cell>
          <table:table-cell office:value-type="float" office:value="707458" calcext:value-type="float">
            <text:p>707458</text:p>
          </table:table-cell>
          <table:table-cell office:value-type="float" office:value="4340123" calcext:value-type="float">
            <text:p>4340123</text:p>
          </table:table-cell>
          <table:table-cell office:value-type="float" office:value="487920" calcext:value-type="float">
            <text:p>487920</text:p>
          </table:table-cell>
          <table:table-cell office:value-type="float" office:value="2967" calcext:value-type="float">
            <text:p>2967</text:p>
          </table:table-cell>
          <table:table-cell office:value-type="float" office:value="5805" calcext:value-type="float">
            <text:p>58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EncSearch::xEstimateMvPredAMVP</text:p>
          </table:table-cell>
          <table:table-cell office:value-type="float" office:value="83639208" calcext:value-type="float">
            <text:p>83639208</text:p>
          </table:table-cell>
          <table:table-cell office:value-type="float" office:value="31835299" calcext:value-type="float">
            <text:p>31835299</text:p>
          </table:table-cell>
          <table:table-cell office:value-type="float" office:value="38156625" calcext:value-type="float">
            <text:p>38156625</text:p>
          </table:table-cell>
          <table:table-cell office:value-type="float" office:value="1086526" calcext:value-type="float">
            <text:p>1086526</text:p>
          </table:table-cell>
          <table:table-cell office:value-type="float" office:value="4711819" calcext:value-type="float">
            <text:p>4711819</text:p>
          </table:table-cell>
          <table:table-cell office:value-type="float" office:value="3490197" calcext:value-type="float">
            <text:p>3490197</text:p>
          </table:table-cell>
          <table:table-cell office:value-type="float" office:value="5137" calcext:value-type="float">
            <text:p>5137</text:p>
          </table:table-cell>
          <table:table-cell office:value-type="float" office:value="2266" calcext:value-type="float">
            <text:p>2266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82479309" calcext:value-type="float">
            <text:p>82479309</text:p>
          </table:table-cell>
          <table:table-cell office:value-type="float" office:value="37332210" calcext:value-type="float">
            <text:p>37332210</text:p>
          </table:table-cell>
          <table:table-cell office:value-type="float" office:value="18132830" calcext:value-type="float">
            <text:p>18132830</text:p>
          </table:table-cell>
          <table:table-cell office:value-type="float" office:value="267569" calcext:value-type="float">
            <text:p>267569</text:p>
          </table:table-cell>
          <table:table-cell office:value-type="float" office:value="2517658" calcext:value-type="float">
            <text:p>2517658</text:p>
          </table:table-cell>
          <table:table-cell office:value-type="float" office:value="719969" calcext:value-type="float">
            <text:p>719969</text:p>
          </table:table-cell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TComCUMvField::setAllMv</text:p>
          </table:table-cell>
          <table:table-cell office:value-type="float" office:value="82456385" calcext:value-type="float">
            <text:p>82456385</text:p>
          </table:table-cell>
          <table:table-cell office:value-type="float" office:value="25248552" calcext:value-type="float">
            <text:p>25248552</text:p>
          </table:table-cell>
          <table:table-cell office:value-type="float" office:value="15564785" calcext:value-type="float">
            <text:p>15564785</text:p>
          </table:table-cell>
          <table:table-cell office:value-type="float" office:value="277465" calcext:value-type="float">
            <text:p>277465</text:p>
          </table:table-cell>
          <table:table-cell office:value-type="float" office:value="995873" calcext:value-type="float">
            <text:p>995873</text:p>
          </table:table-cell>
          <table:table-cell office:value-type="float" office:value="1372699" calcext:value-type="float">
            <text:p>1372699</text:p>
          </table:table-cell>
          <table:table-cell office:value-type="float" office:value="2456" calcext:value-type="float">
            <text:p>2456</text:p>
          </table:table-cell>
          <table:table-cell office:value-type="float" office:value="682" calcext:value-type="float">
            <text:p>682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79531219" calcext:value-type="float">
            <text:p>79531219</text:p>
          </table:table-cell>
          <table:table-cell office:value-type="float" office:value="35526298" calcext:value-type="float">
            <text:p>35526298</text:p>
          </table:table-cell>
          <table:table-cell office:value-type="float" office:value="24163032" calcext:value-type="float">
            <text:p>24163032</text:p>
          </table:table-cell>
          <table:table-cell office:value-type="float" office:value="1309609" calcext:value-type="float">
            <text:p>1309609</text:p>
          </table:table-cell>
          <table:table-cell office:value-type="float" office:value="6885827" calcext:value-type="float">
            <text:p>6885827</text:p>
          </table:table-cell>
          <table:table-cell office:value-type="float" office:value="599806" calcext:value-type="float">
            <text:p>599806</text:p>
          </table:table-cell>
          <table:table-cell office:value-type="float" office:value="3487" calcext:value-type="float">
            <text:p>3487</text:p>
          </table:table-cell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CheckBestMVP</text:p>
          </table:table-cell>
          <table:table-cell office:value-type="float" office:value="78231327" calcext:value-type="float">
            <text:p>78231327</text:p>
          </table:table-cell>
          <table:table-cell office:value-type="float" office:value="30308280" calcext:value-type="float">
            <text:p>30308280</text:p>
          </table:table-cell>
          <table:table-cell office:value-type="float" office:value="16563408" calcext:value-type="float">
            <text:p>16563408</text:p>
          </table:table-cell>
          <table:table-cell office:value-type="float" office:value="800813" calcext:value-type="float">
            <text:p>800813</text:p>
          </table:table-cell>
          <table:table-cell office:value-type="float" office:value="3266465" calcext:value-type="float">
            <text:p>3266465</text:p>
          </table:table-cell>
          <table:table-cell office:value-type="float" office:value="328195" calcext:value-type="float">
            <text:p>328195</text:p>
          </table:table-cell>
          <table:table-cell office:value-type="float" office:value="3680" calcext:value-type="float">
            <text:p>3680</text:p>
          </table:table-cell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ForwardDst</text:p>
          </table:table-cell>
          <table:table-cell office:value-type="float" office:value="77231514" calcext:value-type="float">
            <text:p>77231514</text:p>
          </table:table-cell>
          <table:table-cell office:value-type="float" office:value="35361126" calcext:value-type="float">
            <text:p>35361126</text:p>
          </table:table-cell>
          <table:table-cell office:value-type="float" office:value="9324078" calcext:value-type="float">
            <text:p>9324078</text:p>
          </table:table-cell>
          <table:table-cell office:value-type="float" office:value="384461" calcext:value-type="float">
            <text:p>384461</text:p>
          </table:table-cell>
          <table:table-cell office:value-type="float" office:value="241642" calcext:value-type="float">
            <text:p>241642</text:p>
          </table:table-cell>
          <table:table-cell office:value-type="float" office:value="567832" calcext:value-type="float">
            <text:p>567832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TComDataCU::xGetColMVP</text:p>
          </table:table-cell>
          <table:table-cell office:value-type="float" office:value="76315004" calcext:value-type="float">
            <text:p>76315004</text:p>
          </table:table-cell>
          <table:table-cell office:value-type="float" office:value="33518648" calcext:value-type="float">
            <text:p>33518648</text:p>
          </table:table-cell>
          <table:table-cell office:value-type="float" office:value="11138676" calcext:value-type="float">
            <text:p>11138676</text:p>
          </table:table-cell>
          <table:table-cell office:value-type="float" office:value="606634" calcext:value-type="float">
            <text:p>606634</text:p>
          </table:table-cell>
          <table:table-cell office:value-type="float" office:value="9393585" calcext:value-type="float">
            <text:p>9393585</text:p>
          </table:table-cell>
          <table:table-cell office:value-type="float" office:value="184994" calcext:value-type="float">
            <text:p>184994</text:p>
          </table:table-cell>
          <table:table-cell office:value-type="float" office:value="4821" calcext:value-type="float">
            <text:p>4821</text:p>
          </table:table-cell>
          <table:table-cell office:value-type="float" office:value="82833" calcext:value-type="float">
            <text:p>8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CbfPartRange</text:p>
          </table:table-cell>
          <table:table-cell office:value-type="float" office:value="75946536" calcext:value-type="float">
            <text:p>75946536</text:p>
          </table:table-cell>
          <table:table-cell office:value-type="float" office:value="37973268" calcext:value-type="float">
            <text:p>37973268</text:p>
          </table:table-cell>
          <table:table-cell office:value-type="float" office:value="25315512" calcext:value-type="float">
            <text:p>25315512</text:p>
          </table:table-cell>
          <table:table-cell office:value-type="float" office:value="278436" calcext:value-type="float">
            <text:p>278436</text:p>
          </table:table-cell>
          <table:table-cell office:value-type="float" office:value="3925925" calcext:value-type="float">
            <text:p>3925925</text:p>
          </table:table-cell>
          <table:table-cell office:value-type="float" office:value="816731" calcext:value-type="float">
            <text:p>816731</text:p>
          </table:table-cell>
          <table:table-cell office:value-type="float" office:value="1209" calcext:value-type="float">
            <text:p>12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ExplicitRdpcmModePartRange</text:p>
          </table:table-cell>
          <table:table-cell office:value-type="float" office:value="75935124" calcext:value-type="float">
            <text:p>75935124</text:p>
          </table:table-cell>
          <table:table-cell office:value-type="float" office:value="37967562" calcext:value-type="float">
            <text:p>37967562</text:p>
          </table:table-cell>
          <table:table-cell office:value-type="float" office:value="25311708" calcext:value-type="float">
            <text:p>25311708</text:p>
          </table:table-cell>
          <table:table-cell office:value-type="float" office:value="495051" calcext:value-type="float">
            <text:p>495051</text:p>
          </table:table-cell>
          <table:table-cell office:value-type="float" office:value="2636194" calcext:value-type="float">
            <text:p>2636194</text:p>
          </table:table-cell>
          <table:table-cell office:value-type="float" office:value="1640346" calcext:value-type="float">
            <text:p>1640346</text:p>
          </table:table-cell>
          <table:table-cell office:value-type="float" office:value="637" calcext:value-type="float">
            <text:p>637</text:p>
          </table:table-cell>
          <table:table-cell office:value-type="float" office:value="95" calcext:value-type="float">
            <text:p>95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TComDataCU::setCrossComponentPredictionAlphaPartRange</text:p>
          </table:table-cell>
          <table:table-cell office:value-type="float" office:value="73898406" calcext:value-type="float">
            <text:p>73898406</text:p>
          </table:table-cell>
          <table:table-cell office:value-type="float" office:value="36949203" calcext:value-type="float">
            <text:p>36949203</text:p>
          </table:table-cell>
          <table:table-cell office:value-type="float" office:value="24632802" calcext:value-type="float">
            <text:p>24632802</text:p>
          </table:table-cell>
          <table:table-cell office:value-type="float" office:value="71992" calcext:value-type="float">
            <text:p>71992</text:p>
          </table:table-cell>
          <table:table-cell office:value-type="float" office:value="1511188" calcext:value-type="float">
            <text:p>1511188</text:p>
          </table:table-cell>
          <table:table-cell office:value-type="float" office:value="48544" calcext:value-type="float">
            <text:p>48544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estSignificantCoeffGroupMapBit</text:p>
          </table:table-cell>
          <table:table-cell office:value-type="float" office:value="73299606" calcext:value-type="float">
            <text:p>73299606</text:p>
          </table:table-cell>
          <table:table-cell office:value-type="float" office:value="36649803" calcext:value-type="float">
            <text:p>36649803</text:p>
          </table:table-cell>
          <table:table-cell office:value-type="float" office:value="19289370" calcext:value-type="float">
            <text:p>19289370</text:p>
          </table:table-cell>
          <table:table-cell office:value-type="float" office:value="646622" calcext:value-type="float">
            <text:p>646622</text:p>
          </table:table-cell>
          <table:table-cell office:value-type="float" office:value="1980278" calcext:value-type="float">
            <text:p>1980278</text:p>
          </table:table-cell>
          <table:table-cell office:value-type="float" office:value="1945267" calcext:value-type="float">
            <text:p>1945267</text:p>
          </table:table-cell>
          <table:table-cell office:value-type="float" office:value="1005" calcext:value-type="float">
            <text:p>1005</text:p>
          </table:table-cell>
          <table:table-cell office:value-type="float" office:value="901" calcext:value-type="float">
            <text:p>9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ncSbac::codeIntraDirLumaAng</text:p>
          </table:table-cell>
          <table:table-cell office:value-type="float" office:value="72332016" calcext:value-type="float">
            <text:p>72332016</text:p>
          </table:table-cell>
          <table:table-cell office:value-type="float" office:value="25018044" calcext:value-type="float">
            <text:p>25018044</text:p>
          </table:table-cell>
          <table:table-cell office:value-type="float" office:value="25191080" calcext:value-type="float">
            <text:p>25191080</text:p>
          </table:table-cell>
          <table:table-cell office:value-type="float" office:value="1478864" calcext:value-type="float">
            <text:p>1478864</text:p>
          </table:table-cell>
          <table:table-cell office:value-type="float" office:value="1633089" calcext:value-type="float">
            <text:p>1633089</text:p>
          </table:table-cell>
          <table:table-cell office:value-type="float" office:value="100395" calcext:value-type="float">
            <text:p>100395</text:p>
          </table:table-cell>
          <table:table-cell office:value-type="float" office:value="231" calcext:value-type="float">
            <text:p>231</text:p>
          </table:table-cell>
          <table:table-cell office:value-type="float" office:value="373" calcext:value-type="float">
            <text:p>37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ComDataCU::getPUAbove</text:p>
          </table:table-cell>
          <table:table-cell office:value-type="float" office:value="71108831" calcext:value-type="float">
            <text:p>71108831</text:p>
          </table:table-cell>
          <table:table-cell office:value-type="float" office:value="34063064" calcext:value-type="float">
            <text:p>34063064</text:p>
          </table:table-cell>
          <table:table-cell office:value-type="float" office:value="16055104" calcext:value-type="float">
            <text:p>16055104</text:p>
          </table:table-cell>
          <table:table-cell office:value-type="float" office:value="1775479" calcext:value-type="float">
            <text:p>1775479</text:p>
          </table:table-cell>
          <table:table-cell office:value-type="float" office:value="1204529" calcext:value-type="float">
            <text:p>1204529</text:p>
          </table:table-cell>
          <table:table-cell office:value-type="float" office:value="220573" calcext:value-type="float">
            <text:p>220573</text:p>
          </table:table-cell>
          <table:table-cell office:value-type="float" office:value="3541" calcext:value-type="float">
            <text:p>3541</text:p>
          </table:table-cell>
          <table:table-cell office:value-type="float" office:value="1519" calcext:value-type="float">
            <text:p>1519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TComTU::getGolombRiceStatisticsIndex</text:p>
          </table:table-cell>
          <table:table-cell office:value-type="float" office:value="70424963" calcext:value-type="float">
            <text:p>70424963</text:p>
          </table:table-cell>
          <table:table-cell office:value-type="float" office:value="38137710" calcext:value-type="float">
            <text:p>38137710</text:p>
          </table:table-cell>
          <table:table-cell office:value-type="float" office:value="5867340" calcext:value-type="float">
            <text:p>5867340</text:p>
          </table:table-cell>
          <table:table-cell office:value-type="float" office:value="1127665" calcext:value-type="float">
            <text:p>1127665</text:p>
          </table:table-cell>
          <table:table-cell office:value-type="float" office:value="1142753" calcext:value-type="float">
            <text:p>114275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artIndexAndSize</text:p>
          </table:table-cell>
          <table:table-cell office:value-type="float" office:value="69965674" calcext:value-type="float">
            <text:p>69965674</text:p>
          </table:table-cell>
          <table:table-cell office:value-type="float" office:value="31451087" calcext:value-type="float">
            <text:p>31451087</text:p>
          </table:table-cell>
          <table:table-cell office:value-type="float" office:value="11025025" calcext:value-type="float">
            <text:p>11025025</text:p>
          </table:table-cell>
          <table:table-cell office:value-type="float" office:value="212031" calcext:value-type="float">
            <text:p>212031</text:p>
          </table:table-cell>
          <table:table-cell office:value-type="float" office:value="3578312" calcext:value-type="float">
            <text:p>3578312</text:p>
          </table:table-cell>
          <table:table-cell office:value-type="float" office:value="468213" calcext:value-type="float">
            <text:p>468213</text:p>
          </table:table-cell>
          <table:table-cell office:value-type="float" office:value="2449" calcext:value-type="float">
            <text:p>2449</text:p>
          </table:table-cell>
          <table:table-cell office:value-type="float" office:value="2506" calcext:value-type="float">
            <text:p>250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TComDataCU::getCoefScanIdx</text:p>
          </table:table-cell>
          <table:table-cell office:value-type="float" office:value="68670330" calcext:value-type="float">
            <text:p>68670330</text:p>
          </table:table-cell>
          <table:table-cell office:value-type="float" office:value="30274782" calcext:value-type="float">
            <text:p>30274782</text:p>
          </table:table-cell>
          <table:table-cell office:value-type="float" office:value="15071261" calcext:value-type="float">
            <text:p>15071261</text:p>
          </table:table-cell>
          <table:table-cell office:value-type="float" office:value="1492543" calcext:value-type="float">
            <text:p>1492543</text:p>
          </table:table-cell>
          <table:table-cell office:value-type="float" office:value="1363711" calcext:value-type="float">
            <text:p>1363711</text:p>
          </table:table-cell>
          <table:table-cell office:value-type="float" office:value="827149" calcext:value-type="float">
            <text:p>827149</text:p>
          </table:table-cell>
          <table:table-cell office:value-type="float" office:value="865" calcext:value-type="float">
            <text:p>865</text:p>
          </table:table-cell>
          <table:table-cell office:value-type="float" office:value="6508" calcext:value-type="float">
            <text:p>6508</text:p>
          </table:table-cell>
          <table:table-cell office:value-type="float" office:value="2687" calcext:value-type="float">
            <text:p>2687</text:p>
          </table:table-cell>
        </table:table-row>
        <table:table-row table:style-name="ro1">
          <table:table-cell office:value-type="string" calcext:value-type="string">
            <text:p>TComCUMvField::setAllRefIdx</text:p>
          </table:table-cell>
          <table:table-cell office:value-type="float" office:value="66711365" calcext:value-type="float">
            <text:p>66711365</text:p>
          </table:table-cell>
          <table:table-cell office:value-type="float" office:value="20211514" calcext:value-type="float">
            <text:p>20211514</text:p>
          </table:table-cell>
          <table:table-cell office:value-type="float" office:value="14239891" calcext:value-type="float">
            <text:p>14239891</text:p>
          </table:table-cell>
          <table:table-cell office:value-type="float" office:value="473572" calcext:value-type="float">
            <text:p>473572</text:p>
          </table:table-cell>
          <table:table-cell office:value-type="float" office:value="893281" calcext:value-type="float">
            <text:p>893281</text:p>
          </table:table-cell>
          <table:table-cell office:value-type="float" office:value="359426" calcext:value-type="float">
            <text:p>359426</text:p>
          </table:table-cell>
          <table:table-cell office:value-type="float" office:value="5101" calcext:value-type="float">
            <text:p>5101</text:p>
          </table:table-cell>
          <table:table-cell office:value-type="float" office:value="471" calcext:value-type="float">
            <text:p>4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TComRdCost::setDistParam</text:p>
          </table:table-cell>
          <table:table-cell office:value-type="float" office:value="66671161" calcext:value-type="float">
            <text:p>66671161</text:p>
          </table:table-cell>
          <table:table-cell office:value-type="float" office:value="35296497" calcext:value-type="float">
            <text:p>35296497</text:p>
          </table:table-cell>
          <table:table-cell office:value-type="float" office:value="23530998" calcext:value-type="float">
            <text:p>23530998</text:p>
          </table:table-cell>
          <table:table-cell office:value-type="float" office:value="595620" calcext:value-type="float">
            <text:p>595620</text:p>
          </table:table-cell>
          <table:table-cell office:value-type="float" office:value="4252956" calcext:value-type="float">
            <text:p>4252956</text:p>
          </table:table-cell>
          <table:table-cell office:value-type="float" office:value="55987" calcext:value-type="float">
            <text:p>55987</text:p>
          </table:table-cell>
          <table:table-cell office:value-type="float" office:value="576" calcext:value-type="float">
            <text:p>576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QtCbfZero</text:p>
          </table:table-cell>
          <table:table-cell office:value-type="float" office:value="65086179" calcext:value-type="float">
            <text:p>65086179</text:p>
          </table:table-cell>
          <table:table-cell office:value-type="float" office:value="29176563" calcext:value-type="float">
            <text:p>29176563</text:p>
          </table:table-cell>
          <table:table-cell office:value-type="float" office:value="26932212" calcext:value-type="float">
            <text:p>26932212</text:p>
          </table:table-cell>
          <table:table-cell office:value-type="float" office:value="215877" calcext:value-type="float">
            <text:p>215877</text:p>
          </table:table-cell>
          <table:table-cell office:value-type="float" office:value="5781627" calcext:value-type="float">
            <text:p>5781627</text:p>
          </table:table-cell>
          <table:table-cell office:value-type="float" office:value="103200" calcext:value-type="float">
            <text:p>1032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codeLastSignificantXY</text:p>
          </table:table-cell>
          <table:table-cell office:value-type="float" office:value="64659842" calcext:value-type="float">
            <text:p>64659842</text:p>
          </table:table-cell>
          <table:table-cell office:value-type="float" office:value="25536469" calcext:value-type="float">
            <text:p>25536469</text:p>
          </table:table-cell>
          <table:table-cell office:value-type="float" office:value="14401845" calcext:value-type="float">
            <text:p>14401845</text:p>
          </table:table-cell>
          <table:table-cell office:value-type="float" office:value="840543" calcext:value-type="float">
            <text:p>840543</text:p>
          </table:table-cell>
          <table:table-cell office:value-type="float" office:value="2200665" calcext:value-type="float">
            <text:p>2200665</text:p>
          </table:table-cell>
          <table:table-cell office:value-type="float" office:value="55183" calcext:value-type="float">
            <text:p>55183</text:p>
          </table:table-cell>
          <table:table-cell office:value-type="float" office:value="549" calcext:value-type="float">
            <text:p>54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resetBits</text:p>
          </table:table-cell>
          <table:table-cell office:value-type="float" office:value="63177282" calcext:value-type="float">
            <text:p>63177282</text:p>
          </table:table-cell>
          <table:table-cell office:value-type="float" office:value="40613967" calcext:value-type="float">
            <text:p>40613967</text:p>
          </table:table-cell>
          <table:table-cell office:value-type="float" office:value="22563315" calcext:value-type="float">
            <text:p>22563315</text:p>
          </table:table-cell>
          <table:table-cell office:value-type="float" office:value="193571" calcext:value-type="float">
            <text:p>193571</text:p>
          </table:table-cell>
          <table:table-cell office:value-type="float" office:value="9241386" calcext:value-type="float">
            <text:p>9241386</text:p>
          </table:table-cell>
          <table:table-cell office:value-type="float" office:value="411120" calcext:value-type="float">
            <text:p>411120</text:p>
          </table:table-cell>
          <table:table-cell office:value-type="float" office:value="675" calcext:value-type="float">
            <text:p>675</text:p>
          </table:table-cell>
          <table:table-cell office:value-type="float" office:value="595" calcext:value-type="float">
            <text:p>59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TEncBinCABACCounter::getNumWrittenBits</text:p>
          </table:table-cell>
          <table:table-cell office:value-type="float" office:value="61947680" calcext:value-type="float">
            <text:p>61947680</text:p>
          </table:table-cell>
          <table:table-cell office:value-type="float" office:value="34845570" calcext:value-type="float">
            <text:p>34845570</text:p>
          </table:table-cell>
          <table:table-cell office:value-type="float" office:value="15486920" calcext:value-type="float">
            <text:p>15486920</text:p>
          </table:table-cell>
          <table:table-cell office:value-type="float" office:value="195649" calcext:value-type="float">
            <text:p>195649</text:p>
          </table:table-cell>
          <table:table-cell office:value-type="float" office:value="4654894" calcext:value-type="float">
            <text:p>4654894</text:p>
          </table:table-cell>
          <table:table-cell office:value-type="float" office:value="85232" calcext:value-type="float">
            <text:p>8523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Prediction::initAdiPatternChType</text:p>
          </table:table-cell>
          <table:table-cell office:value-type="float" office:value="57508989" calcext:value-type="float">
            <text:p>57508989</text:p>
          </table:table-cell>
          <table:table-cell office:value-type="float" office:value="22082226" calcext:value-type="float">
            <text:p>22082226</text:p>
          </table:table-cell>
          <table:table-cell office:value-type="float" office:value="16159724" calcext:value-type="float">
            <text:p>16159724</text:p>
          </table:table-cell>
          <table:table-cell office:value-type="float" office:value="1431547" calcext:value-type="float">
            <text:p>1431547</text:p>
          </table:table-cell>
          <table:table-cell office:value-type="float" office:value="1695549" calcext:value-type="float">
            <text:p>1695549</text:p>
          </table:table-cell>
          <table:table-cell office:value-type="float" office:value="1124791" calcext:value-type="float">
            <text:p>1124791</text:p>
          </table:table-cell>
          <table:table-cell office:value-type="float" office:value="1734" calcext:value-type="float">
            <text:p>1734</text:p>
          </table:table-cell>
          <table:table-cell office:value-type="float" office:value="1398" calcext:value-type="float">
            <text:p>1398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string" calcext:value-type="string">
            <text:p>TEncSearch::encodeResAndCalcRdInterCU</text:p>
          </table:table-cell>
          <table:table-cell office:value-type="float" office:value="57394737" calcext:value-type="float">
            <text:p>57394737</text:p>
          </table:table-cell>
          <table:table-cell office:value-type="float" office:value="20598894" calcext:value-type="float">
            <text:p>20598894</text:p>
          </table:table-cell>
          <table:table-cell office:value-type="float" office:value="21192001" calcext:value-type="float">
            <text:p>21192001</text:p>
          </table:table-cell>
          <table:table-cell office:value-type="float" office:value="2553422" calcext:value-type="float">
            <text:p>2553422</text:p>
          </table:table-cell>
          <table:table-cell office:value-type="float" office:value="3756770" calcext:value-type="float">
            <text:p>3756770</text:p>
          </table:table-cell>
          <table:table-cell office:value-type="float" office:value="1067466" calcext:value-type="float">
            <text:p>1067466</text:p>
          </table:table-cell>
          <table:table-cell office:value-type="float" office:value="13167" calcext:value-type="float">
            <text:p>13167</text:p>
          </table:table-cell>
          <table:table-cell office:value-type="float" office:value="2735" calcext:value-type="float">
            <text:p>273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TComPrediction::predIntraAng</text:p>
          </table:table-cell>
          <table:table-cell office:value-type="float" office:value="57224374" calcext:value-type="float">
            <text:p>57224374</text:p>
          </table:table-cell>
          <table:table-cell office:value-type="float" office:value="23206476" calcext:value-type="float">
            <text:p>23206476</text:p>
          </table:table-cell>
          <table:table-cell office:value-type="float" office:value="15229324" calcext:value-type="float">
            <text:p>15229324</text:p>
          </table:table-cell>
          <table:table-cell office:value-type="float" office:value="541616" calcext:value-type="float">
            <text:p>541616</text:p>
          </table:table-cell>
          <table:table-cell office:value-type="float" office:value="1197436" calcext:value-type="float">
            <text:p>1197436</text:p>
          </table:table-cell>
          <table:table-cell office:value-type="float" office:value="126888" calcext:value-type="float">
            <text:p>126888</text:p>
          </table:table-cell>
          <table:table-cell office:value-type="float" office:value="676" calcext:value-type="float">
            <text:p>676</text:p>
          </table:table-cell>
          <table:table-cell office:value-type="float" office:value="1205" calcext:value-type="float">
            <text:p>120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ComRdCost::xGetSSE64</text:p>
          </table:table-cell>
          <table:table-cell office:value-type="float" office:value="55180328" calcext:value-type="float">
            <text:p>55180328</text:p>
          </table:table-cell>
          <table:table-cell office:value-type="float" office:value="24373958" calcext:value-type="float">
            <text:p>24373958</text:p>
          </table:table-cell>
          <table:table-cell office:value-type="float" office:value="23981482" calcext:value-type="float">
            <text:p>23981482</text:p>
          </table:table-cell>
          <table:table-cell office:value-type="float" office:value="44867" calcext:value-type="float">
            <text:p>44867</text:p>
          </table:table-cell>
          <table:table-cell office:value-type="float" office:value="837514" calcext:value-type="float">
            <text:p>837514</text:p>
          </table:table-cell>
          <table:table-cell office:value-type="float" office:value="74736" calcext:value-type="float">
            <text:p>74736</text:p>
          </table:table-cell>
          <table:table-cell office:value-type="float" office:value="1478" calcext:value-type="float">
            <text:p>1478</text:p>
          </table:table-cell>
          <table:table-cell office:value-type="float" office:value="599" calcext:value-type="float">
            <text:p>59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QpParam::QpParam</text:p>
          </table:table-cell>
          <table:table-cell office:value-type="float" office:value="54498686" calcext:value-type="float">
            <text:p>54498686</text:p>
          </table:table-cell>
          <table:table-cell office:value-type="float" office:value="13857754" calcext:value-type="float">
            <text:p>13857754</text:p>
          </table:table-cell>
          <table:table-cell office:value-type="float" office:value="9372948" calcext:value-type="float">
            <text:p>9372948</text:p>
          </table:table-cell>
          <table:table-cell office:value-type="float" office:value="1152111" calcext:value-type="float">
            <text:p>1152111</text:p>
          </table:table-cell>
          <table:table-cell office:value-type="float" office:value="1069361" calcext:value-type="float">
            <text:p>1069361</text:p>
          </table:table-cell>
          <table:table-cell office:value-type="float" office:value="2096" calcext:value-type="float">
            <text:p>2096</text:p>
          </table:table-cell>
          <table:table-cell office:value-type="float" office:value="764" calcext:value-type="float">
            <text:p>76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::resetBits</text:p>
          </table:table-cell>
          <table:table-cell office:value-type="float" office:value="54151956" calcext:value-type="float">
            <text:p>54151956</text:p>
          </table:table-cell>
          <table:table-cell office:value-type="float" office:value="13537989" calcext:value-type="float">
            <text:p>13537989</text:p>
          </table:table-cell>
          <table:table-cell office:value-type="float" office:value="31588641" calcext:value-type="float">
            <text:p>31588641</text:p>
          </table:table-cell>
          <table:table-cell office:value-type="float" office:value="105068" calcext:value-type="float">
            <text:p>105068</text:p>
          </table:table-cell>
          <table:table-cell office:value-type="float" office:value="1835277" calcext:value-type="float">
            <text:p>18352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InterMergeCandidates</text:p>
          </table:table-cell>
          <table:table-cell office:value-type="float" office:value="53026489" calcext:value-type="float">
            <text:p>53026489</text:p>
          </table:table-cell>
          <table:table-cell office:value-type="float" office:value="18532694" calcext:value-type="float">
            <text:p>18532694</text:p>
          </table:table-cell>
          <table:table-cell office:value-type="float" office:value="17804086" calcext:value-type="float">
            <text:p>17804086</text:p>
          </table:table-cell>
          <table:table-cell office:value-type="float" office:value="3694083" calcext:value-type="float">
            <text:p>3694083</text:p>
          </table:table-cell>
          <table:table-cell office:value-type="float" office:value="1239095" calcext:value-type="float">
            <text:p>1239095</text:p>
          </table:table-cell>
          <table:table-cell office:value-type="float" office:value="421834" calcext:value-type="float">
            <text:p>421834</text:p>
          </table:table-cell>
          <table:table-cell office:value-type="float" office:value="32817" calcext:value-type="float">
            <text:p>32817</text:p>
          </table:table-cell>
          <table:table-cell office:value-type="float" office:value="11060" calcext:value-type="float">
            <text:p>1106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string" calcext:value-type="string">
            <text:p>TEncSearch::xExtDIFUpSamplingH</text:p>
          </table:table-cell>
          <table:table-cell office:value-type="float" office:value="52997244" calcext:value-type="float">
            <text:p>52997244</text:p>
          </table:table-cell>
          <table:table-cell office:value-type="float" office:value="16999116" calcext:value-type="float">
            <text:p>16999116</text:p>
          </table:table-cell>
          <table:table-cell office:value-type="float" office:value="30331756" calcext:value-type="float">
            <text:p>30331756</text:p>
          </table:table-cell>
          <table:table-cell office:value-type="float" office:value="1983276" calcext:value-type="float">
            <text:p>1983276</text:p>
          </table:table-cell>
          <table:table-cell office:value-type="float" office:value="3084865" calcext:value-type="float">
            <text:p>3084865</text:p>
          </table:table-cell>
          <table:table-cell office:value-type="float" office:value="747305" calcext:value-type="float">
            <text:p>747305</text:p>
          </table:table-cell>
          <table:table-cell office:value-type="float" office:value="7973" calcext:value-type="float">
            <text:p>7973</text:p>
          </table:table-cell>
          <table:table-cell office:value-type="float" office:value="8706" calcext:value-type="float">
            <text:p>870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ComPrediction::xPredIntraPlanar</text:p>
          </table:table-cell>
          <table:table-cell office:value-type="float" office:value="51453138" calcext:value-type="float">
            <text:p>51453138</text:p>
          </table:table-cell>
          <table:table-cell office:value-type="float" office:value="23292820" calcext:value-type="float">
            <text:p>23292820</text:p>
          </table:table-cell>
          <table:table-cell office:value-type="float" office:value="8886764" calcext:value-type="float">
            <text:p>8886764</text:p>
          </table:table-cell>
          <table:table-cell office:value-type="float" office:value="344148" calcext:value-type="float">
            <text:p>344148</text:p>
          </table:table-cell>
          <table:table-cell office:value-type="float" office:value="141827" calcext:value-type="float">
            <text:p>141827</text:p>
          </table:table-cell>
          <table:table-cell office:value-type="float" office:value="605136" calcext:value-type="float">
            <text:p>605136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1225" calcext:value-type="float">
            <text:p>11225</text:p>
          </table:table-cell>
        </table:table-row>
        <table:table-row table:style-name="ro1">
          <table:table-cell office:value-type="string" calcext:value-type="string">
            <text:p>TComDataCU::getIntraDirPredictor</text:p>
          </table:table-cell>
          <table:table-cell office:value-type="float" office:value="51325127" calcext:value-type="float">
            <text:p>51325127</text:p>
          </table:table-cell>
          <table:table-cell office:value-type="float" office:value="16880819" calcext:value-type="float">
            <text:p>16880819</text:p>
          </table:table-cell>
          <table:table-cell office:value-type="float" office:value="13602678" calcext:value-type="float">
            <text:p>13602678</text:p>
          </table:table-cell>
          <table:table-cell office:value-type="float" office:value="1110070" calcext:value-type="float">
            <text:p>1110070</text:p>
          </table:table-cell>
          <table:table-cell office:value-type="float" office:value="1401047" calcext:value-type="float">
            <text:p>1401047</text:p>
          </table:table-cell>
          <table:table-cell office:value-type="float" office:value="61743" calcext:value-type="float">
            <text:p>61743</text:p>
          </table:table-cell>
          <table:table-cell office:value-type="float" office:value="822" calcext:value-type="float">
            <text:p>822</text:p>
          </table:table-cell>
          <table:table-cell office:value-type="float" office:value="4270" calcext:value-type="float">
            <text:p>42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TEncEntropy::encodeCoeffNxN</text:p>
          </table:table-cell>
          <table:table-cell office:value-type="float" office:value="50424292" calcext:value-type="float">
            <text:p>50424292</text:p>
          </table:table-cell>
          <table:table-cell office:value-type="float" office:value="28075109" calcext:value-type="float">
            <text:p>28075109</text:p>
          </table:table-cell>
          <table:table-cell office:value-type="float" office:value="14090643" calcext:value-type="float">
            <text:p>14090643</text:p>
          </table:table-cell>
          <table:table-cell office:value-type="float" office:value="667734" calcext:value-type="float">
            <text:p>667734</text:p>
          </table:table-cell>
          <table:table-cell office:value-type="float" office:value="1178726" calcext:value-type="float">
            <text:p>1178726</text:p>
          </table:table-cell>
          <table:table-cell office:value-type="float" office:value="1775129" calcext:value-type="float">
            <text:p>1775129</text:p>
          </table:table-cell>
          <table:table-cell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TEncSbac::load</text:p>
          </table:table-cell>
          <table:table-cell office:value-type="float" office:value="47015040" calcext:value-type="float">
            <text:p>47015040</text:p>
          </table:table-cell>
          <table:table-cell office:value-type="float" office:value="15671680" calcext:value-type="float">
            <text:p>15671680</text:p>
          </table:table-cell>
          <table:table-cell office:value-type="float" office:value="19589600" calcext:value-type="float">
            <text:p>19589600</text:p>
          </table:table-cell>
          <table:table-cell office:value-type="float" office:value="90658" calcext:value-type="float">
            <text:p>90658</text:p>
          </table:table-cell>
          <table:table-cell office:value-type="float" office:value="650457" calcext:value-type="float">
            <text:p>650457</text:p>
          </table:table-cell>
          <table:table-cell office:value-type="float" office:value="67443" calcext:value-type="float">
            <text:p>6744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ComYuv::copyToPartComponent</text:p>
          </table:table-cell>
          <table:table-cell office:value-type="float" office:value="46649660" calcext:value-type="float">
            <text:p>46649660</text:p>
          </table:table-cell>
          <table:table-cell office:value-type="float" office:value="16681736" calcext:value-type="float">
            <text:p>16681736</text:p>
          </table:table-cell>
          <table:table-cell office:value-type="float" office:value="11736416" calcext:value-type="float">
            <text:p>11736416</text:p>
          </table:table-cell>
          <table:table-cell office:value-type="float" office:value="242054" calcext:value-type="float">
            <text:p>242054</text:p>
          </table:table-cell>
          <table:table-cell office:value-type="float" office:value="472533" calcext:value-type="float">
            <text:p>472533</text:p>
          </table:table-cell>
          <table:table-cell office:value-type="float" office:value="23817" calcext:value-type="float">
            <text:p>23817</text:p>
          </table:table-cell>
          <table:table-cell office:value-type="float" office:value="1482" calcext:value-type="float">
            <text:p>1482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stimateBit</text:p>
          </table:table-cell>
          <table:table-cell office:value-type="float" office:value="46294488" calcext:value-type="float">
            <text:p>46294488</text:p>
          </table:table-cell>
          <table:table-cell office:value-type="float" office:value="21218307" calcext:value-type="float">
            <text:p>21218307</text:p>
          </table:table-cell>
          <table:table-cell office:value-type="float" office:value="15431496" calcext:value-type="float">
            <text:p>15431496</text:p>
          </table:table-cell>
          <table:table-cell office:value-type="float" office:value="131114" calcext:value-type="float">
            <text:p>131114</text:p>
          </table:table-cell>
          <table:table-cell office:value-type="float" office:value="2466675" calcext:value-type="float">
            <text:p>2466675</text:p>
          </table:table-cell>
          <table:table-cell office:value-type="float" office:value="221193" calcext:value-type="float">
            <text:p>221193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xAddMVPCandOrder</text:p>
          </table:table-cell>
          <table:table-cell office:value-type="float" office:value="46228806" calcext:value-type="float">
            <text:p>46228806</text:p>
          </table:table-cell>
          <table:table-cell office:value-type="float" office:value="14685814" calcext:value-type="float">
            <text:p>14685814</text:p>
          </table:table-cell>
          <table:table-cell office:value-type="float" office:value="10804420" calcext:value-type="float">
            <text:p>10804420</text:p>
          </table:table-cell>
          <table:table-cell office:value-type="float" office:value="849814" calcext:value-type="float">
            <text:p>849814</text:p>
          </table:table-cell>
          <table:table-cell office:value-type="float" office:value="1780551" calcext:value-type="float">
            <text:p>1780551</text:p>
          </table:table-cell>
          <table:table-cell office:value-type="float" office:value="64833" calcext:value-type="float">
            <text:p>64833</text:p>
          </table:table-cell>
          <table:table-cell office:value-type="float" office:value="5898" calcext:value-type="float">
            <text:p>5898</text:p>
          </table:table-cell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RdCost::xGetSAD</text:p>
          </table:table-cell>
          <table:table-cell office:value-type="float" office:value="44274816" calcext:value-type="float">
            <text:p>44274816</text:p>
          </table:table-cell>
          <table:table-cell office:value-type="float" office:value="12251088" calcext:value-type="float">
            <text:p>12251088</text:p>
          </table:table-cell>
          <table:table-cell office:value-type="float" office:value="301392" calcext:value-type="float">
            <text:p>301392</text:p>
          </table:table-cell>
          <table:table-cell office:value-type="float" office:value="10110" calcext:value-type="float">
            <text:p>10110</text:p>
          </table:table-cell>
          <table:table-cell office:value-type="float" office:value="462109" calcext:value-type="float">
            <text:p>462109</text:p>
          </table:table-cell>
          <table:table-cell office:value-type="float" office:value="10093" calcext:value-type="float">
            <text:p>10093</text:p>
          </table:table-cell>
          <table:table-cell office:value-type="float" office:value="293" calcext:value-type="float">
            <text:p>29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EncodeResidualQT</text:p>
          </table:table-cell>
          <table:table-cell office:value-type="float" office:value="44207773" calcext:value-type="float">
            <text:p>44207773</text:p>
          </table:table-cell>
          <table:table-cell office:value-type="float" office:value="20189527" calcext:value-type="float">
            <text:p>20189527</text:p>
          </table:table-cell>
          <table:table-cell office:value-type="float" office:value="14730623" calcext:value-type="float">
            <text:p>14730623</text:p>
          </table:table-cell>
          <table:table-cell office:value-type="float" office:value="882913" calcext:value-type="float">
            <text:p>882913</text:p>
          </table:table-cell>
          <table:table-cell office:value-type="float" office:value="2289953" calcext:value-type="float">
            <text:p>2289953</text:p>
          </table:table-cell>
          <table:table-cell office:value-type="float" office:value="716416" calcext:value-type="float">
            <text:p>716416</text:p>
          </table:table-cell>
          <table:table-cell office:value-type="float" office:value="3312" calcext:value-type="float">
            <text:p>3312</text:p>
          </table:table-cell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TComYuv::copyPartToPartYuv</text:p>
          </table:table-cell>
          <table:table-cell office:value-type="float" office:value="43734720" calcext:value-type="float">
            <text:p>43734720</text:p>
          </table:table-cell>
          <table:table-cell office:value-type="float" office:value="9566970" calcext:value-type="float">
            <text:p>9566970</text:p>
          </table:table-cell>
          <table:table-cell office:value-type="float" office:value="12300390" calcext:value-type="float">
            <text:p>12300390</text:p>
          </table:table-cell>
          <table:table-cell office:value-type="float" office:value="225195" calcext:value-type="float">
            <text:p>225195</text:p>
          </table:table-cell>
          <table:table-cell office:value-type="float" office:value="224514" calcext:value-type="float">
            <text:p>224514</text:p>
          </table:table-cell>
          <table:table-cell office:value-type="float" office:value="6582" calcext:value-type="float">
            <text:p>6582</text:p>
          </table:table-cell>
          <table:table-cell office:value-type="float" office:value="1700" calcext:value-type="float">
            <text:p>170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estIntraPredQT</text:p>
          </table:table-cell>
          <table:table-cell office:value-type="float" office:value="43228979" calcext:value-type="float">
            <text:p>43228979</text:p>
          </table:table-cell>
          <table:table-cell office:value-type="float" office:value="15013169" calcext:value-type="float">
            <text:p>15013169</text:p>
          </table:table-cell>
          <table:table-cell office:value-type="float" office:value="20831873" calcext:value-type="float">
            <text:p>20831873</text:p>
          </table:table-cell>
          <table:table-cell office:value-type="float" office:value="1001383" calcext:value-type="float">
            <text:p>1001383</text:p>
          </table:table-cell>
          <table:table-cell office:value-type="float" office:value="1784744" calcext:value-type="float">
            <text:p>1784744</text:p>
          </table:table-cell>
          <table:table-cell office:value-type="float" office:value="722496" calcext:value-type="float">
            <text:p>722496</text:p>
          </table:table-cell>
          <table:table-cell office:value-type="float" office:value="3226" calcext:value-type="float">
            <text:p>3226</text:p>
          </table:table-cell>
          <table:table-cell office:value-type="float" office:value="861" calcext:value-type="float">
            <text:p>86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TEncSearch::xGetInterPredictionError</text:p>
          </table:table-cell>
          <table:table-cell office:value-type="float" office:value="42384384" calcext:value-type="float">
            <text:p>42384384</text:p>
          </table:table-cell>
          <table:table-cell office:value-type="float" office:value="13245120" calcext:value-type="float">
            <text:p>13245120</text:p>
          </table:table-cell>
          <table:table-cell office:value-type="float" office:value="18921600" calcext:value-type="float">
            <text:p>18921600</text:p>
          </table:table-cell>
          <table:table-cell office:value-type="float" office:value="456038" calcext:value-type="float">
            <text:p>456038</text:p>
          </table:table-cell>
          <table:table-cell office:value-type="float" office:value="962266" calcext:value-type="float">
            <text:p>962266</text:p>
          </table:table-cell>
          <table:table-cell office:value-type="float" office:value="473284" calcext:value-type="float">
            <text:p>473284</text:p>
          </table:table-cell>
          <table:table-cell office:value-type="float" office:value="3088" calcext:value-type="float">
            <text:p>3088</text:p>
          </table:table-cell>
          <table:table-cell office:value-type="float" office:value="1464" calcext:value-type="float">
            <text:p>146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string" calcext:value-type="string">
            <text:p>TComPrediction::xPredInterBi</text:p>
          </table:table-cell>
          <table:table-cell office:value-type="float" office:value="41922646" calcext:value-type="float">
            <text:p>41922646</text:p>
          </table:table-cell>
          <table:table-cell office:value-type="float" office:value="16052156" calcext:value-type="float">
            <text:p>16052156</text:p>
          </table:table-cell>
          <table:table-cell office:value-type="float" office:value="12962650" calcext:value-type="float">
            <text:p>12962650</text:p>
          </table:table-cell>
          <table:table-cell office:value-type="float" office:value="574466" calcext:value-type="float">
            <text:p>574466</text:p>
          </table:table-cell>
          <table:table-cell office:value-type="float" office:value="998379" calcext:value-type="float">
            <text:p>998379</text:p>
          </table:table-cell>
          <table:table-cell office:value-type="float" office:value="156544" calcext:value-type="float">
            <text:p>156544</text:p>
          </table:table-cell>
          <table:table-cell office:value-type="float" office:value="4022" calcext:value-type="float">
            <text:p>4022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TU::GetEquivalentLog2TrSize</text:p>
          </table:table-cell>
          <table:table-cell office:value-type="float" office:value="41768551" calcext:value-type="float">
            <text:p>41768551</text:p>
          </table:table-cell>
          <table:table-cell office:value-type="float" office:value="18985705" calcext:value-type="float">
            <text:p>18985705</text:p>
          </table:table-cell>
          <table:table-cell office:value-type="float" office:value="3797141" calcext:value-type="float">
            <text:p>3797141</text:p>
          </table:table-cell>
          <table:table-cell office:value-type="float" office:value="243688" calcext:value-type="float">
            <text:p>243688</text:p>
          </table:table-cell>
          <table:table-cell office:value-type="float" office:value="34799" calcext:value-type="float">
            <text:p>34799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CtxQtCbf</text:p>
          </table:table-cell>
          <table:table-cell office:value-type="float" office:value="40365984" calcext:value-type="float">
            <text:p>40365984</text:p>
          </table:table-cell>
          <table:table-cell office:value-type="float" office:value="21043464" calcext:value-type="float">
            <text:p>21043464</text:p>
          </table:table-cell>
          <table:table-cell office:value-type="float" office:value="0" calcext:value-type="float">
            <text:p>0</text:p>
          </table:table-cell>
          <table:table-cell office:value-type="float" office:value="415947" calcext:value-type="float">
            <text:p>415947</text:p>
          </table:table-cell>
          <table:table-cell office:value-type="float" office:value="373526" calcext:value-type="float">
            <text:p>373526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RecurIntraCodingQT</text:p>
          </table:table-cell>
          <table:table-cell office:value-type="float" office:value="40175013" calcext:value-type="float">
            <text:p>40175013</text:p>
          </table:table-cell>
          <table:table-cell office:value-type="float" office:value="16320088" calcext:value-type="float">
            <text:p>16320088</text:p>
          </table:table-cell>
          <table:table-cell office:value-type="float" office:value="12918484" calcext:value-type="float">
            <text:p>12918484</text:p>
          </table:table-cell>
          <table:table-cell office:value-type="float" office:value="2400551" calcext:value-type="float">
            <text:p>2400551</text:p>
          </table:table-cell>
          <table:table-cell office:value-type="float" office:value="2760474" calcext:value-type="float">
            <text:p>2760474</text:p>
          </table:table-cell>
          <table:table-cell office:value-type="float" office:value="553833" calcext:value-type="float">
            <text:p>553833</text:p>
          </table:table-cell>
          <table:table-cell office:value-type="float" office:value="1570" calcext:value-type="float">
            <text:p>1570</text:p>
          </table:table-cell>
          <table:table-cell office:value-type="float" office:value="1220" calcext:value-type="float">
            <text:p>122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TComCUMvField::setAllMvField</text:p>
          </table:table-cell>
          <table:table-cell office:value-type="float" office:value="39823618" calcext:value-type="float">
            <text:p>39823618</text:p>
          </table:table-cell>
          <table:table-cell office:value-type="float" office:value="16144710" calcext:value-type="float">
            <text:p>16144710</text:p>
          </table:table-cell>
          <table:table-cell office:value-type="float" office:value="20449966" calcext:value-type="float">
            <text:p>20449966</text:p>
          </table:table-cell>
          <table:table-cell office:value-type="float" office:value="357686" calcext:value-type="float">
            <text:p>357686</text:p>
          </table:table-cell>
          <table:table-cell office:value-type="float" office:value="105906" calcext:value-type="float">
            <text:p>105906</text:p>
          </table:table-cell>
          <table:table-cell office:value-type="float" office:value="17480" calcext:value-type="float">
            <text:p>17480</text:p>
          </table:table-cell>
          <table:table-cell office:value-type="float" office:value="998" calcext:value-type="float">
            <text:p>99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ButterflyInverse4</text:p>
          </table:table-cell>
          <table:table-cell office:value-type="float" office:value="39052300" calcext:value-type="float">
            <text:p>39052300</text:p>
          </table:table-cell>
          <table:table-cell office:value-type="float" office:value="20195618" calcext:value-type="float">
            <text:p>20195618</text:p>
          </table:table-cell>
          <table:table-cell office:value-type="float" office:value="5802056" calcext:value-type="float">
            <text:p>5802056</text:p>
          </table:table-cell>
          <table:table-cell office:value-type="float" office:value="429394" calcext:value-type="float">
            <text:p>429394</text:p>
          </table:table-cell>
          <table:table-cell office:value-type="float" office:value="49408" calcext:value-type="float">
            <text:p>49408</text:p>
          </table:table-cell>
          <table:table-cell office:value-type="float" office:value="359576" calcext:value-type="float">
            <text:p>359576</text:p>
          </table:table-cell>
          <table:table-cell office:value-type="float" office:value="411" calcext:value-type="float">
            <text:p>411</text:p>
          </table:table-cell>
          <table:table-cell office:value-type="float" office:value="64" calcext:value-type="float">
            <text:p>64</text:p>
          </table:table-cell>
          <table:table-cell office:value-type="float" office:value="8586" calcext:value-type="float">
            <text:p>8586</text:p>
          </table:table-cell>
        </table:table-row>
        <table:table-row table:style-name="ro1">
          <table:table-cell office:value-type="string" calcext:value-type="string">
            <text:p>TEncSbac::xWriteCoefRemainExGolomb</text:p>
          </table:table-cell>
          <table:table-cell office:value-type="float" office:value="38600862" calcext:value-type="float">
            <text:p>38600862</text:p>
          </table:table-cell>
          <table:table-cell office:value-type="float" office:value="15838136" calcext:value-type="float">
            <text:p>15838136</text:p>
          </table:table-cell>
          <table:table-cell office:value-type="float" office:value="10136966" calcext:value-type="float">
            <text:p>10136966</text:p>
          </table:table-cell>
          <table:table-cell office:value-type="float" office:value="226660" calcext:value-type="float">
            <text:p>226660</text:p>
          </table:table-cell>
          <table:table-cell office:value-type="float" office:value="5100" calcext:value-type="float">
            <text:p>5100</text:p>
          </table:table-cell>
          <table:table-cell office:value-type="float" office:value="25803" calcext:value-type="float">
            <text:p>2580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Right</text:p>
          </table:table-cell>
          <table:table-cell office:value-type="float" office:value="37881533" calcext:value-type="float">
            <text:p>37881533</text:p>
          </table:table-cell>
          <table:table-cell office:value-type="float" office:value="18689931" calcext:value-type="float">
            <text:p>18689931</text:p>
          </table:table-cell>
          <table:table-cell office:value-type="float" office:value="6901070" calcext:value-type="float">
            <text:p>6901070</text:p>
          </table:table-cell>
          <table:table-cell office:value-type="float" office:value="591630" calcext:value-type="float">
            <text:p>591630</text:p>
          </table:table-cell>
          <table:table-cell office:value-type="float" office:value="1747594" calcext:value-type="float">
            <text:p>1747594</text:p>
          </table:table-cell>
          <table:table-cell office:value-type="float" office:value="50878" calcext:value-type="float">
            <text:p>50878</text:p>
          </table:table-cell>
          <table:table-cell office:value-type="float" office:value="4715" calcext:value-type="float">
            <text:p>4715</text:p>
          </table:table-cell>
          <table:table-cell office:value-type="float" office:value="1712" calcext:value-type="float">
            <text:p>17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ComTrQuant::getSigCoeffGroupCtxInc</text:p>
          </table:table-cell>
          <table:table-cell office:value-type="float" office:value="37315338" calcext:value-type="float">
            <text:p>37315338</text:p>
          </table:table-cell>
          <table:table-cell office:value-type="float" office:value="12500877" calcext:value-type="float">
            <text:p>12500877</text:p>
          </table:table-cell>
          <table:table-cell office:value-type="float" office:value="2799162" calcext:value-type="float">
            <text:p>2799162</text:p>
          </table:table-cell>
          <table:table-cell office:value-type="float" office:value="76930" calcext:value-type="float">
            <text:p>76930</text:p>
          </table:table-cell>
          <table:table-cell office:value-type="float" office:value="57966" calcext:value-type="float">
            <text:p>57966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setMVPIdxSubParts</text:p>
          </table:table-cell>
          <table:table-cell office:value-type="float" office:value="37304583" calcext:value-type="float">
            <text:p>37304583</text:p>
          </table:table-cell>
          <table:table-cell office:value-type="float" office:value="17193445" calcext:value-type="float">
            <text:p>17193445</text:p>
          </table:table-cell>
          <table:table-cell office:value-type="float" office:value="9826226" calcext:value-type="float">
            <text:p>9826226</text:p>
          </table:table-cell>
          <table:table-cell office:value-type="float" office:value="516227" calcext:value-type="float">
            <text:p>516227</text:p>
          </table:table-cell>
          <table:table-cell office:value-type="float" office:value="3525303" calcext:value-type="float">
            <text:p>3525303</text:p>
          </table:table-cell>
          <table:table-cell office:value-type="float" office:value="475304" calcext:value-type="float">
            <text:p>475304</text:p>
          </table:table-cell>
          <table:table-cell office:value-type="float" office:value="3478" calcext:value-type="float">
            <text:p>3478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PatternSearchFracDIF</text:p>
          </table:table-cell>
          <table:table-cell office:value-type="float" office:value="36998076" calcext:value-type="float">
            <text:p>36998076</text:p>
          </table:table-cell>
          <table:table-cell office:value-type="float" office:value="12999324" calcext:value-type="float">
            <text:p>12999324</text:p>
          </table:table-cell>
          <table:table-cell office:value-type="float" office:value="16332484" calcext:value-type="float">
            <text:p>16332484</text:p>
          </table:table-cell>
          <table:table-cell office:value-type="float" office:value="568729" calcext:value-type="float">
            <text:p>568729</text:p>
          </table:table-cell>
          <table:table-cell office:value-type="float" office:value="2634969" calcext:value-type="float">
            <text:p>2634969</text:p>
          </table:table-cell>
          <table:table-cell office:value-type="float" office:value="1016684" calcext:value-type="float">
            <text:p>1016684</text:p>
          </table:table-cell>
          <table:table-cell office:value-type="float" office:value="3028" calcext:value-type="float">
            <text:p>3028</text:p>
          </table:table-cell>
          <table:table-cell office:value-type="float" office:value="4351" calcext:value-type="float">
            <text:p>4351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TComDataCU::setMVPNumSubParts</text:p>
          </table:table-cell>
          <table:table-cell office:value-type="float" office:value="35931901" calcext:value-type="float">
            <text:p>35931901</text:p>
          </table:table-cell>
          <table:table-cell office:value-type="float" office:value="16563233" calcext:value-type="float">
            <text:p>16563233</text:p>
          </table:table-cell>
          <table:table-cell office:value-type="float" office:value="9476906" calcext:value-type="float">
            <text:p>9476906</text:p>
          </table:table-cell>
          <table:table-cell office:value-type="float" office:value="155707" calcext:value-type="float">
            <text:p>155707</text:p>
          </table:table-cell>
          <table:table-cell office:value-type="float" office:value="968482" calcext:value-type="float">
            <text:p>968482</text:p>
          </table:table-cell>
          <table:table-cell office:value-type="float" office:value="3703" calcext:value-type="float">
            <text:p>3703</text:p>
          </table:table-cell>
          <table:table-cell office:value-type="float" office:value="2140" calcext:value-type="float">
            <text:p>2140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Entropy::encodeQtCbf</text:p>
          </table:table-cell>
          <table:table-cell office:value-type="float" office:value="33391162" calcext:value-type="float">
            <text:p>33391162</text:p>
          </table:table-cell>
          <table:table-cell office:value-type="float" office:value="19080664" calcext:value-type="float">
            <text:p>19080664</text:p>
          </table:table-cell>
          <table:table-cell office:value-type="float" office:value="11925415" calcext:value-type="float">
            <text:p>11925415</text:p>
          </table:table-cell>
          <table:table-cell office:value-type="float" office:value="173328" calcext:value-type="float">
            <text:p>173328</text:p>
          </table:table-cell>
          <table:table-cell office:value-type="float" office:value="1312599" calcext:value-type="float">
            <text:p>1312599</text:p>
          </table:table-cell>
          <table:table-cell office:value-type="float" office:value="143545" calcext:value-type="float">
            <text:p>1435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fastInverseDst</text:p>
          </table:table-cell>
          <table:table-cell office:value-type="float" office:value="32243400" calcext:value-type="float">
            <text:p>32243400</text:p>
          </table:table-cell>
          <table:table-cell office:value-type="float" office:value="15978396" calcext:value-type="float">
            <text:p>15978396</text:p>
          </table:table-cell>
          <table:table-cell office:value-type="float" office:value="4155816" calcext:value-type="float">
            <text:p>4155816</text:p>
          </table:table-cell>
          <table:table-cell office:value-type="float" office:value="210184" calcext:value-type="float">
            <text:p>210184</text:p>
          </table:table-cell>
          <table:table-cell office:value-type="float" office:value="35826" calcext:value-type="float">
            <text:p>35826</text:p>
          </table:table-cell>
          <table:table-cell office:value-type="float" office:value="250782" calcext:value-type="float">
            <text:p>250782</text:p>
          </table:table-cell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TComDataCU::xGetDistScaleFactor</text:p>
          </table:table-cell>
          <table:table-cell office:value-type="float" office:value="32212680" calcext:value-type="float">
            <text:p>32212680</text:p>
          </table:table-cell>
          <table:table-cell office:value-type="float" office:value="6310878" calcext:value-type="float">
            <text:p>6310878</text:p>
          </table:table-cell>
          <table:table-cell office:value-type="float" office:value="1803108" calcext:value-type="float">
            <text:p>1803108</text:p>
          </table:table-cell>
          <table:table-cell office:value-type="float" office:value="206277" calcext:value-type="float">
            <text:p>206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bac::getNumberOfWrittenBits</text:p>
          </table:table-cell>
          <table:table-cell office:value-type="float" office:value="30973840" calcext:value-type="float">
            <text:p>30973840</text:p>
          </table:table-cell>
          <table:table-cell office:value-type="float" office:value="19358650" calcext:value-type="float">
            <text:p>19358650</text:p>
          </table:table-cell>
          <table:table-cell office:value-type="float" office:value="7743460" calcext:value-type="float">
            <text:p>7743460</text:p>
          </table:table-cell>
          <table:table-cell office:value-type="float" office:value="0" calcext:value-type="float">
            <text:p>0</text:p>
          </table:table-cell>
          <table:table-cell office:value-type="float" office:value="466665" calcext:value-type="float">
            <text:p>466665</text:p>
          </table:table-cell>
          <table:table-cell office:value-type="float" office:value="199258" calcext:value-type="float">
            <text:p>199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Search::xSetSearchRange</text:p>
          </table:table-cell>
          <table:table-cell office:value-type="float" office:value="30683772" calcext:value-type="float">
            <text:p>30683772</text:p>
          </table:table-cell>
          <table:table-cell office:value-type="float" office:value="10227924" calcext:value-type="float">
            <text:p>10227924</text:p>
          </table:table-cell>
          <table:table-cell office:value-type="float" office:value="13069014" calcext:value-type="float">
            <text:p>13069014</text:p>
          </table:table-cell>
          <table:table-cell office:value-type="float" office:value="275095" calcext:value-type="float">
            <text:p>275095</text:p>
          </table:table-cell>
          <table:table-cell office:value-type="float" office:value="39695" calcext:value-type="float">
            <text:p>39695</text:p>
          </table:table-cell>
          <table:table-cell office:value-type="float" office:value="30925" calcext:value-type="float">
            <text:p>30925</text:p>
          </table:table-cell>
          <table:table-cell office:value-type="float" office:value="650" calcext:value-type="float">
            <text:p>65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TComPrediction::motionCompensation</text:p>
          </table:table-cell>
          <table:table-cell office:value-type="float" office:value="29974044" calcext:value-type="float">
            <text:p>29974044</text:p>
          </table:table-cell>
          <table:table-cell office:value-type="float" office:value="8697050" calcext:value-type="float">
            <text:p>8697050</text:p>
          </table:table-cell>
          <table:table-cell office:value-type="float" office:value="13208448" calcext:value-type="float">
            <text:p>13208448</text:p>
          </table:table-cell>
          <table:table-cell office:value-type="float" office:value="719876" calcext:value-type="float">
            <text:p>719876</text:p>
          </table:table-cell>
          <table:table-cell office:value-type="float" office:value="252548" calcext:value-type="float">
            <text:p>252548</text:p>
          </table:table-cell>
          <table:table-cell office:value-type="float" office:value="134418" calcext:value-type="float">
            <text:p>134418</text:p>
          </table:table-cell>
          <table:table-cell office:value-type="float" office:value="4223" calcext:value-type="float">
            <text:p>4223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ComDataCU::getPUAboveLeft</text:p>
          </table:table-cell>
          <table:table-cell office:value-type="float" office:value="29296001" calcext:value-type="float">
            <text:p>29296001</text:p>
          </table:table-cell>
          <table:table-cell office:value-type="float" office:value="13253436" calcext:value-type="float">
            <text:p>13253436</text:p>
          </table:table-cell>
          <table:table-cell office:value-type="float" office:value="6497898" calcext:value-type="float">
            <text:p>6497898</text:p>
          </table:table-cell>
          <table:table-cell office:value-type="float" office:value="1007836" calcext:value-type="float">
            <text:p>1007836</text:p>
          </table:table-cell>
          <table:table-cell office:value-type="float" office:value="691990" calcext:value-type="float">
            <text:p>691990</text:p>
          </table:table-cell>
          <table:table-cell office:value-type="float" office:value="228869" calcext:value-type="float">
            <text:p>228869</text:p>
          </table:table-cell>
          <table:table-cell office:value-type="float" office:value="3476" calcext:value-type="float">
            <text:p>3476</text:p>
          </table:table-cell>
          <table:table-cell office:value-type="float" office:value="135" calcext:value-type="float">
            <text:p>13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TComDataCU::getPUAboveRightAdi</text:p>
          </table:table-cell>
          <table:table-cell office:value-type="float" office:value="28250646" calcext:value-type="float">
            <text:p>28250646</text:p>
          </table:table-cell>
          <table:table-cell office:value-type="float" office:value="13985294" calcext:value-type="float">
            <text:p>13985294</text:p>
          </table:table-cell>
          <table:table-cell office:value-type="float" office:value="5960058" calcext:value-type="float">
            <text:p>5960058</text:p>
          </table:table-cell>
          <table:table-cell office:value-type="float" office:value="391320" calcext:value-type="float">
            <text:p>391320</text:p>
          </table:table-cell>
          <table:table-cell office:value-type="float" office:value="1153670" calcext:value-type="float">
            <text:p>1153670</text:p>
          </table:table-cell>
          <table:table-cell office:value-type="float" office:value="10447" calcext:value-type="float">
            <text:p>10447</text:p>
          </table:table-cell>
          <table:table-cell office:value-type="float" office:value="785" calcext:value-type="float">
            <text:p>785</text:p>
          </table:table-cell>
          <table:table-cell office:value-type="float" office:value="582" calcext:value-type="float">
            <text:p>5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ComTU::useDST</text:p>
          </table:table-cell>
          <table:table-cell office:value-type="float" office:value="27493296" calcext:value-type="float">
            <text:p>27493296</text:p>
          </table:table-cell>
          <table:table-cell office:value-type="float" office:value="16673099" calcext:value-type="float">
            <text:p>16673099</text:p>
          </table:table-cell>
          <table:table-cell office:value-type="float" office:value="3311530" calcext:value-type="float">
            <text:p>3311530</text:p>
          </table:table-cell>
          <table:table-cell office:value-type="float" office:value="125248" calcext:value-type="float">
            <text:p>125248</text:p>
          </table:table-cell>
          <table:table-cell office:value-type="float" office:value="196953" calcext:value-type="float">
            <text:p>196953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cBinCABACCounter::encodeBinsEP</text:p>
          </table:table-cell>
          <table:table-cell office:value-type="float" office:value="27480607" calcext:value-type="float">
            <text:p>27480607</text:p>
          </table:table-cell>
          <table:table-cell office:value-type="float" office:value="9992948" calcext:value-type="float">
            <text:p>9992948</text:p>
          </table:table-cell>
          <table:table-cell office:value-type="float" office:value="7494711" calcext:value-type="float">
            <text:p>7494711</text:p>
          </table:table-cell>
          <table:table-cell office:value-type="float" office:value="217634" calcext:value-type="float">
            <text:p>217634</text:p>
          </table:table-cell>
          <table:table-cell office:value-type="float" office:value="8601" calcext:value-type="float">
            <text:p>8601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I1mr</text:p>
          </table:table-cell>
          <table:table-cell office:value-type="string" calcext:value-type="string">
            <text:p>D1mr</text:p>
          </table:table-cell>
          <table:table-cell office:value-type="string" calcext:value-type="string">
            <text:p>D1mw</text:p>
          </table:table-cell>
          <table:table-cell office:value-type="string" calcext:value-type="string">
            <text:p>ILmr</text:p>
          </table:table-cell>
          <table:table-cell office:value-type="string" calcext:value-type="string">
            <text:p>DLmr</text:p>
          </table:table-cell>
          <table:table-cell office:value-type="string" calcext:value-type="string">
            <text:p>DLmw</text:p>
          </table:table-cell>
        </table:table-row>
        <table:table-row table:style-name="ro1">
          <table:table-cell office:value-type="string" calcext:value-type="string">
            <text:p>Entropy</text:p>
          </table:table-cell>
          <table:table-cell office:value-type="float" office:value="4038462812" calcext:value-type="float">
            <text:p>4038462812</text:p>
          </table:table-cell>
          <table:table-cell office:value-type="float" office:value="1547911120" calcext:value-type="float">
            <text:p>1547911120</text:p>
          </table:table-cell>
          <table:table-cell office:value-type="float" office:value="1004983760" calcext:value-type="float">
            <text:p>1004983760</text:p>
          </table:table-cell>
          <table:table-cell office:value-type="float" office:value="27226094" calcext:value-type="float">
            <text:p>27226094</text:p>
          </table:table-cell>
          <table:table-cell office:value-type="float" office:value="124518395" calcext:value-type="float">
            <text:p>124518395</text:p>
          </table:table-cell>
          <table:table-cell office:value-type="float" office:value="40459033" calcext:value-type="float">
            <text:p>40459033</text:p>
          </table:table-cell>
          <table:table-cell office:value-type="float" office:value="19936" calcext:value-type="float">
            <text:p>19936</text:p>
          </table:table-cell>
          <table:table-cell office:value-type="float" office:value="27216" calcext:value-type="float">
            <text:p>27216</text:p>
          </table:table-cell>
          <table:table-cell office:value-type="float" office:value="29759" calcext:value-type="float">
            <text:p>29759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float" office:value="36017051230" calcext:value-type="float">
            <text:p>36017051230</text:p>
          </table:table-cell>
          <table:table-cell office:value-type="float" office:value="19207183854" calcext:value-type="float">
            <text:p>19207183854</text:p>
          </table:table-cell>
          <table:table-cell office:value-type="float" office:value="1879865178" calcext:value-type="float">
            <text:p>1879865178</text:p>
          </table:table-cell>
          <table:table-cell office:value-type="float" office:value="4663136" calcext:value-type="float">
            <text:p>4663136</text:p>
          </table:table-cell>
          <table:table-cell office:value-type="float" office:value="221406752" calcext:value-type="float">
            <text:p>221406752</text:p>
          </table:table-cell>
          <table:table-cell office:value-type="float" office:value="154202727" calcext:value-type="float">
            <text:p>154202727</text:p>
          </table:table-cell>
          <table:table-cell office:value-type="float" office:value="26406" calcext:value-type="float">
            <text:p>26406</text:p>
          </table:table-cell>
          <table:table-cell office:value-type="float" office:value="1647057" calcext:value-type="float">
            <text:p>1647057</text:p>
          </table:table-cell>
          <table:table-cell office:value-type="float" office:value="284615" calcext:value-type="float">
            <text:p>284615</text:p>
          </table:table-cell>
        </table:table-row>
        <table:table-row table:style-name="ro1">
          <table:table-cell office:value-type="string" calcext:value-type="string">
            <text:p>InvQuant</text:p>
          </table:table-cell>
          <table:table-cell office:value-type="float" office:value="345628057" calcext:value-type="float">
            <text:p>345628057</text:p>
          </table:table-cell>
          <table:table-cell office:value-type="float" office:value="130963311" calcext:value-type="float">
            <text:p>130963311</text:p>
          </table:table-cell>
          <table:table-cell office:value-type="float" office:value="19122565" calcext:value-type="float">
            <text:p>19122565</text:p>
          </table:table-cell>
          <table:table-cell office:value-type="float" office:value="1023694" calcext:value-type="float">
            <text:p>1023694</text:p>
          </table:table-cell>
          <table:table-cell office:value-type="float" office:value="1640788" calcext:value-type="float">
            <text:p>1640788</text:p>
          </table:table-cell>
          <table:table-cell office:value-type="float" office:value="1926787" calcext:value-type="float">
            <text:p>1926787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float" office:value="10661605361" calcext:value-type="float">
            <text:p>10661605361</text:p>
          </table:table-cell>
          <table:table-cell office:value-type="float" office:value="4018481441" calcext:value-type="float">
            <text:p>4018481441</text:p>
          </table:table-cell>
          <table:table-cell office:value-type="float" office:value="2389958794" calcext:value-type="float">
            <text:p>2389958794</text:p>
          </table:table-cell>
          <table:table-cell office:value-type="float" office:value="25501436" calcext:value-type="float">
            <text:p>25501436</text:p>
          </table:table-cell>
          <table:table-cell office:value-type="float" office:value="207450392" calcext:value-type="float">
            <text:p>207450392</text:p>
          </table:table-cell>
          <table:table-cell office:value-type="float" office:value="237616710" calcext:value-type="float">
            <text:p>237616710</text:p>
          </table:table-cell>
          <table:table-cell office:value-type="float" office:value="26450" calcext:value-type="float">
            <text:p>26450</text:p>
          </table:table-cell>
          <table:table-cell office:value-type="float" office:value="18772" calcext:value-type="float">
            <text:p>18772</text:p>
          </table:table-cell>
          <table:table-cell office:value-type="float" office:value="284642" calcext:value-type="float">
            <text:p>284642</text:p>
          </table:table-cell>
        </table:table-row>
        <table:table-row table:style-name="ro1">
          <table:table-cell office:value-type="string" calcext:value-type="string">
            <text:p>InvTransf</text:p>
          </table:table-cell>
          <table:table-cell office:value-type="float" office:value="1240978944" calcext:value-type="float">
            <text:p>1240978944</text:p>
          </table:table-cell>
          <table:table-cell office:value-type="float" office:value="656401532" calcext:value-type="float">
            <text:p>656401532</text:p>
          </table:table-cell>
          <table:table-cell office:value-type="float" office:value="116610158" calcext:value-type="float">
            <text:p>116610158</text:p>
          </table:table-cell>
          <table:table-cell office:value-type="float" office:value="2980351" calcext:value-type="float">
            <text:p>2980351</text:p>
          </table:table-cell>
          <table:table-cell office:value-type="float" office:value="12263466" calcext:value-type="float">
            <text:p>12263466</text:p>
          </table:table-cell>
          <table:table-cell office:value-type="float" office:value="7289102" calcext:value-type="float">
            <text:p>7289102</text:p>
          </table:table-cell>
          <table:table-cell office:value-type="float" office:value="8206" calcext:value-type="float">
            <text:p>8206</text:p>
          </table:table-cell>
          <table:table-cell office:value-type="float" office:value="4321" calcext:value-type="float">
            <text:p>4321</text:p>
          </table:table-cell>
          <table:table-cell office:value-type="float" office:value="54256" calcext:value-type="float">
            <text:p>54256</text:p>
          </table:table-cell>
        </table:table-row>
        <table:table-row table:style-name="ro1">
          <table:table-cell office:value-type="string" calcext:value-type="string">
            <text:p>Transf</text:p>
          </table:table-cell>
          <table:table-cell office:value-type="float" office:value="7413415170" calcext:value-type="float">
            <text:p>7413415170</text:p>
          </table:table-cell>
          <table:table-cell office:value-type="float" office:value="3189974711" calcext:value-type="float">
            <text:p>3189974711</text:p>
          </table:table-cell>
          <table:table-cell office:value-type="float" office:value="1357936079" calcext:value-type="float">
            <text:p>1357936079</text:p>
          </table:table-cell>
          <table:table-cell office:value-type="float" office:value="47059252" calcext:value-type="float">
            <text:p>47059252</text:p>
          </table:table-cell>
          <table:table-cell office:value-type="float" office:value="181387339" calcext:value-type="float">
            <text:p>181387339</text:p>
          </table:table-cell>
          <table:table-cell office:value-type="float" office:value="83839813" calcext:value-type="float">
            <text:p>83839813</text:p>
          </table:table-cell>
          <table:table-cell office:value-type="float" office:value="65912" calcext:value-type="float">
            <text:p>65912</text:p>
          </table:table-cell>
          <table:table-cell office:value-type="float" office:value="14712" calcext:value-type="float">
            <text:p>14712</text:p>
          </table:table-cell>
          <table:table-cell office:value-type="float" office:value="988577" calcext:value-type="float">
            <text:p>988577</text:p>
          </table:table-cell>
        </table:table-row>
        <table:table-row table:style-name="ro1">
          <table:table-cell office:value-type="string" calcext:value-type="string">
            <text:p>Pre/Pos</text:p>
          </table:table-cell>
          <table:table-cell office:value-type="float" office:value="1839192372" calcext:value-type="float">
            <text:p>1839192372</text:p>
          </table:table-cell>
          <table:table-cell office:value-type="float" office:value="620218827" calcext:value-type="float">
            <text:p>620218827</text:p>
          </table:table-cell>
          <table:table-cell office:value-type="float" office:value="328311845" calcext:value-type="float">
            <text:p>328311845</text:p>
          </table:table-cell>
          <table:table-cell office:value-type="float" office:value="6526411" calcext:value-type="float">
            <text:p>6526411</text:p>
          </table:table-cell>
          <table:table-cell office:value-type="float" office:value="25648360" calcext:value-type="float">
            <text:p>25648360</text:p>
          </table:table-cell>
          <table:table-cell office:value-type="float" office:value="11146090" calcext:value-type="float">
            <text:p>11146090</text:p>
          </table:table-cell>
          <table:table-cell office:value-type="float" office:value="39041" calcext:value-type="float">
            <text:p>39041</text:p>
          </table:table-cell>
          <table:table-cell office:value-type="float" office:value="15958" calcext:value-type="float">
            <text:p>15958</text:p>
          </table:table-cell>
          <table:table-cell office:value-type="float" office:value="57095" calcext:value-type="float">
            <text:p>57095</text:p>
          </table:table-cell>
        </table:table-row>
        <table:table-row table:style-name="ro1">
          <table:table-cell office:value-type="string" calcext:value-type="string">
            <text:p>Pred</text:p>
          </table:table-cell>
          <table:table-cell office:value-type="float" office:value="53740594565" calcext:value-type="float">
            <text:p>53740594565</text:p>
          </table:table-cell>
          <table:table-cell office:value-type="float" office:value="18413543095" calcext:value-type="float">
            <text:p>18413543095</text:p>
          </table:table-cell>
          <table:table-cell office:value-type="float" office:value="9451117820" calcext:value-type="float">
            <text:p>9451117820</text:p>
          </table:table-cell>
          <table:table-cell office:value-type="float" office:value="57147900" calcext:value-type="float">
            <text:p>57147900</text:p>
          </table:table-cell>
          <table:table-cell office:value-type="float" office:value="365680608" calcext:value-type="float">
            <text:p>365680608</text:p>
          </table:table-cell>
          <table:table-cell office:value-type="float" office:value="91006526" calcext:value-type="float">
            <text:p>91006526</text:p>
          </table:table-cell>
          <table:table-cell office:value-type="float" office:value="253630" calcext:value-type="float">
            <text:p>253630</text:p>
          </table:table-cell>
          <table:table-cell office:value-type="float" office:value="1142690" calcext:value-type="float">
            <text:p>1142690</text:p>
          </table:table-cell>
          <table:table-cell office:value-type="float" office:value="512911" calcext:value-type="float">
            <text:p>512911</text:p>
          </table:table-cell>
        </table:table-row>
        <table:table-row table:style-name="ro1">
          <table:table-cell office:value-type="string" calcext:value-type="string">
            <text:p>Intra</text:p>
          </table:table-cell>
          <table:table-cell office:value-type="float" office:value="1203273189" calcext:value-type="float">
            <text:p>1203273189</text:p>
          </table:table-cell>
          <table:table-cell office:value-type="float" office:value="414611756" calcext:value-type="float">
            <text:p>414611756</text:p>
          </table:table-cell>
          <table:table-cell office:value-type="float" office:value="208823469" calcext:value-type="float">
            <text:p>208823469</text:p>
          </table:table-cell>
          <table:table-cell office:value-type="float" office:value="9070950" calcext:value-type="float">
            <text:p>9070950</text:p>
          </table:table-cell>
          <table:table-cell office:value-type="float" office:value="17651151" calcext:value-type="float">
            <text:p>17651151</text:p>
          </table:table-cell>
          <table:table-cell office:value-type="float" office:value="11402178" calcext:value-type="float">
            <text:p>11402178</text:p>
          </table:table-cell>
          <table:table-cell office:value-type="float" office:value="5582" calcext:value-type="float">
            <text:p>5582</text:p>
          </table:table-cell>
          <table:table-cell office:value-type="float" office:value="24233" calcext:value-type="float">
            <text:p>24233</text:p>
          </table:table-cell>
          <table:table-cell office:value-type="float" office:value="167191" calcext:value-type="float">
            <text:p>167191</text:p>
          </table:table-cell>
        </table:table-row>
        <table:table-row table:style-name="ro1">
          <table:table-cell office:value-type="string" calcext:value-type="string">
            <text:p>Inter</text:p>
          </table:table-cell>
          <table:table-cell office:value-type="float" office:value="4146461527" calcext:value-type="float">
            <text:p>4146461527</text:p>
          </table:table-cell>
          <table:table-cell office:value-type="float" office:value="1326706822" calcext:value-type="float">
            <text:p>1326706822</text:p>
          </table:table-cell>
          <table:table-cell office:value-type="float" office:value="945141882" calcext:value-type="float">
            <text:p>945141882</text:p>
          </table:table-cell>
          <table:table-cell office:value-type="float" office:value="37326722" calcext:value-type="float">
            <text:p>37326722</text:p>
          </table:table-cell>
          <table:table-cell office:value-type="float" office:value="124844697" calcext:value-type="float">
            <text:p>124844697</text:p>
          </table:table-cell>
          <table:table-cell office:value-type="float" office:value="38144837" calcext:value-type="float">
            <text:p>38144837</text:p>
          </table:table-cell>
          <table:table-cell office:value-type="float" office:value="217792" calcext:value-type="float">
            <text:p>217792</text:p>
          </table:table-cell>
          <table:table-cell office:value-type="float" office:value="271913" calcext:value-type="float">
            <text:p>271913</text:p>
          </table:table-cell>
          <table:table-cell office:value-type="float" office:value="88351" calcext:value-type="float">
            <text:p>88351</text:p>
          </table:table-cell>
        </table:table-row>
        <table:table-row table:style-name="ro1">
          <table:table-cell office:value-type="string" calcext:value-type="string">
            <text:p>Inter/Intra</text:p>
          </table:table-cell>
          <table:table-cell office:value-type="float" office:value="48390859849" calcext:value-type="float">
            <text:p>48390859849</text:p>
          </table:table-cell>
          <table:table-cell office:value-type="float" office:value="16672224517" calcext:value-type="float">
            <text:p>16672224517</text:p>
          </table:table-cell>
          <table:table-cell office:value-type="float" office:value="8297152469" calcext:value-type="float">
            <text:p>8297152469</text:p>
          </table:table-cell>
          <table:table-cell office:value-type="float" office:value="10750228" calcext:value-type="float">
            <text:p>10750228</text:p>
          </table:table-cell>
          <table:table-cell office:value-type="float" office:value="223184760" calcext:value-type="float">
            <text:p>223184760</text:p>
          </table:table-cell>
          <table:table-cell office:value-type="float" office:value="41459511" calcext:value-type="float">
            <text:p>41459511</text:p>
          </table:table-cell>
          <table:table-cell office:value-type="float" office:value="30256" calcext:value-type="float">
            <text:p>30256</text:p>
          </table:table-cell>
          <table:table-cell office:value-type="float" office:value="846544" calcext:value-type="float">
            <text:p>846544</text:p>
          </table:table-cell>
          <table:table-cell office:value-type="float" office:value="257369" calcext:value-type="float">
            <text:p>257369</text:p>
          </table:table-cell>
        </table:table-row>
        <table:table-row table:style-name="ro1">
          <table:table-cell office:value-type="string" calcext:value-type="string">
            <text:p>PROGRAM TOTALS</text:p>
          </table:table-cell>
          <table:table-cell office:value-type="float" office:value="127406983353" calcext:value-type="float">
            <text:p>127406983353</text:p>
          </table:table-cell>
          <table:table-cell office:value-type="float" office:value="52358164836" calcext:value-type="float">
            <text:p>52358164836</text:p>
          </table:table-cell>
          <table:table-cell office:value-type="float" office:value="20123155402" calcext:value-type="float">
            <text:p>20123155402</text:p>
          </table:table-cell>
          <table:table-cell office:value-type="float" office:value="248531400" calcext:value-type="float">
            <text:p>248531400</text:p>
          </table:table-cell>
          <table:table-cell office:value-type="float" office:value="1557231210" calcext:value-type="float">
            <text:p>1557231210</text:p>
          </table:table-cell>
          <table:table-cell office:value-type="float" office:value="1398500018" calcext:value-type="float">
            <text:p>1398500018</text:p>
          </table:table-cell>
          <table:table-cell office:value-type="float" office:value="699735" calcext:value-type="float">
            <text:p>699735</text:p>
          </table:table-cell>
          <table:table-cell office:value-type="float" office:value="5634746" calcext:value-type="float">
            <text:p>5634746</text:p>
          </table:table-cell>
          <table:table-cell office:value-type="float" office:value="5512852" calcext:value-type="float">
            <text:p>55128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2T16:51:23.965312413</dc:date>
    <meta:document-statistic meta:table-count="1" meta:cell-count="1720" meta:object-count="1"/>
    <meta:generator>LibreOffice/4.2.8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632cm" svg:height="16.417cm" xlink:href=".." xlink:type="simple" chart:class="chart:bar" chart:style-name="ch1">
        <chart:legend chart:legend-position="end" svg:x="33.923cm" svg:y="5.917cm" style:legend-expansion="high" chart:style-name="ch2"/>
        <chart:plot-area chart:style-name="ch3" table:cell-range-address="Sheet1.A161:Sheet1.J169" chart:data-source-has-labels="both" svg:x="0.712cm" svg:y="0.328cm" svg:width="32.5cm" svg:height="15.761cm">
          <chartooo:coordinate-region svg:x="3cm" svg:y="0.527cm" svg:width="30.212cm" svg:height="14.915cm"/>
          <chart:axis chart:dimension="x" chart:name="primary-x" chart:style-name="ch4" chartooo:axis-type="auto">
            <chartooo:date-scale/>
            <chart:categories table:cell-range-address="Sheet1.A162:Sheet1.A1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169" chart:label-cell-address="Sheet1.B161:Sheet1.B161" chart:class="chart:bar">
            <chart:data-point chart:repeated="8"/>
          </chart:series>
          <chart:series chart:style-name="ch8" chart:values-cell-range-address="Sheet1.C162:Sheet1.C169" chart:label-cell-address="Sheet1.C161:Sheet1.C161" chart:class="chart:bar">
            <chart:data-point chart:repeated="8"/>
          </chart:series>
          <chart:series chart:style-name="ch9" chart:values-cell-range-address="Sheet1.D162:Sheet1.D169" chart:label-cell-address="Sheet1.D161:Sheet1.D161" chart:class="chart:bar">
            <chart:data-point chart:repeated="8"/>
          </chart:series>
          <chart:series chart:style-name="ch10" chart:values-cell-range-address="Sheet1.E162:Sheet1.E169" chart:label-cell-address="Sheet1.E161:Sheet1.E161" chart:class="chart:bar">
            <chart:data-point chart:repeated="8"/>
          </chart:series>
          <chart:series chart:style-name="ch11" chart:values-cell-range-address="Sheet1.F162:Sheet1.F169" chart:label-cell-address="Sheet1.F161:Sheet1.F161" chart:class="chart:bar">
            <chart:data-point chart:repeated="8"/>
          </chart:series>
          <chart:series chart:style-name="ch12" chart:values-cell-range-address="Sheet1.G162:Sheet1.G169" chart:label-cell-address="Sheet1.G161:Sheet1.G161" chart:class="chart:bar">
            <chart:data-point chart:repeated="8"/>
          </chart:series>
          <chart:series chart:style-name="ch13" chart:values-cell-range-address="Sheet1.H162:Sheet1.H169" chart:label-cell-address="Sheet1.H161:Sheet1.H161" chart:class="chart:bar">
            <chart:data-point chart:repeated="8"/>
          </chart:series>
          <chart:series chart:style-name="ch14" chart:values-cell-range-address="Sheet1.I162:Sheet1.I169" chart:label-cell-address="Sheet1.I161:Sheet1.I161" chart:class="chart:bar">
            <chart:data-point chart:repeated="8"/>
          </chart:series>
          <chart:series chart:style-name="ch15" chart:values-cell-range-address="Sheet1.J162:Sheet1.J169" chart:label-cell-address="Sheet1.J161:Sheet1.J161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r</text:p>
                <draw:g>
                  <svg:desc>Sheet1.B161:Sheet1.B161</svg:desc>
                </draw:g>
              </table:table-cell>
              <table:table-cell office:value-type="string">
                <text:p>Dr</text:p>
                <draw:g>
                  <svg:desc>Sheet1.C161:Sheet1.C161</svg:desc>
                </draw:g>
              </table:table-cell>
              <table:table-cell office:value-type="string">
                <text:p>Dw</text:p>
                <draw:g>
                  <svg:desc>Sheet1.D161:Sheet1.D161</svg:desc>
                </draw:g>
              </table:table-cell>
              <table:table-cell office:value-type="string">
                <text:p>I1mr</text:p>
                <draw:g>
                  <svg:desc>Sheet1.E161:Sheet1.E161</svg:desc>
                </draw:g>
              </table:table-cell>
              <table:table-cell office:value-type="string">
                <text:p>D1mr</text:p>
                <draw:g>
                  <svg:desc>Sheet1.F161:Sheet1.F161</svg:desc>
                </draw:g>
              </table:table-cell>
              <table:table-cell office:value-type="string">
                <text:p>D1mw</text:p>
                <draw:g>
                  <svg:desc>Sheet1.G161:Sheet1.G161</svg:desc>
                </draw:g>
              </table:table-cell>
              <table:table-cell office:value-type="string">
                <text:p>ILmr</text:p>
                <draw:g>
                  <svg:desc>Sheet1.H161:Sheet1.H161</svg:desc>
                </draw:g>
              </table:table-cell>
              <table:table-cell office:value-type="string">
                <text:p>DLmr</text:p>
                <draw:g>
                  <svg:desc>Sheet1.I161:Sheet1.I161</svg:desc>
                </draw:g>
              </table:table-cell>
              <table:table-cell office:value-type="string">
                <text:p>DLmw</text:p>
                <draw:g>
                  <svg:desc>Sheet1.J161:Sheet1.J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ropy</text:p>
                <draw:g>
                  <svg:desc>Sheet1.A162:Sheet1.A169</svg:desc>
                </draw:g>
              </table:table-cell>
              <table:table-cell office:value-type="float" office:value="4038462812">
                <text:p>4038462812</text:p>
                <draw:g>
                  <svg:desc>Sheet1.B162:Sheet1.B169</svg:desc>
                </draw:g>
              </table:table-cell>
              <table:table-cell office:value-type="float" office:value="1547911120">
                <text:p>1547911120</text:p>
                <draw:g>
                  <svg:desc>Sheet1.C162:Sheet1.C169</svg:desc>
                </draw:g>
              </table:table-cell>
              <table:table-cell office:value-type="float" office:value="1004983760">
                <text:p>1004983760</text:p>
                <draw:g>
                  <svg:desc>Sheet1.D162:Sheet1.D169</svg:desc>
                </draw:g>
              </table:table-cell>
              <table:table-cell office:value-type="float" office:value="27226094">
                <text:p>27226094</text:p>
                <draw:g>
                  <svg:desc>Sheet1.E162:Sheet1.E169</svg:desc>
                </draw:g>
              </table:table-cell>
              <table:table-cell office:value-type="float" office:value="124518395">
                <text:p>124518395</text:p>
                <draw:g>
                  <svg:desc>Sheet1.F162:Sheet1.F169</svg:desc>
                </draw:g>
              </table:table-cell>
              <table:table-cell office:value-type="float" office:value="40459033">
                <text:p>40459033</text:p>
                <draw:g>
                  <svg:desc>Sheet1.G162:Sheet1.G169</svg:desc>
                </draw:g>
              </table:table-cell>
              <table:table-cell office:value-type="float" office:value="19936">
                <text:p>19936</text:p>
                <draw:g>
                  <svg:desc>Sheet1.H162:Sheet1.H169</svg:desc>
                </draw:g>
              </table:table-cell>
              <table:table-cell office:value-type="float" office:value="27216">
                <text:p>27216</text:p>
                <draw:g>
                  <svg:desc>Sheet1.I162:Sheet1.I169</svg:desc>
                </draw:g>
              </table:table-cell>
              <table:table-cell office:value-type="float" office:value="29759">
                <text:p>29759</text:p>
                <draw:g>
                  <svg:desc>Sheet1.J162:Sheet1.J169</svg:desc>
                </draw:g>
              </table:table-cell>
            </table:table-row>
            <table:table-row>
              <table:table-cell office:value-type="string">
                <text:p>Filter</text:p>
              </table:table-cell>
              <table:table-cell office:value-type="float" office:value="36017051230">
                <text:p>36017051230</text:p>
              </table:table-cell>
              <table:table-cell office:value-type="float" office:value="19207183854">
                <text:p>19207183854</text:p>
              </table:table-cell>
              <table:table-cell office:value-type="float" office:value="1879865178">
                <text:p>1879865178</text:p>
              </table:table-cell>
              <table:table-cell office:value-type="float" office:value="4663136">
                <text:p>4663136</text:p>
              </table:table-cell>
              <table:table-cell office:value-type="float" office:value="221406752">
                <text:p>221406752</text:p>
              </table:table-cell>
              <table:table-cell office:value-type="float" office:value="154202727">
                <text:p>154202727</text:p>
              </table:table-cell>
              <table:table-cell office:value-type="float" office:value="26406">
                <text:p>26406</text:p>
              </table:table-cell>
              <table:table-cell office:value-type="float" office:value="1647057">
                <text:p>1647057</text:p>
              </table:table-cell>
              <table:table-cell office:value-type="float" office:value="284615">
                <text:p>284615</text:p>
              </table:table-cell>
            </table:table-row>
            <table:table-row>
              <table:table-cell office:value-type="string">
                <text:p>InvQuant</text:p>
              </table:table-cell>
              <table:table-cell office:value-type="float" office:value="345628057">
                <text:p>345628057</text:p>
              </table:table-cell>
              <table:table-cell office:value-type="float" office:value="130963311">
                <text:p>130963311</text:p>
              </table:table-cell>
              <table:table-cell office:value-type="float" office:value="19122565">
                <text:p>19122565</text:p>
              </table:table-cell>
              <table:table-cell office:value-type="float" office:value="1023694">
                <text:p>1023694</text:p>
              </table:table-cell>
              <table:table-cell office:value-type="float" office:value="1640788">
                <text:p>1640788</text:p>
              </table:table-cell>
              <table:table-cell office:value-type="float" office:value="1926787">
                <text:p>1926787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Quant</text:p>
              </table:table-cell>
              <table:table-cell office:value-type="float" office:value="10661605361">
                <text:p>10661605361</text:p>
              </table:table-cell>
              <table:table-cell office:value-type="float" office:value="4018481441">
                <text:p>4018481441</text:p>
              </table:table-cell>
              <table:table-cell office:value-type="float" office:value="2389958794">
                <text:p>2389958794</text:p>
              </table:table-cell>
              <table:table-cell office:value-type="float" office:value="25501436">
                <text:p>25501436</text:p>
              </table:table-cell>
              <table:table-cell office:value-type="float" office:value="207450392">
                <text:p>207450392</text:p>
              </table:table-cell>
              <table:table-cell office:value-type="float" office:value="237616710">
                <text:p>237616710</text:p>
              </table:table-cell>
              <table:table-cell office:value-type="float" office:value="26450">
                <text:p>26450</text:p>
              </table:table-cell>
              <table:table-cell office:value-type="float" office:value="18772">
                <text:p>18772</text:p>
              </table:table-cell>
              <table:table-cell office:value-type="float" office:value="284642">
                <text:p>284642</text:p>
              </table:table-cell>
            </table:table-row>
            <table:table-row>
              <table:table-cell office:value-type="string">
                <text:p>InvTransf</text:p>
              </table:table-cell>
              <table:table-cell office:value-type="float" office:value="1240978944">
                <text:p>1240978944</text:p>
              </table:table-cell>
              <table:table-cell office:value-type="float" office:value="656401532">
                <text:p>656401532</text:p>
              </table:table-cell>
              <table:table-cell office:value-type="float" office:value="116610158">
                <text:p>116610158</text:p>
              </table:table-cell>
              <table:table-cell office:value-type="float" office:value="2980351">
                <text:p>2980351</text:p>
              </table:table-cell>
              <table:table-cell office:value-type="float" office:value="12263466">
                <text:p>12263466</text:p>
              </table:table-cell>
              <table:table-cell office:value-type="float" office:value="7289102">
                <text:p>7289102</text:p>
              </table:table-cell>
              <table:table-cell office:value-type="float" office:value="8206">
                <text:p>8206</text:p>
              </table:table-cell>
              <table:table-cell office:value-type="float" office:value="4321">
                <text:p>4321</text:p>
              </table:table-cell>
              <table:table-cell office:value-type="float" office:value="54256">
                <text:p>54256</text:p>
              </table:table-cell>
            </table:table-row>
            <table:table-row>
              <table:table-cell office:value-type="string">
                <text:p>Transf</text:p>
              </table:table-cell>
              <table:table-cell office:value-type="float" office:value="7413415170">
                <text:p>7413415170</text:p>
              </table:table-cell>
              <table:table-cell office:value-type="float" office:value="3189974711">
                <text:p>3189974711</text:p>
              </table:table-cell>
              <table:table-cell office:value-type="float" office:value="1357936079">
                <text:p>1357936079</text:p>
              </table:table-cell>
              <table:table-cell office:value-type="float" office:value="47059252">
                <text:p>47059252</text:p>
              </table:table-cell>
              <table:table-cell office:value-type="float" office:value="181387339">
                <text:p>181387339</text:p>
              </table:table-cell>
              <table:table-cell office:value-type="float" office:value="83839813">
                <text:p>83839813</text:p>
              </table:table-cell>
              <table:table-cell office:value-type="float" office:value="65912">
                <text:p>65912</text:p>
              </table:table-cell>
              <table:table-cell office:value-type="float" office:value="14712">
                <text:p>14712</text:p>
              </table:table-cell>
              <table:table-cell office:value-type="float" office:value="988577">
                <text:p>988577</text:p>
              </table:table-cell>
            </table:table-row>
            <table:table-row>
              <table:table-cell office:value-type="string">
                <text:p>Pre/Pos</text:p>
              </table:table-cell>
              <table:table-cell office:value-type="float" office:value="1839192372">
                <text:p>1839192372</text:p>
              </table:table-cell>
              <table:table-cell office:value-type="float" office:value="620218827">
                <text:p>620218827</text:p>
              </table:table-cell>
              <table:table-cell office:value-type="float" office:value="328311845">
                <text:p>328311845</text:p>
              </table:table-cell>
              <table:table-cell office:value-type="float" office:value="6526411">
                <text:p>6526411</text:p>
              </table:table-cell>
              <table:table-cell office:value-type="float" office:value="25648360">
                <text:p>25648360</text:p>
              </table:table-cell>
              <table:table-cell office:value-type="float" office:value="11146090">
                <text:p>11146090</text:p>
              </table:table-cell>
              <table:table-cell office:value-type="float" office:value="39041">
                <text:p>39041</text:p>
              </table:table-cell>
              <table:table-cell office:value-type="float" office:value="15958">
                <text:p>15958</text:p>
              </table:table-cell>
              <table:table-cell office:value-type="float" office:value="57095">
                <text:p>57095</text:p>
              </table:table-cell>
            </table:table-row>
            <table:table-row>
              <table:table-cell office:value-type="string">
                <text:p>Pred</text:p>
              </table:table-cell>
              <table:table-cell office:value-type="float" office:value="53740594565">
                <text:p>53740594565</text:p>
              </table:table-cell>
              <table:table-cell office:value-type="float" office:value="18413543095">
                <text:p>18413543095</text:p>
              </table:table-cell>
              <table:table-cell office:value-type="float" office:value="9451117820">
                <text:p>9451117820</text:p>
              </table:table-cell>
              <table:table-cell office:value-type="float" office:value="57147900">
                <text:p>57147900</text:p>
              </table:table-cell>
              <table:table-cell office:value-type="float" office:value="365680608">
                <text:p>365680608</text:p>
              </table:table-cell>
              <table:table-cell office:value-type="float" office:value="91006526">
                <text:p>91006526</text:p>
              </table:table-cell>
              <table:table-cell office:value-type="float" office:value="253630">
                <text:p>253630</text:p>
              </table:table-cell>
              <table:table-cell office:value-type="float" office:value="1142690">
                <text:p>1142690</text:p>
              </table:table-cell>
              <table:table-cell office:value-type="float" office:value="512911">
                <text:p>512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